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84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Gazebo measurements and idyntree</text:p>
          </table:table-cell>
          <table:covered-table-cell table:number-columns-repeated="2"/>
          <table:covered-table-cell table:number-columns-repeated="2" table:style-name="ce2"/>
          <table:table-cell table:style-name="ce2"/>
          <table:table-cell table:style-name="ce1" table:number-columns-repeated="3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AD</text:p>
          </table:table-cell>
          <table:table-cell table:style-name="ce2" office:value-type="string" calcext:value-type="string">
            <text:p>direct standard params, apriori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by identifying base params first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using a priori, standard with base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, WLS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directly, weighted with essential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# 0: mass of link Waist <text:s text:c="16"/></text:p>
          </table:table-cell>
          <table:table-cell table:number-columns-repeated="2" office:value-type="float" office:value="11.0461" calcext:value-type="float">
            <text:p>11.0461</text:p>
          </table:table-cell>
          <table:table-cell table:formula="of:=[.B4]-[.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-[.E4]" office:value-type="float" office:value="11.0461" calcext:value-type="float">
            <text:p>11.0461</text:p>
          </table:table-cell>
          <table:table-cell office:value-type="float" office:value="11.0461" calcext:value-type="float">
            <text:p>11.0461</text:p>
          </table:table-cell>
          <table:table-cell table:formula="of:=[.B4]-[.G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I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K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: x component of center of mass of link Waist</text:p>
          </table:table-cell>
          <table:table-cell table:number-columns-repeated="2" office:value-type="float" office:value="-0.02281339" calcext:value-type="float">
            <text:p>-0.02281339</text:p>
          </table:table-cell>
          <table:table-cell table:formula="of:=[.B5]-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]-[.E5]" office:value-type="float" office:value="-0.02281339" calcext:value-type="float">
            <text:p>-0.02281339</text:p>
          </table:table-cell>
          <table:table-cell office:value-type="float" office:value="-0.02281339" calcext:value-type="float">
            <text:p>-0.02281339</text:p>
          </table:table-cell>
          <table:table-cell table:formula="of:=[.B5]-[.G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I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K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: y component of center of mass of link Waist</text:p>
          </table:table-cell>
          <table:table-cell table:number-columns-repeated="2" office:value-type="float" office:value="-0.00073935" calcext:value-type="float">
            <text:p>-0.00073935</text:p>
          </table:table-cell>
          <table:table-cell table:formula="of:=[.B6]-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]-[.E6]" office:value-type="float" office:value="-0.00073935" calcext:value-type="float">
            <text:p>-0.00073935</text:p>
          </table:table-cell>
          <table:table-cell office:value-type="float" office:value="-0.00073935" calcext:value-type="float">
            <text:p>-0.00073935</text:p>
          </table:table-cell>
          <table:table-cell table:formula="of:=[.B6]-[.G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I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K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: z component of center of mass of link Waist</text:p>
          </table:table-cell>
          <table:table-cell table:number-columns-repeated="2" office:value-type="float" office:value="0.03042286" calcext:value-type="float">
            <text:p>0.03042286</text:p>
          </table:table-cell>
          <table:table-cell table:formula="of:=[.B7]-[.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7]-[.E7]" office:value-type="float" office:value="0.03042286" calcext:value-type="float">
            <text:p>0.03042286</text:p>
          </table:table-cell>
          <table:table-cell office:value-type="float" office:value="0.03042286" calcext:value-type="float">
            <text:p>0.03042286</text:p>
          </table:table-cell>
          <table:table-cell table:formula="of:=[.B7]-[.G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I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K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: xx component of inertia matrix of link Waist</text:p>
          </table:table-cell>
          <table:table-cell table:number-columns-repeated="2" office:value-type="float" office:value="0.09620824" calcext:value-type="float">
            <text:p>0.09620824</text:p>
          </table:table-cell>
          <table:table-cell table:formula="of:=[.B8]-[.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-[.E8]" office:value-type="float" office:value="0.09620824" calcext:value-type="float">
            <text:p>0.09620824</text:p>
          </table:table-cell>
          <table:table-cell office:value-type="float" office:value="0.09620824" calcext:value-type="float">
            <text:p>0.09620824</text:p>
          </table:table-cell>
          <table:table-cell table:formula="of:=[.B8]-[.G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I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K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: xy component of inertia matrix of link Waist</text:p>
          </table:table-cell>
          <table:table-cell table:number-columns-repeated="2" office:value-type="float" office:value="0.00014081" calcext:value-type="float">
            <text:p>0.00014081</text:p>
          </table:table-cell>
          <table:table-cell table:formula="of:=[.B9]-[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-[.E9]" office:value-type="float" office:value="0.00014081" calcext:value-type="float">
            <text:p>0.00014081</text:p>
          </table:table-cell>
          <table:table-cell office:value-type="float" office:value="0.00014081" calcext:value-type="float">
            <text:p>0.00014081</text:p>
          </table:table-cell>
          <table:table-cell table:formula="of:=[.B9]-[.G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I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K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: xz component of inertia matrix of link Waist</text:p>
          </table:table-cell>
          <table:table-cell table:number-columns-repeated="2" office:value-type="float" office:value="0.00312577" calcext:value-type="float">
            <text:p>0.00312577</text:p>
          </table:table-cell>
          <table:table-cell table:formula="of:=[.B10]-[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-[.E10]" office:value-type="float" office:value="0.00312577" calcext:value-type="float">
            <text:p>0.00312577</text:p>
          </table:table-cell>
          <table:table-cell office:value-type="float" office:value="0.00312577" calcext:value-type="float">
            <text:p>0.00312577</text:p>
          </table:table-cell>
          <table:table-cell table:formula="of:=[.B10]-[.G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I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K1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: yy component of inertia matrix of link Waist</text:p>
          </table:table-cell>
          <table:table-cell table:number-columns-repeated="2" office:value-type="float" office:value="0.09851132" calcext:value-type="float">
            <text:p>0.09851132</text:p>
          </table:table-cell>
          <table:table-cell table:formula="of:=[.B11]-[.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1]-[.E11]" office:value-type="float" office:value="0.09851132" calcext:value-type="float">
            <text:p>0.09851132</text:p>
          </table:table-cell>
          <table:table-cell office:value-type="float" office:value="0.09851132" calcext:value-type="float">
            <text:p>0.09851132</text:p>
          </table:table-cell>
          <table:table-cell table:formula="of:=[.B11]-[.G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I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K1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: yz component of inertia matrix of link Waist</text:p>
          </table:table-cell>
          <table:table-cell table:number-columns-repeated="2" office:value-type="float" office:value="0.00013938" calcext:value-type="float">
            <text:p>0.00013938</text:p>
          </table:table-cell>
          <table:table-cell table:formula="of:=[.B12]-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-[.E12]" office:value-type="float" office:value="0.00013938" calcext:value-type="float">
            <text:p>0.00013938</text:p>
          </table:table-cell>
          <table:table-cell office:value-type="float" office:value="0.00013938" calcext:value-type="float">
            <text:p>0.00013938</text:p>
          </table:table-cell>
          <table:table-cell table:formula="of:=[.B12]-[.G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I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K1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9: zz component of inertia matrix of link Waist</text:p>
          </table:table-cell>
          <table:table-cell table:number-columns-repeated="2" office:value-type="float" office:value="0.08654151" calcext:value-type="float">
            <text:p>0.08654151</text:p>
          </table:table-cell>
          <table:table-cell table:formula="of:=[.B13]-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3]-[.E13]" office:value-type="float" office:value="0.08654151" calcext:value-type="float">
            <text:p>0.08654151</text:p>
          </table:table-cell>
          <table:table-cell office:value-type="float" office:value="0.08654151" calcext:value-type="float">
            <text:p>0.08654151</text:p>
          </table:table-cell>
          <table:table-cell table:formula="of:=[.B13]-[.G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I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K1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0: mass of link LShp <text:s text:c="16"/></text:p>
          </table:table-cell>
          <table:table-cell table:number-columns-repeated="2" office:value-type="float" office:value="1.81746" calcext:value-type="float">
            <text:p>1.81746</text:p>
          </table:table-cell>
          <table:table-cell table:formula="of:=[.B14]-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4]-[.E14]" office:value-type="float" office:value="1.81746" calcext:value-type="float">
            <text:p>1.81746</text:p>
          </table:table-cell>
          <table:table-cell office:value-type="float" office:value="1.81746" calcext:value-type="float">
            <text:p>1.81746</text:p>
          </table:table-cell>
          <table:table-cell table:formula="of:=[.B14]-[.G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I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K1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1: x component of center of mass of link LShp</text:p>
          </table:table-cell>
          <table:table-cell office:value-type="float" office:value="-0.00543348" calcext:value-type="float">
            <text:p>-0.00543348</text:p>
          </table:table-cell>
          <table:table-cell office:value-type="float" office:value="-0.75840449" calcext:value-type="float">
            <text:p>-0.75840449</text:p>
          </table:table-cell>
          <table:table-cell table:formula="of:=[.B15]-[.C15]" office:value-type="float" office:value="0.75297101" calcext:value-type="float">
            <text:p>0.75297101</text:p>
          </table:table-cell>
          <table:table-cell office:value-type="float" office:value="0" calcext:value-type="float">
            <text:p>0</text:p>
          </table:table-cell>
          <table:table-cell table:formula="of:=[.B15]-[.E15]" office:value-type="float" office:value="-0.00543348" calcext:value-type="float">
            <text:p>-0.00543348</text:p>
          </table:table-cell>
          <table:table-cell office:value-type="float" office:value="-0.75864619" calcext:value-type="float">
            <text:p>-0.75864619</text:p>
          </table:table-cell>
          <table:table-cell table:formula="of:=[.B15]-[.G15]" office:value-type="float" office:value="0.75321271" calcext:value-type="float">
            <text:p>0.75321271</text:p>
          </table:table-cell>
          <table:table-cell office:value-type="float" office:value="-0.24317225" calcext:value-type="float">
            <text:p>-0.24317225</text:p>
          </table:table-cell>
          <table:table-cell table:formula="of:=[.B15]-[.I15]" office:value-type="float" office:value="0.23773877" calcext:value-type="float">
            <text:p>0.23773877</text:p>
          </table:table-cell>
          <table:table-cell office:value-type="float" office:value="-0.00543348" calcext:value-type="float">
            <text:p>-0.00543348</text:p>
          </table:table-cell>
          <table:table-cell table:formula="of:=[.B15]-[.K1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2: y component of center of mass of link LShp</text:p>
          </table:table-cell>
          <table:table-cell office:value-type="float" office:value="0.04480011" calcext:value-type="float">
            <text:p>0.04480011</text:p>
          </table:table-cell>
          <table:table-cell office:value-type="float" office:value="-3.7797553" calcext:value-type="float">
            <text:p>-3.7797553</text:p>
          </table:table-cell>
          <table:table-cell table:formula="of:=[.B16]-[.C16]" office:value-type="float" office:value="3.82455541" calcext:value-type="float">
            <text:p>3.82455541</text:p>
          </table:table-cell>
          <table:table-cell office:value-type="float" office:value="0" calcext:value-type="float">
            <text:p>0</text:p>
          </table:table-cell>
          <table:table-cell table:formula="of:=[.B16]-[.E16]" office:value-type="float" office:value="0.04480011" calcext:value-type="float">
            <text:p>0.04480011</text:p>
          </table:table-cell>
          <table:table-cell office:value-type="float" office:value="-3.7807502" calcext:value-type="float">
            <text:p>-3.7807502</text:p>
          </table:table-cell>
          <table:table-cell table:formula="of:=[.B16]-[.G16]" office:value-type="float" office:value="3.82555031" calcext:value-type="float">
            <text:p>3.82555031</text:p>
          </table:table-cell>
          <table:table-cell office:value-type="float" office:value="-1.17810232" calcext:value-type="float">
            <text:p>-1.17810232</text:p>
          </table:table-cell>
          <table:table-cell table:formula="of:=[.B16]-[.I16]" office:value-type="float" office:value="1.22290243" calcext:value-type="float">
            <text:p>1.22290243</text:p>
          </table:table-cell>
          <table:table-cell office:value-type="float" office:value="0.04480011" calcext:value-type="float">
            <text:p>0.04480011</text:p>
          </table:table-cell>
          <table:table-cell table:formula="of:=[.B16]-[.K1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3: z component of center of mass of link LShp</text:p>
          </table:table-cell>
          <table:table-cell office:value-type="float" office:value="0.01581058" calcext:value-type="float">
            <text:p>0.01581058</text:p>
          </table:table-cell>
          <table:table-cell office:value-type="float" office:value="4.2634158" calcext:value-type="float">
            <text:p>4.2634158</text:p>
          </table:table-cell>
          <table:table-cell table:formula="of:=[.B17]-[.C17]" office:value-type="float" office:value="-4.24760522" calcext:value-type="float">
            <text:p>-4.24760522</text:p>
          </table:table-cell>
          <table:table-cell office:value-type="float" office:value="0" calcext:value-type="float">
            <text:p>0</text:p>
          </table:table-cell>
          <table:table-cell table:formula="of:=[.B17]-[.E17]" office:value-type="float" office:value="0.01581058" calcext:value-type="float">
            <text:p>0.01581058</text:p>
          </table:table-cell>
          <table:table-cell office:value-type="float" office:value="4.26451277" calcext:value-type="float">
            <text:p>4.26451277</text:p>
          </table:table-cell>
          <table:table-cell table:formula="of:=[.B17]-[.G17]" office:value-type="float" office:value="-4.24870219" calcext:value-type="float">
            <text:p>-4.24870219</text:p>
          </table:table-cell>
          <table:table-cell office:value-type="float" office:value="1.3739794" calcext:value-type="float">
            <text:p>1.3739794</text:p>
          </table:table-cell>
          <table:table-cell table:formula="of:=[.B17]-[.I17]" office:value-type="float" office:value="-1.35816882" calcext:value-type="float">
            <text:p>-1.35816882</text:p>
          </table:table-cell>
          <table:table-cell office:value-type="float" office:value="1.78912346" calcext:value-type="float">
            <text:p>1.78912346</text:p>
          </table:table-cell>
          <table:table-cell table:formula="of:=[.B17]-[.K17]" office:value-type="float" office:value="-1.77331288" calcext:value-type="float">
            <text:p>-1.773312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4: xx component of inertia matrix of link LShp</text:p>
          </table:table-cell>
          <table:table-cell office:value-type="float" office:value="0.00571054" calcext:value-type="float">
            <text:p>0.00571054</text:p>
          </table:table-cell>
          <table:table-cell office:value-type="float" office:value="-58.99087196" calcext:value-type="float">
            <text:p>-58.99087196</text:p>
          </table:table-cell>
          <table:table-cell table:formula="of:=[.B18]-[.C18]" office:value-type="float" office:value="58.9965825" calcext:value-type="float">
            <text:p>58.9965825</text:p>
          </table:table-cell>
          <table:table-cell office:value-type="float" office:value="0" calcext:value-type="float">
            <text:p>0</text:p>
          </table:table-cell>
          <table:table-cell table:formula="of:=[.B18]-[.E18]" office:value-type="float" office:value="0.00571054" calcext:value-type="float">
            <text:p>0.00571054</text:p>
          </table:table-cell>
          <table:table-cell office:value-type="float" office:value="-59.02154493" calcext:value-type="float">
            <text:p>-59.02154493</text:p>
          </table:table-cell>
          <table:table-cell table:formula="of:=[.B18]-[.G18]" office:value-type="float" office:value="59.02725547" calcext:value-type="float">
            <text:p>59.02725547</text:p>
          </table:table-cell>
          <table:table-cell office:value-type="float" office:value="-5.94372195" calcext:value-type="float">
            <text:p>-5.94372195</text:p>
          </table:table-cell>
          <table:table-cell table:formula="of:=[.B18]-[.I18]" office:value-type="float" office:value="5.94943249" calcext:value-type="float">
            <text:p>5.94943249</text:p>
          </table:table-cell>
          <table:table-cell office:value-type="float" office:value="-5.81145689" calcext:value-type="float">
            <text:p>-5.81145689</text:p>
          </table:table-cell>
          <table:table-cell table:formula="of:=[.B18]-[.K18]" office:value-type="float" office:value="5.81716743" calcext:value-type="float">
            <text:p>5.817167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5: xy component of inertia matrix of link LShp</text:p>
          </table:table-cell>
          <table:table-cell office:value-type="float" office:value="-0.00041083" calcext:value-type="float">
            <text:p>-0.00041083</text:p>
          </table:table-cell>
          <table:table-cell office:value-type="float" office:value="5.20993225" calcext:value-type="float">
            <text:p>5.20993225</text:p>
          </table:table-cell>
          <table:table-cell table:formula="of:=[.B19]-[.C19]" office:value-type="float" office:value="-5.21034308" calcext:value-type="float">
            <text:p>-5.21034308</text:p>
          </table:table-cell>
          <table:table-cell office:value-type="float" office:value="-0" calcext:value-type="float">
            <text:p>0</text:p>
          </table:table-cell>
          <table:table-cell table:formula="of:=[.B19]-[.E19]" office:value-type="float" office:value="-0.00041083" calcext:value-type="float">
            <text:p>-0.00041083</text:p>
          </table:table-cell>
          <table:table-cell office:value-type="float" office:value="5.21296438" calcext:value-type="float">
            <text:p>5.21296438</text:p>
          </table:table-cell>
          <table:table-cell table:formula="of:=[.B19]-[.G19]" office:value-type="float" office:value="-5.21337521" calcext:value-type="float">
            <text:p>-5.21337521</text:p>
          </table:table-cell>
          <table:table-cell office:value-type="float" office:value="0.52070077" calcext:value-type="float">
            <text:p>0.52070077</text:p>
          </table:table-cell>
          <table:table-cell table:formula="of:=[.B19]-[.I19]" office:value-type="float" office:value="-0.5211116" calcext:value-type="float">
            <text:p>-0.5211116</text:p>
          </table:table-cell>
          <table:table-cell office:value-type="float" office:value="-0.00041083" calcext:value-type="float">
            <text:p>-0.00041083</text:p>
          </table:table-cell>
          <table:table-cell table:formula="of:=[.B19]-[.K1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6: xz component of inertia matrix of link LShp</text:p>
          </table:table-cell>
          <table:table-cell office:value-type="float" office:value="-0.0000513" calcext:value-type="float">
            <text:p>-0.0000513</text:p>
          </table:table-cell>
          <table:table-cell office:value-type="float" office:value="-5.87645889" calcext:value-type="float">
            <text:p>-5.87645889</text:p>
          </table:table-cell>
          <table:table-cell table:formula="of:=[.B20]-[.C20]" office:value-type="float" office:value="5.87640759" calcext:value-type="float">
            <text:p>5.87640759</text:p>
          </table:table-cell>
          <table:table-cell office:value-type="float" office:value="-0" calcext:value-type="float">
            <text:p>0</text:p>
          </table:table-cell>
          <table:table-cell table:formula="of:=[.B20]-[.E20]" office:value-type="float" office:value="-0.0000513" calcext:value-type="float">
            <text:p>-0.0000513</text:p>
          </table:table-cell>
          <table:table-cell office:value-type="float" office:value="-5.87984422" calcext:value-type="float">
            <text:p>-5.87984422</text:p>
          </table:table-cell>
          <table:table-cell table:formula="of:=[.B20]-[.G20]" office:value-type="float" office:value="5.87979292" calcext:value-type="float">
            <text:p>5.87979292</text:p>
          </table:table-cell>
          <table:table-cell office:value-type="float" office:value="-0.60713338" calcext:value-type="float">
            <text:p>-0.60713338</text:p>
          </table:table-cell>
          <table:table-cell table:formula="of:=[.B20]-[.I20]" office:value-type="float" office:value="0.60708208" calcext:value-type="float">
            <text:p>0.60708208</text:p>
          </table:table-cell>
          <table:table-cell office:value-type="float" office:value="-0.01756299" calcext:value-type="float">
            <text:p>-0.01756299</text:p>
          </table:table-cell>
          <table:table-cell table:formula="of:=[.B20]-[.K20]" office:value-type="float" office:value="0.01751169" calcext:value-type="float">
            <text:p>0.017511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7: yy component of inertia matrix of link LShp</text:p>
          </table:table-cell>
          <table:table-cell office:value-type="float" office:value="0.01126913" calcext:value-type="float">
            <text:p>0.01126913</text:p>
          </table:table-cell>
          <table:table-cell office:value-type="float" office:value="-36.86614322" calcext:value-type="float">
            <text:p>-36.86614322</text:p>
          </table:table-cell>
          <table:table-cell table:formula="of:=[.B21]-[.C21]" office:value-type="float" office:value="36.87741235" calcext:value-type="float">
            <text:p>36.87741235</text:p>
          </table:table-cell>
          <table:table-cell office:value-type="float" office:value="-2.75474037" calcext:value-type="float">
            <text:p>-2.75474037</text:p>
          </table:table-cell>
          <table:table-cell table:formula="of:=[.B21]-[.E21]" office:value-type="float" office:value="2.7660095" calcext:value-type="float">
            <text:p>2.7660095</text:p>
          </table:table-cell>
          <table:table-cell office:value-type="float" office:value="-36.8736074" calcext:value-type="float">
            <text:p>-36.8736074</text:p>
          </table:table-cell>
          <table:table-cell table:formula="of:=[.B21]-[.G21]" office:value-type="float" office:value="36.88487653" calcext:value-type="float">
            <text:p>36.88487653</text:p>
          </table:table-cell>
          <table:table-cell office:value-type="float" office:value="-6.17426211" calcext:value-type="float">
            <text:p>-6.17426211</text:p>
          </table:table-cell>
          <table:table-cell table:formula="of:=[.B21]-[.I21]" office:value-type="float" office:value="6.18553124" calcext:value-type="float">
            <text:p>6.18553124</text:p>
          </table:table-cell>
          <table:table-cell office:value-type="float" office:value="-5.8058983" calcext:value-type="float">
            <text:p>-5.8058983</text:p>
          </table:table-cell>
          <table:table-cell table:formula="of:=[.B21]-[.K21]" office:value-type="float" office:value="5.81716743" calcext:value-type="float">
            <text:p>5.817167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8: yz component of inertia matrix of link LShp</text:p>
          </table:table-cell>
          <table:table-cell office:value-type="float" office:value="0.00003461" calcext:value-type="float">
            <text:p>0.00003461</text:p>
          </table:table-cell>
          <table:table-cell office:value-type="float" office:value="-34.3260674" calcext:value-type="float">
            <text:p>-34.3260674</text:p>
          </table:table-cell>
          <table:table-cell table:formula="of:=[.B22]-[.C22]" office:value-type="float" office:value="34.32610201" calcext:value-type="float">
            <text:p>34.32610201</text:p>
          </table:table-cell>
          <table:table-cell office:value-type="float" office:value="-4.96076433" calcext:value-type="float">
            <text:p>-4.96076433</text:p>
          </table:table-cell>
          <table:table-cell table:formula="of:=[.B22]-[.E22]" office:value-type="float" office:value="4.96079894" calcext:value-type="float">
            <text:p>4.96079894</text:p>
          </table:table-cell>
          <table:table-cell office:value-type="float" office:value="-34.32294782" calcext:value-type="float">
            <text:p>-34.32294782</text:p>
          </table:table-cell>
          <table:table-cell table:formula="of:=[.B22]-[.G22]" office:value-type="float" office:value="34.32298243" calcext:value-type="float">
            <text:p>34.32298243</text:p>
          </table:table-cell>
          <table:table-cell office:value-type="float" office:value="-7.71085166" calcext:value-type="float">
            <text:p>-7.71085166</text:p>
          </table:table-cell>
          <table:table-cell table:formula="of:=[.B22]-[.I22]" office:value-type="float" office:value="7.71088627" calcext:value-type="float">
            <text:p>7.71088627</text:p>
          </table:table-cell>
          <table:table-cell office:value-type="float" office:value="0.144422" calcext:value-type="float">
            <text:p>0.144422</text:p>
          </table:table-cell>
          <table:table-cell table:formula="of:=[.B22]-[.K22]" office:value-type="float" office:value="-0.14438739" calcext:value-type="float">
            <text:p>-0.144387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9: zz component of inertia matrix of link LShp</text:p>
          </table:table-cell>
          <table:table-cell office:value-type="float" office:value="0.01371201" calcext:value-type="float">
            <text:p>0.01371201</text:p>
          </table:table-cell>
          <table:table-cell office:value-type="float" office:value="-29.26087281" calcext:value-type="float">
            <text:p>-29.26087281</text:p>
          </table:table-cell>
          <table:table-cell table:formula="of:=[.B23]-[.C23]" office:value-type="float" office:value="29.27458482" calcext:value-type="float">
            <text:p>29.27458482</text:p>
          </table:table-cell>
          <table:table-cell office:value-type="float" office:value="-2.23334545" calcext:value-type="float">
            <text:p>-2.23334545</text:p>
          </table:table-cell>
          <table:table-cell table:formula="of:=[.B23]-[.E23]" office:value-type="float" office:value="2.24705746" calcext:value-type="float">
            <text:p>2.24705746</text:p>
          </table:table-cell>
          <table:table-cell office:value-type="float" office:value="-29.26693962" calcext:value-type="float">
            <text:p>-29.26693962</text:p>
          </table:table-cell>
          <table:table-cell table:formula="of:=[.B23]-[.G23]" office:value-type="float" office:value="29.28065163" calcext:value-type="float">
            <text:p>29.28065163</text:p>
          </table:table-cell>
          <table:table-cell office:value-type="float" office:value="-4.75898342" calcext:value-type="float">
            <text:p>-4.75898342</text:p>
          </table:table-cell>
          <table:table-cell table:formula="of:=[.B23]-[.I23]" office:value-type="float" office:value="4.77269543" calcext:value-type="float">
            <text:p>4.77269543</text:p>
          </table:table-cell>
          <table:table-cell office:value-type="float" office:value="0.01371201" calcext:value-type="float">
            <text:p>0.01371201</text:p>
          </table:table-cell>
          <table:table-cell table:formula="of:=[.B23]-[.K2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0: mass of link LShr <text:s text:c="16"/></text:p>
          </table:table-cell>
          <table:table-cell office:value-type="float" office:value="5.00486" calcext:value-type="float">
            <text:p>5.00486</text:p>
          </table:table-cell>
          <table:table-cell office:value-type="float" office:value="4.44006453" calcext:value-type="float">
            <text:p>4.44006453</text:p>
          </table:table-cell>
          <table:table-cell table:formula="of:=[.B24]-[.C24]" office:value-type="float" office:value="0.56479547" calcext:value-type="float">
            <text:p>0.56479547</text:p>
          </table:table-cell>
          <table:table-cell office:value-type="float" office:value="-0.53230268" calcext:value-type="float">
            <text:p>-0.53230268</text:p>
          </table:table-cell>
          <table:table-cell table:formula="of:=[.B24]-[.E24]" office:value-type="float" office:value="5.53716268" calcext:value-type="float">
            <text:p>5.53716268</text:p>
          </table:table-cell>
          <table:table-cell office:value-type="float" office:value="4.43997414" calcext:value-type="float">
            <text:p>4.43997414</text:p>
          </table:table-cell>
          <table:table-cell table:formula="of:=[.B24]-[.G24]" office:value-type="float" office:value="0.56488586" calcext:value-type="float">
            <text:p>0.56488586</text:p>
          </table:table-cell>
          <table:table-cell office:value-type="float" office:value="4.81534987" calcext:value-type="float">
            <text:p>4.81534987</text:p>
          </table:table-cell>
          <table:table-cell table:formula="of:=[.B24]-[.I24]" office:value-type="float" office:value="0.18951013" calcext:value-type="float">
            <text:p>0.18951013</text:p>
          </table:table-cell>
          <table:table-cell office:value-type="float" office:value="5.00486" calcext:value-type="float">
            <text:p>5.00486</text:p>
          </table:table-cell>
          <table:table-cell table:formula="of:=[.B24]-[.K2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1: x component of center of mass of link LShr</text:p>
          </table:table-cell>
          <table:table-cell office:value-type="float" office:value="0.00729315" calcext:value-type="float">
            <text:p>0.00729315</text:p>
          </table:table-cell>
          <table:table-cell office:value-type="float" office:value="-0.29999418" calcext:value-type="float">
            <text:p>-0.29999418</text:p>
          </table:table-cell>
          <table:table-cell table:formula="of:=[.B25]-[.C25]" office:value-type="float" office:value="0.30728733" calcext:value-type="float">
            <text:p>0.30728733</text:p>
          </table:table-cell>
          <table:table-cell office:value-type="float" office:value="2.54671072" calcext:value-type="float">
            <text:p>2.54671072</text:p>
          </table:table-cell>
          <table:table-cell table:formula="of:=[.B25]-[.E25]" office:value-type="float" office:value="-2.53941757" calcext:value-type="float">
            <text:p>-2.53941757</text:p>
          </table:table-cell>
          <table:table-cell office:value-type="float" office:value="-0.30009922" calcext:value-type="float">
            <text:p>-0.30009922</text:p>
          </table:table-cell>
          <table:table-cell table:formula="of:=[.B25]-[.G25]" office:value-type="float" office:value="0.30739237" calcext:value-type="float">
            <text:p>0.30739237</text:p>
          </table:table-cell>
          <table:table-cell office:value-type="float" office:value="-0.08214969" calcext:value-type="float">
            <text:p>-0.08214969</text:p>
          </table:table-cell>
          <table:table-cell table:formula="of:=[.B25]-[.I25]" office:value-type="float" office:value="0.08944284" calcext:value-type="float">
            <text:p>0.08944284</text:p>
          </table:table-cell>
          <table:table-cell office:value-type="float" office:value="-0.25119453" calcext:value-type="float">
            <text:p>-0.25119453</text:p>
          </table:table-cell>
          <table:table-cell table:formula="of:=[.B25]-[.K25]" office:value-type="float" office:value="0.25848768" calcext:value-type="float">
            <text:p>0.258487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2: y component of center of mass of link LShr</text:p>
          </table:table-cell>
          <table:table-cell office:value-type="float" office:value="-0.00002698" calcext:value-type="float">
            <text:p>-0.00002698</text:p>
          </table:table-cell>
          <table:table-cell office:value-type="float" office:value="-0.16189742" calcext:value-type="float">
            <text:p>-0.16189742</text:p>
          </table:table-cell>
          <table:table-cell table:formula="of:=[.B26]-[.C26]" office:value-type="float" office:value="0.16187044" calcext:value-type="float">
            <text:p>0.16187044</text:p>
          </table:table-cell>
          <table:table-cell office:value-type="float" office:value="1.39654827" calcext:value-type="float">
            <text:p>1.39654827</text:p>
          </table:table-cell>
          <table:table-cell table:formula="of:=[.B26]-[.E26]" office:value-type="float" office:value="-1.39657525" calcext:value-type="float">
            <text:p>-1.39657525</text:p>
          </table:table-cell>
          <table:table-cell office:value-type="float" office:value="-0.16743077" calcext:value-type="float">
            <text:p>-0.16743077</text:p>
          </table:table-cell>
          <table:table-cell table:formula="of:=[.B26]-[.G26]" office:value-type="float" office:value="0.16740379" calcext:value-type="float">
            <text:p>0.16740379</text:p>
          </table:table-cell>
          <table:table-cell office:value-type="float" office:value="0.46940894" calcext:value-type="float">
            <text:p>0.46940894</text:p>
          </table:table-cell>
          <table:table-cell table:formula="of:=[.B26]-[.I26]" office:value-type="float" office:value="-0.46943592" calcext:value-type="float">
            <text:p>-0.46943592</text:p>
          </table:table-cell>
          <table:table-cell office:value-type="float" office:value="0.06504017" calcext:value-type="float">
            <text:p>0.06504017</text:p>
          </table:table-cell>
          <table:table-cell table:formula="of:=[.B26]-[.K26]" office:value-type="float" office:value="-0.06506715" calcext:value-type="float">
            <text:p>-0.065067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3: z component of center of mass of link LShr</text:p>
          </table:table-cell>
          <table:table-cell office:value-type="float" office:value="-0.07529701" calcext:value-type="float">
            <text:p>-0.07529701</text:p>
          </table:table-cell>
          <table:table-cell office:value-type="float" office:value="-0.2058582" calcext:value-type="float">
            <text:p>-0.2058582</text:p>
          </table:table-cell>
          <table:table-cell table:formula="of:=[.B27]-[.C27]" office:value-type="float" office:value="0.13056119" calcext:value-type="float">
            <text:p>0.13056119</text:p>
          </table:table-cell>
          <table:table-cell office:value-type="float" office:value="3.31477721" calcext:value-type="float">
            <text:p>3.31477721</text:p>
          </table:table-cell>
          <table:table-cell table:formula="of:=[.B27]-[.E27]" office:value-type="float" office:value="-3.39007422" calcext:value-type="float">
            <text:p>-3.39007422</text:p>
          </table:table-cell>
          <table:table-cell office:value-type="float" office:value="-0.20518312" calcext:value-type="float">
            <text:p>-0.20518312</text:p>
          </table:table-cell>
          <table:table-cell table:formula="of:=[.B27]-[.G27]" office:value-type="float" office:value="0.12988611" calcext:value-type="float">
            <text:p>0.12988611</text:p>
          </table:table-cell>
          <table:table-cell office:value-type="float" office:value="-0.42328796" calcext:value-type="float">
            <text:p>-0.42328796</text:p>
          </table:table-cell>
          <table:table-cell table:formula="of:=[.B27]-[.I27]" office:value-type="float" office:value="0.34799095" calcext:value-type="float">
            <text:p>0.34799095</text:p>
          </table:table-cell>
          <table:table-cell office:value-type="float" office:value="0.17730111" calcext:value-type="float">
            <text:p>0.17730111</text:p>
          </table:table-cell>
          <table:table-cell table:formula="of:=[.B27]-[.K27]" office:value-type="float" office:value="-0.25259812" calcext:value-type="float">
            <text:p>-0.252598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4: xx component of inertia matrix of link LShr</text:p>
          </table:table-cell>
          <table:table-cell office:value-type="float" office:value="0.01644344" calcext:value-type="float">
            <text:p>0.01644344</text:p>
          </table:table-cell>
          <table:table-cell office:value-type="float" office:value="-3.00464459" calcext:value-type="float">
            <text:p>-3.00464459</text:p>
          </table:table-cell>
          <table:table-cell table:formula="of:=[.B28]-[.C28]" office:value-type="float" office:value="3.02108803" calcext:value-type="float">
            <text:p>3.02108803</text:p>
          </table:table-cell>
          <table:table-cell office:value-type="float" office:value="4.2827486" calcext:value-type="float">
            <text:p>4.2827486</text:p>
          </table:table-cell>
          <table:table-cell table:formula="of:=[.B28]-[.E28]" office:value-type="float" office:value="-4.26630516" calcext:value-type="float">
            <text:p>-4.26630516</text:p>
          </table:table-cell>
          <table:table-cell office:value-type="float" office:value="-3.00551664" calcext:value-type="float">
            <text:p>-3.00551664</text:p>
          </table:table-cell>
          <table:table-cell table:formula="of:=[.B28]-[.G28]" office:value-type="float" office:value="3.02196008" calcext:value-type="float">
            <text:p>3.02196008</text:p>
          </table:table-cell>
          <table:table-cell office:value-type="float" office:value="-2.69490277" calcext:value-type="float">
            <text:p>-2.69490277</text:p>
          </table:table-cell>
          <table:table-cell table:formula="of:=[.B28]-[.I28]" office:value-type="float" office:value="2.71134621" calcext:value-type="float">
            <text:p>2.71134621</text:p>
          </table:table-cell>
          <table:table-cell office:value-type="float" office:value="-4.38064259" calcext:value-type="float">
            <text:p>-4.38064259</text:p>
          </table:table-cell>
          <table:table-cell table:formula="of:=[.B28]-[.K28]" office:value-type="float" office:value="4.39708603" calcext:value-type="float">
            <text:p>4.397086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5: xy component of inertia matrix of link LShr</text:p>
          </table:table-cell>
          <table:table-cell office:value-type="float" office:value="0.00001187" calcext:value-type="float">
            <text:p>0.00001187</text:p>
          </table:table-cell>
          <table:table-cell office:value-type="float" office:value="1.10804195" calcext:value-type="float">
            <text:p>1.10804195</text:p>
          </table:table-cell>
          <table:table-cell table:formula="of:=[.B29]-[.C29]" office:value-type="float" office:value="-1.10803008" calcext:value-type="float">
            <text:p>-1.10803008</text:p>
          </table:table-cell>
          <table:table-cell office:value-type="float" office:value="-0.99716489" calcext:value-type="float">
            <text:p>-0.99716489</text:p>
          </table:table-cell>
          <table:table-cell table:formula="of:=[.B29]-[.E29]" office:value-type="float" office:value="0.99717676" calcext:value-type="float">
            <text:p>0.99717676</text:p>
          </table:table-cell>
          <table:table-cell office:value-type="float" office:value="1.1191154" calcext:value-type="float">
            <text:p>1.1191154</text:p>
          </table:table-cell>
          <table:table-cell table:formula="of:=[.B29]-[.G29]" office:value-type="float" office:value="-1.11910353" calcext:value-type="float">
            <text:p>-1.11910353</text:p>
          </table:table-cell>
          <table:table-cell office:value-type="float" office:value="9.59000642" calcext:value-type="float">
            <text:p>9.59000642</text:p>
          </table:table-cell>
          <table:table-cell table:formula="of:=[.B29]-[.I29]" office:value-type="float" office:value="-9.58999455" calcext:value-type="float">
            <text:p>-9.58999455</text:p>
          </table:table-cell>
          <table:table-cell office:value-type="float" office:value="-0.08175522" calcext:value-type="float">
            <text:p>-0.08175522</text:p>
          </table:table-cell>
          <table:table-cell table:formula="of:=[.B29]-[.K29]" office:value-type="float" office:value="0.08176709" calcext:value-type="float">
            <text:p>0.081767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6: xz component of inertia matrix of link LShr</text:p>
          </table:table-cell>
          <table:table-cell office:value-type="float" office:value="-0.00010546" calcext:value-type="float">
            <text:p>-0.00010546</text:p>
          </table:table-cell>
          <table:table-cell office:value-type="float" office:value="0.87039761" calcext:value-type="float">
            <text:p>0.87039761</text:p>
          </table:table-cell>
          <table:table-cell table:formula="of:=[.B30]-[.C30]" office:value-type="float" office:value="-0.87050307" calcext:value-type="float">
            <text:p>-0.87050307</text:p>
          </table:table-cell>
          <table:table-cell office:value-type="float" office:value="-3.86638457" calcext:value-type="float">
            <text:p>-3.86638457</text:p>
          </table:table-cell>
          <table:table-cell table:formula="of:=[.B30]-[.E30]" office:value-type="float" office:value="3.86627911" calcext:value-type="float">
            <text:p>3.86627911</text:p>
          </table:table-cell>
          <table:table-cell office:value-type="float" office:value="0.90059088" calcext:value-type="float">
            <text:p>0.90059088</text:p>
          </table:table-cell>
          <table:table-cell table:formula="of:=[.B30]-[.G30]" office:value-type="float" office:value="-0.90069634" calcext:value-type="float">
            <text:p>-0.90069634</text:p>
          </table:table-cell>
          <table:table-cell office:value-type="float" office:value="4.12174224" calcext:value-type="float">
            <text:p>4.12174224</text:p>
          </table:table-cell>
          <table:table-cell table:formula="of:=[.B30]-[.I30]" office:value-type="float" office:value="-4.1218477" calcext:value-type="float">
            <text:p>-4.1218477</text:p>
          </table:table-cell>
          <table:table-cell office:value-type="float" office:value="2.52469184" calcext:value-type="float">
            <text:p>2.52469184</text:p>
          </table:table-cell>
          <table:table-cell table:formula="of:=[.B30]-[.K30]" office:value-type="float" office:value="-2.5247973" calcext:value-type="float">
            <text:p>-2.52479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7: yy component of inertia matrix of link LShr</text:p>
          </table:table-cell>
          <table:table-cell office:value-type="float" office:value="0.01804804" calcext:value-type="float">
            <text:p>0.01804804</text:p>
          </table:table-cell>
          <table:table-cell office:value-type="float" office:value="0.23685116" calcext:value-type="float">
            <text:p>0.23685116</text:p>
          </table:table-cell>
          <table:table-cell table:formula="of:=[.B31]-[.C31]" office:value-type="float" office:value="-0.21880312" calcext:value-type="float">
            <text:p>-0.21880312</text:p>
          </table:table-cell>
          <table:table-cell office:value-type="float" office:value="10.18522695" calcext:value-type="float">
            <text:p>10.18522695</text:p>
          </table:table-cell>
          <table:table-cell table:formula="of:=[.B31]-[.E31]" office:value-type="float" office:value="-10.16717891" calcext:value-type="float">
            <text:p>-10.16717891</text:p>
          </table:table-cell>
          <table:table-cell office:value-type="float" office:value="0.25068274" calcext:value-type="float">
            <text:p>0.25068274</text:p>
          </table:table-cell>
          <table:table-cell table:formula="of:=[.B31]-[.G31]" office:value-type="float" office:value="-0.2326347" calcext:value-type="float">
            <text:p>-0.2326347</text:p>
          </table:table-cell>
          <table:table-cell office:value-type="float" office:value="-6.98012686" calcext:value-type="float">
            <text:p>-6.98012686</text:p>
          </table:table-cell>
          <table:table-cell table:formula="of:=[.B31]-[.I31]" office:value-type="float" office:value="6.9981749" calcext:value-type="float">
            <text:p>6.9981749</text:p>
          </table:table-cell>
          <table:table-cell office:value-type="float" office:value="-0.42644133" calcext:value-type="float">
            <text:p>-0.42644133</text:p>
          </table:table-cell>
          <table:table-cell table:formula="of:=[.B31]-[.K31]" office:value-type="float" office:value="0.44448937" calcext:value-type="float">
            <text:p>0.444489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8: yz component of inertia matrix of link LShr</text:p>
          </table:table-cell>
          <table:table-cell office:value-type="float" office:value="0.00000565" calcext:value-type="float">
            <text:p>0.00000565</text:p>
          </table:table-cell>
          <table:table-cell office:value-type="float" office:value="4.05639617" calcext:value-type="float">
            <text:p>4.05639617</text:p>
          </table:table-cell>
          <table:table-cell table:formula="of:=[.B32]-[.C32]" office:value-type="float" office:value="-4.05639052" calcext:value-type="float">
            <text:p>-4.05639052</text:p>
          </table:table-cell>
          <table:table-cell office:value-type="float" office:value="1.44727987" calcext:value-type="float">
            <text:p>1.44727987</text:p>
          </table:table-cell>
          <table:table-cell table:formula="of:=[.B32]-[.E32]" office:value-type="float" office:value="-1.44727422" calcext:value-type="float">
            <text:p>-1.44727422</text:p>
          </table:table-cell>
          <table:table-cell office:value-type="float" office:value="4.06397087" calcext:value-type="float">
            <text:p>4.06397087</text:p>
          </table:table-cell>
          <table:table-cell table:formula="of:=[.B32]-[.G32]" office:value-type="float" office:value="-4.06396522" calcext:value-type="float">
            <text:p>-4.06396522</text:p>
          </table:table-cell>
          <table:table-cell office:value-type="float" office:value="-2.72845098" calcext:value-type="float">
            <text:p>-2.72845098</text:p>
          </table:table-cell>
          <table:table-cell table:formula="of:=[.B32]-[.I32]" office:value-type="float" office:value="2.72845663" calcext:value-type="float">
            <text:p>2.72845663</text:p>
          </table:table-cell>
          <table:table-cell office:value-type="float" office:value="0.05771" calcext:value-type="float">
            <text:p>0.05771</text:p>
          </table:table-cell>
          <table:table-cell table:formula="of:=[.B32]-[.K32]" office:value-type="float" office:value="-0.05770435" calcext:value-type="float">
            <text:p>-0.057704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9: zz component of inertia matrix of link LShr</text:p>
          </table:table-cell>
          <table:table-cell office:value-type="float" office:value="0.0080242" calcext:value-type="float">
            <text:p>0.0080242</text:p>
          </table:table-cell>
          <table:table-cell office:value-type="float" office:value="-6.35038476" calcext:value-type="float">
            <text:p>-6.35038476</text:p>
          </table:table-cell>
          <table:table-cell table:formula="of:=[.B33]-[.C33]" office:value-type="float" office:value="6.35840896" calcext:value-type="float">
            <text:p>6.35840896</text:p>
          </table:table-cell>
          <table:table-cell office:value-type="float" office:value="-1.38158578" calcext:value-type="float">
            <text:p>-1.38158578</text:p>
          </table:table-cell>
          <table:table-cell table:formula="of:=[.B33]-[.E33]" office:value-type="float" office:value="1.38960998" calcext:value-type="float">
            <text:p>1.38960998</text:p>
          </table:table-cell>
          <table:table-cell office:value-type="float" office:value="-6.35314378" calcext:value-type="float">
            <text:p>-6.35314378</text:p>
          </table:table-cell>
          <table:table-cell table:formula="of:=[.B33]-[.G33]" office:value-type="float" office:value="6.36116798" calcext:value-type="float">
            <text:p>6.36116798</text:p>
          </table:table-cell>
          <table:table-cell office:value-type="float" office:value="0.25233177" calcext:value-type="float">
            <text:p>0.25233177</text:p>
          </table:table-cell>
          <table:table-cell table:formula="of:=[.B33]-[.I33]" office:value-type="float" office:value="-0.24430757" calcext:value-type="float">
            <text:p>-0.24430757</text:p>
          </table:table-cell>
          <table:table-cell office:value-type="float" office:value="-1.11379799" calcext:value-type="float">
            <text:p>-1.11379799</text:p>
          </table:table-cell>
          <table:table-cell table:formula="of:=[.B33]-[.K33]" office:value-type="float" office:value="1.12182219" calcext:value-type="float">
            <text:p>1.121822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0: mass of link LShy <text:s text:c="16"/></text:p>
          </table:table-cell>
          <table:table-cell office:value-type="float" office:value="3.20289" calcext:value-type="float">
            <text:p>3.20289</text:p>
          </table:table-cell>
          <table:table-cell office:value-type="float" office:value="2.66039113" calcext:value-type="float">
            <text:p>2.66039113</text:p>
          </table:table-cell>
          <table:table-cell table:formula="of:=[.B34]-[.C34]" office:value-type="float" office:value="0.54249887" calcext:value-type="float">
            <text:p>0.54249887</text:p>
          </table:table-cell>
          <table:table-cell office:value-type="float" office:value="-0.22536929" calcext:value-type="float">
            <text:p>-0.22536929</text:p>
          </table:table-cell>
          <table:table-cell table:formula="of:=[.B34]-[.E34]" office:value-type="float" office:value="3.42825929" calcext:value-type="float">
            <text:p>3.42825929</text:p>
          </table:table-cell>
          <table:table-cell office:value-type="float" office:value="2.66057315" calcext:value-type="float">
            <text:p>2.66057315</text:p>
          </table:table-cell>
          <table:table-cell table:formula="of:=[.B34]-[.G34]" office:value-type="float" office:value="0.54231685" calcext:value-type="float">
            <text:p>0.54231685</text:p>
          </table:table-cell>
          <table:table-cell office:value-type="float" office:value="3.03981984" calcext:value-type="float">
            <text:p>3.03981984</text:p>
          </table:table-cell>
          <table:table-cell table:formula="of:=[.B34]-[.I34]" office:value-type="float" office:value="0.16307016" calcext:value-type="float">
            <text:p>0.16307016</text:p>
          </table:table-cell>
          <table:table-cell office:value-type="float" office:value="3.20289" calcext:value-type="float">
            <text:p>3.20289</text:p>
          </table:table-cell>
          <table:table-cell table:formula="of:=[.B34]-[.K3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1: x component of center of mass of link LShy</text:p>
          </table:table-cell>
          <table:table-cell office:value-type="float" office:value="0.02765374" calcext:value-type="float">
            <text:p>0.02765374</text:p>
          </table:table-cell>
          <table:table-cell office:value-type="float" office:value="-1.51530141" calcext:value-type="float">
            <text:p>-1.51530141</text:p>
          </table:table-cell>
          <table:table-cell table:formula="of:=[.B35]-[.C35]" office:value-type="float" office:value="1.54295515" calcext:value-type="float">
            <text:p>1.54295515</text:p>
          </table:table-cell>
          <table:table-cell office:value-type="float" office:value="17.49563225" calcext:value-type="float">
            <text:p>17.49563225</text:p>
          </table:table-cell>
          <table:table-cell table:formula="of:=[.B35]-[.E35]" office:value-type="float" office:value="-17.46797851" calcext:value-type="float">
            <text:p>-17.46797851</text:p>
          </table:table-cell>
          <table:table-cell office:value-type="float" office:value="-1.52338106" calcext:value-type="float">
            <text:p>-1.52338106</text:p>
          </table:table-cell>
          <table:table-cell table:formula="of:=[.B35]-[.G35]" office:value-type="float" office:value="1.5510348" calcext:value-type="float">
            <text:p>1.5510348</text:p>
          </table:table-cell>
          <table:table-cell office:value-type="float" office:value="0.44856239" calcext:value-type="float">
            <text:p>0.44856239</text:p>
          </table:table-cell>
          <table:table-cell table:formula="of:=[.B35]-[.I35]" office:value-type="float" office:value="-0.42090865" calcext:value-type="float">
            <text:p>-0.42090865</text:p>
          </table:table-cell>
          <table:table-cell office:value-type="float" office:value="-0.60920931" calcext:value-type="float">
            <text:p>-0.60920931</text:p>
          </table:table-cell>
          <table:table-cell table:formula="of:=[.B35]-[.K35]" office:value-type="float" office:value="0.63686305" calcext:value-type="float">
            <text:p>0.636863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2: y component of center of mass of link LShy</text:p>
          </table:table-cell>
          <table:table-cell office:value-type="float" office:value="0.03258651" calcext:value-type="float">
            <text:p>0.03258651</text:p>
          </table:table-cell>
          <table:table-cell office:value-type="float" office:value="0.08521307" calcext:value-type="float">
            <text:p>0.08521307</text:p>
          </table:table-cell>
          <table:table-cell table:formula="of:=[.B36]-[.C36]" office:value-type="float" office:value="-0.05262656" calcext:value-type="float">
            <text:p>-0.05262656</text:p>
          </table:table-cell>
          <table:table-cell office:value-type="float" office:value="-0.79121946" calcext:value-type="float">
            <text:p>-0.79121946</text:p>
          </table:table-cell>
          <table:table-cell table:formula="of:=[.B36]-[.E36]" office:value-type="float" office:value="0.82380597" calcext:value-type="float">
            <text:p>0.82380597</text:p>
          </table:table-cell>
          <table:table-cell office:value-type="float" office:value="0.08558062" calcext:value-type="float">
            <text:p>0.08558062</text:p>
          </table:table-cell>
          <table:table-cell table:formula="of:=[.B36]-[.G36]" office:value-type="float" office:value="-0.05299411" calcext:value-type="float">
            <text:p>-0.05299411</text:p>
          </table:table-cell>
          <table:table-cell office:value-type="float" office:value="-0.03022052" calcext:value-type="float">
            <text:p>-0.03022052</text:p>
          </table:table-cell>
          <table:table-cell table:formula="of:=[.B36]-[.I36]" office:value-type="float" office:value="0.06280703" calcext:value-type="float">
            <text:p>0.06280703</text:p>
          </table:table-cell>
          <table:table-cell office:value-type="float" office:value="0.05041367" calcext:value-type="float">
            <text:p>0.05041367</text:p>
          </table:table-cell>
          <table:table-cell table:formula="of:=[.B36]-[.K36]" office:value-type="float" office:value="-0.01782716" calcext:value-type="float">
            <text:p>-0.017827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3: z component of center of mass of link LShy</text:p>
          </table:table-cell>
          <table:table-cell office:value-type="float" office:value="-0.12698781" calcext:value-type="float">
            <text:p>-0.12698781</text:p>
          </table:table-cell>
          <table:table-cell office:value-type="float" office:value="-0.02651717" calcext:value-type="float">
            <text:p>-0.02651717</text:p>
          </table:table-cell>
          <table:table-cell table:formula="of:=[.B37]-[.C37]" office:value-type="float" office:value="-0.10047064" calcext:value-type="float">
            <text:p>-0.10047064</text:p>
          </table:table-cell>
          <table:table-cell office:value-type="float" office:value="4.44027568" calcext:value-type="float">
            <text:p>4.44027568</text:p>
          </table:table-cell>
          <table:table-cell table:formula="of:=[.B37]-[.E37]" office:value-type="float" office:value="-4.56726349" calcext:value-type="float">
            <text:p>-4.56726349</text:p>
          </table:table-cell>
          <table:table-cell office:value-type="float" office:value="-0.02852728" calcext:value-type="float">
            <text:p>-0.02852728</text:p>
          </table:table-cell>
          <table:table-cell table:formula="of:=[.B37]-[.G37]" office:value-type="float" office:value="-0.09846053" calcext:value-type="float">
            <text:p>-0.09846053</text:p>
          </table:table-cell>
          <table:table-cell office:value-type="float" office:value="0.33439625" calcext:value-type="float">
            <text:p>0.33439625</text:p>
          </table:table-cell>
          <table:table-cell table:formula="of:=[.B37]-[.I37]" office:value-type="float" office:value="-0.46138406" calcext:value-type="float">
            <text:p>-0.46138406</text:p>
          </table:table-cell>
          <table:table-cell office:value-type="float" office:value="-0.12698781" calcext:value-type="float">
            <text:p>-0.12698781</text:p>
          </table:table-cell>
          <table:table-cell table:formula="of:=[.B37]-[.K3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4: xx component of inertia matrix of link LShy</text:p>
          </table:table-cell>
          <table:table-cell office:value-type="float" office:value="0.01129051" calcext:value-type="float">
            <text:p>0.01129051</text:p>
          </table:table-cell>
          <table:table-cell office:value-type="float" office:value="-0.94471991" calcext:value-type="float">
            <text:p>-0.94471991</text:p>
          </table:table-cell>
          <table:table-cell table:formula="of:=[.B38]-[.C38]" office:value-type="float" office:value="0.95601042" calcext:value-type="float">
            <text:p>0.95601042</text:p>
          </table:table-cell>
          <table:table-cell office:value-type="float" office:value="3.70356808" calcext:value-type="float">
            <text:p>3.70356808</text:p>
          </table:table-cell>
          <table:table-cell table:formula="of:=[.B38]-[.E38]" office:value-type="float" office:value="-3.69227757" calcext:value-type="float">
            <text:p>-3.69227757</text:p>
          </table:table-cell>
          <table:table-cell office:value-type="float" office:value="-0.93138748" calcext:value-type="float">
            <text:p>-0.93138748</text:p>
          </table:table-cell>
          <table:table-cell table:formula="of:=[.B38]-[.G38]" office:value-type="float" office:value="0.94267799" calcext:value-type="float">
            <text:p>0.94267799</text:p>
          </table:table-cell>
          <table:table-cell office:value-type="float" office:value="-2.9812313" calcext:value-type="float">
            <text:p>-2.9812313</text:p>
          </table:table-cell>
          <table:table-cell table:formula="of:=[.B38]-[.I38]" office:value-type="float" office:value="2.99252181" calcext:value-type="float">
            <text:p>2.99252181</text:p>
          </table:table-cell>
          <table:table-cell office:value-type="float" office:value="0.00655133" calcext:value-type="float">
            <text:p>0.00655133</text:p>
          </table:table-cell>
          <table:table-cell table:formula="of:=[.B38]-[.K38]" office:value-type="float" office:value="0.00473918" calcext:value-type="float">
            <text:p>0.004739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5: xy component of inertia matrix of link LShy</text:p>
          </table:table-cell>
          <table:table-cell office:value-type="float" office:value="-0.00013518" calcext:value-type="float">
            <text:p>-0.00013518</text:p>
          </table:table-cell>
          <table:table-cell office:value-type="float" office:value="-1.16737578" calcext:value-type="float">
            <text:p>-1.16737578</text:p>
          </table:table-cell>
          <table:table-cell table:formula="of:=[.B39]-[.C39]" office:value-type="float" office:value="1.1672406" calcext:value-type="float">
            <text:p>1.1672406</text:p>
          </table:table-cell>
          <table:table-cell office:value-type="float" office:value="2.29485952" calcext:value-type="float">
            <text:p>2.29485952</text:p>
          </table:table-cell>
          <table:table-cell table:formula="of:=[.B39]-[.E39]" office:value-type="float" office:value="-2.2949947" calcext:value-type="float">
            <text:p>-2.2949947</text:p>
          </table:table-cell>
          <table:table-cell office:value-type="float" office:value="-1.17354271" calcext:value-type="float">
            <text:p>-1.17354271</text:p>
          </table:table-cell>
          <table:table-cell table:formula="of:=[.B39]-[.G39]" office:value-type="float" office:value="1.17340753" calcext:value-type="float">
            <text:p>1.17340753</text:p>
          </table:table-cell>
          <table:table-cell office:value-type="float" office:value="-1.34740672" calcext:value-type="float">
            <text:p>-1.34740672</text:p>
          </table:table-cell>
          <table:table-cell table:formula="of:=[.B39]-[.I39]" office:value-type="float" office:value="1.34727154" calcext:value-type="float">
            <text:p>1.34727154</text:p>
          </table:table-cell>
          <table:table-cell office:value-type="float" office:value="-0.5953634" calcext:value-type="float">
            <text:p>-0.5953634</text:p>
          </table:table-cell>
          <table:table-cell table:formula="of:=[.B39]-[.K39]" office:value-type="float" office:value="0.59522822" calcext:value-type="float">
            <text:p>0.595228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6: xz component of inertia matrix of link LShy</text:p>
          </table:table-cell>
          <table:table-cell office:value-type="float" office:value="-0.0013476" calcext:value-type="float">
            <text:p>-0.0013476</text:p>
          </table:table-cell>
          <table:table-cell office:value-type="float" office:value="-1.37278577" calcext:value-type="float">
            <text:p>-1.37278577</text:p>
          </table:table-cell>
          <table:table-cell table:formula="of:=[.B40]-[.C40]" office:value-type="float" office:value="1.37143817" calcext:value-type="float">
            <text:p>1.37143817</text:p>
          </table:table-cell>
          <table:table-cell office:value-type="float" office:value="-18.96933781" calcext:value-type="float">
            <text:p>-18.96933781</text:p>
          </table:table-cell>
          <table:table-cell table:formula="of:=[.B40]-[.E40]" office:value-type="float" office:value="18.96799021" calcext:value-type="float">
            <text:p>18.96799021</text:p>
          </table:table-cell>
          <table:table-cell office:value-type="float" office:value="-1.36231726" calcext:value-type="float">
            <text:p>-1.36231726</text:p>
          </table:table-cell>
          <table:table-cell table:formula="of:=[.B40]-[.G40]" office:value-type="float" office:value="1.36096966" calcext:value-type="float">
            <text:p>1.36096966</text:p>
          </table:table-cell>
          <table:table-cell office:value-type="float" office:value="-0.25822693" calcext:value-type="float">
            <text:p>-0.25822693</text:p>
          </table:table-cell>
          <table:table-cell table:formula="of:=[.B40]-[.I40]" office:value-type="float" office:value="0.25687933" calcext:value-type="float">
            <text:p>0.25687933</text:p>
          </table:table-cell>
          <table:table-cell office:value-type="float" office:value="0.46719392" calcext:value-type="float">
            <text:p>0.46719392</text:p>
          </table:table-cell>
          <table:table-cell table:formula="of:=[.B40]-[.K40]" office:value-type="float" office:value="-0.46854152" calcext:value-type="float">
            <text:p>-0.468541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7: yy component of inertia matrix of link LShy</text:p>
          </table:table-cell>
          <table:table-cell office:value-type="float" office:value="0.00984956" calcext:value-type="float">
            <text:p>0.00984956</text:p>
          </table:table-cell>
          <table:table-cell office:value-type="float" office:value="-7.02371296" calcext:value-type="float">
            <text:p>-7.02371296</text:p>
          </table:table-cell>
          <table:table-cell table:formula="of:=[.B41]-[.C41]" office:value-type="float" office:value="7.03356252" calcext:value-type="float">
            <text:p>7.03356252</text:p>
          </table:table-cell>
          <table:table-cell office:value-type="float" office:value="72.58901667" calcext:value-type="float">
            <text:p>72.58901667</text:p>
          </table:table-cell>
          <table:table-cell table:formula="of:=[.B41]-[.E41]" office:value-type="float" office:value="-72.57916711" calcext:value-type="float">
            <text:p>-72.57916711</text:p>
          </table:table-cell>
          <table:table-cell office:value-type="float" office:value="-7.08466845" calcext:value-type="float">
            <text:p>-7.08466845</text:p>
          </table:table-cell>
          <table:table-cell table:formula="of:=[.B41]-[.G41]" office:value-type="float" office:value="7.09451801" calcext:value-type="float">
            <text:p>7.09451801</text:p>
          </table:table-cell>
          <table:table-cell office:value-type="float" office:value="-5.13016752" calcext:value-type="float">
            <text:p>-5.13016752</text:p>
          </table:table-cell>
          <table:table-cell table:formula="of:=[.B41]-[.I41]" office:value-type="float" office:value="5.14001708" calcext:value-type="float">
            <text:p>5.14001708</text:p>
          </table:table-cell>
          <table:table-cell office:value-type="float" office:value="-0.76962539" calcext:value-type="float">
            <text:p>-0.76962539</text:p>
          </table:table-cell>
          <table:table-cell table:formula="of:=[.B41]-[.K41]" office:value-type="float" office:value="0.77947495" calcext:value-type="float">
            <text:p>0.779474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8: yz component of inertia matrix of link LShy</text:p>
          </table:table-cell>
          <table:table-cell office:value-type="float" office:value="0.00026835" calcext:value-type="float">
            <text:p>0.00026835</text:p>
          </table:table-cell>
          <table:table-cell office:value-type="float" office:value="-1.99758475" calcext:value-type="float">
            <text:p>-1.99758475</text:p>
          </table:table-cell>
          <table:table-cell table:formula="of:=[.B42]-[.C42]" office:value-type="float" office:value="1.9978531" calcext:value-type="float">
            <text:p>1.9978531</text:p>
          </table:table-cell>
          <table:table-cell office:value-type="float" office:value="-1.20798784" calcext:value-type="float">
            <text:p>-1.20798784</text:p>
          </table:table-cell>
          <table:table-cell table:formula="of:=[.B42]-[.E42]" office:value-type="float" office:value="1.20825619" calcext:value-type="float">
            <text:p>1.20825619</text:p>
          </table:table-cell>
          <table:table-cell office:value-type="float" office:value="-1.99885129" calcext:value-type="float">
            <text:p>-1.99885129</text:p>
          </table:table-cell>
          <table:table-cell table:formula="of:=[.B42]-[.G42]" office:value-type="float" office:value="1.99911964" calcext:value-type="float">
            <text:p>1.99911964</text:p>
          </table:table-cell>
          <table:table-cell office:value-type="float" office:value="-5.46457463" calcext:value-type="float">
            <text:p>-5.46457463</text:p>
          </table:table-cell>
          <table:table-cell table:formula="of:=[.B42]-[.I42]" office:value-type="float" office:value="5.46484298" calcext:value-type="float">
            <text:p>5.46484298</text:p>
          </table:table-cell>
          <table:table-cell office:value-type="float" office:value="-1.0881987" calcext:value-type="float">
            <text:p>-1.0881987</text:p>
          </table:table-cell>
          <table:table-cell table:formula="of:=[.B42]-[.K42]" office:value-type="float" office:value="1.08846705" calcext:value-type="float">
            <text:p>1.088467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9: zz component of inertia matrix of link LShy</text:p>
          </table:table-cell>
          <table:table-cell office:value-type="float" office:value="0.00728547" calcext:value-type="float">
            <text:p>0.00728547</text:p>
          </table:table-cell>
          <table:table-cell office:value-type="float" office:value="-9.84888859" calcext:value-type="float">
            <text:p>-9.84888859</text:p>
          </table:table-cell>
          <table:table-cell table:formula="of:=[.B43]-[.C43]" office:value-type="float" office:value="9.85617406" calcext:value-type="float">
            <text:p>9.85617406</text:p>
          </table:table-cell>
          <table:table-cell office:value-type="float" office:value="65.36115371" calcext:value-type="float">
            <text:p>65.36115371</text:p>
          </table:table-cell>
          <table:table-cell table:formula="of:=[.B43]-[.E43]" office:value-type="float" office:value="-65.35386824" calcext:value-type="float">
            <text:p>-65.35386824</text:p>
          </table:table-cell>
          <table:table-cell office:value-type="float" office:value="-9.92656923" calcext:value-type="float">
            <text:p>-9.92656923</text:p>
          </table:table-cell>
          <table:table-cell table:formula="of:=[.B43]-[.G43]" office:value-type="float" office:value="9.9338547" calcext:value-type="float">
            <text:p>9.9338547</text:p>
          </table:table-cell>
          <table:table-cell office:value-type="float" office:value="0.92937798" calcext:value-type="float">
            <text:p>0.92937798</text:p>
          </table:table-cell>
          <table:table-cell table:formula="of:=[.B43]-[.I43]" office:value-type="float" office:value="-0.92209251" calcext:value-type="float">
            <text:p>-0.92209251</text:p>
          </table:table-cell>
          <table:table-cell office:value-type="float" office:value="-4.44582876" calcext:value-type="float">
            <text:p>-4.44582876</text:p>
          </table:table-cell>
          <table:table-cell table:formula="of:=[.B43]-[.K43]" office:value-type="float" office:value="4.45311423" calcext:value-type="float">
            <text:p>4.4531142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0: mass of link LElb <text:s text:c="16"/></text:p>
          </table:table-cell>
          <table:table-cell office:value-type="float" office:value="0.867654" calcext:value-type="float">
            <text:p>0.867654</text:p>
          </table:table-cell>
          <table:table-cell office:value-type="float" office:value="0.06800911" calcext:value-type="float">
            <text:p>0.06800911</text:p>
          </table:table-cell>
          <table:table-cell table:formula="of:=[.B44]-[.C44]" office:value-type="float" office:value="0.79964489" calcext:value-type="float">
            <text:p>0.79964489</text:p>
          </table:table-cell>
          <table:table-cell office:value-type="float" office:value="-0.26977418" calcext:value-type="float">
            <text:p>-0.26977418</text:p>
          </table:table-cell>
          <table:table-cell table:formula="of:=[.B44]-[.E44]" office:value-type="float" office:value="1.13742818" calcext:value-type="float">
            <text:p>1.13742818</text:p>
          </table:table-cell>
          <table:table-cell office:value-type="float" office:value="0.06863042" calcext:value-type="float">
            <text:p>0.06863042</text:p>
          </table:table-cell>
          <table:table-cell table:formula="of:=[.B44]-[.G44]" office:value-type="float" office:value="0.79902358" calcext:value-type="float">
            <text:p>0.79902358</text:p>
          </table:table-cell>
          <table:table-cell office:value-type="float" office:value="0.37325481" calcext:value-type="float">
            <text:p>0.37325481</text:p>
          </table:table-cell>
          <table:table-cell table:formula="of:=[.B44]-[.I44]" office:value-type="float" office:value="0.49439919" calcext:value-type="float">
            <text:p>0.49439919</text:p>
          </table:table-cell>
          <table:table-cell office:value-type="float" office:value="0.867654" calcext:value-type="float">
            <text:p>0.867654</text:p>
          </table:table-cell>
          <table:table-cell table:formula="of:=[.B44]-[.K4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1: x component of center of mass of link LElb</text:p>
          </table:table-cell>
          <table:table-cell office:value-type="float" office:value="-0.05575494" calcext:value-type="float">
            <text:p>-0.05575494</text:p>
          </table:table-cell>
          <table:table-cell office:value-type="float" office:value="11.47848335" calcext:value-type="float">
            <text:p>11.47848335</text:p>
          </table:table-cell>
          <table:table-cell table:formula="of:=[.B45]-[.C45]" office:value-type="float" office:value="-11.53423829" calcext:value-type="float">
            <text:p>-11.53423829</text:p>
          </table:table-cell>
          <table:table-cell office:value-type="float" office:value="-2.16365978" calcext:value-type="float">
            <text:p>-2.16365978</text:p>
          </table:table-cell>
          <table:table-cell table:formula="of:=[.B45]-[.E45]" office:value-type="float" office:value="2.10790484" calcext:value-type="float">
            <text:p>2.10790484</text:p>
          </table:table-cell>
          <table:table-cell office:value-type="float" office:value="11.47698649" calcext:value-type="float">
            <text:p>11.47698649</text:p>
          </table:table-cell>
          <table:table-cell table:formula="of:=[.B45]-[.G45]" office:value-type="float" office:value="-11.53274143" calcext:value-type="float">
            <text:p>-11.53274143</text:p>
          </table:table-cell>
          <table:table-cell office:value-type="float" office:value="2.65553543" calcext:value-type="float">
            <text:p>2.65553543</text:p>
          </table:table-cell>
          <table:table-cell table:formula="of:=[.B45]-[.I45]" office:value-type="float" office:value="-2.71129037" calcext:value-type="float">
            <text:p>-2.71129037</text:p>
          </table:table-cell>
          <table:table-cell office:value-type="float" office:value="0.76160779" calcext:value-type="float">
            <text:p>0.76160779</text:p>
          </table:table-cell>
          <table:table-cell table:formula="of:=[.B45]-[.K45]" office:value-type="float" office:value="-0.81736273" calcext:value-type="float">
            <text:p>-0.817362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2: y component of center of mass of link LElb</text:p>
          </table:table-cell>
          <table:table-cell office:value-type="float" office:value="0.00758261" calcext:value-type="float">
            <text:p>0.00758261</text:p>
          </table:table-cell>
          <table:table-cell office:value-type="float" office:value="-2.09244452" calcext:value-type="float">
            <text:p>-2.09244452</text:p>
          </table:table-cell>
          <table:table-cell table:formula="of:=[.B46]-[.C46]" office:value-type="float" office:value="2.10002713" calcext:value-type="float">
            <text:p>2.10002713</text:p>
          </table:table-cell>
          <table:table-cell office:value-type="float" office:value="0.34085012" calcext:value-type="float">
            <text:p>0.34085012</text:p>
          </table:table-cell>
          <table:table-cell table:formula="of:=[.B46]-[.E46]" office:value-type="float" office:value="-0.33326751" calcext:value-type="float">
            <text:p>-0.33326751</text:p>
          </table:table-cell>
          <table:table-cell office:value-type="float" office:value="-2.05928326" calcext:value-type="float">
            <text:p>-2.05928326</text:p>
          </table:table-cell>
          <table:table-cell table:formula="of:=[.B46]-[.G46]" office:value-type="float" office:value="2.06686587" calcext:value-type="float">
            <text:p>2.06686587</text:p>
          </table:table-cell>
          <table:table-cell office:value-type="float" office:value="-2.57157744" calcext:value-type="float">
            <text:p>-2.57157744</text:p>
          </table:table-cell>
          <table:table-cell table:formula="of:=[.B46]-[.I46]" office:value-type="float" office:value="2.57916005" calcext:value-type="float">
            <text:p>2.57916005</text:p>
          </table:table-cell>
          <table:table-cell office:value-type="float" office:value="0.00758261" calcext:value-type="float">
            <text:p>0.00758261</text:p>
          </table:table-cell>
          <table:table-cell table:formula="of:=[.B46]-[.K4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3: z component of center of mass of link LElb</text:p>
          </table:table-cell>
          <table:table-cell office:value-type="float" office:value="-0.04382035" calcext:value-type="float">
            <text:p>-0.04382035</text:p>
          </table:table-cell>
          <table:table-cell office:value-type="float" office:value="-5.22293857" calcext:value-type="float">
            <text:p>-5.22293857</text:p>
          </table:table-cell>
          <table:table-cell table:formula="of:=[.B47]-[.C47]" office:value-type="float" office:value="5.17911822" calcext:value-type="float">
            <text:p>5.17911822</text:p>
          </table:table-cell>
          <table:table-cell office:value-type="float" office:value="2.0520014" calcext:value-type="float">
            <text:p>2.0520014</text:p>
          </table:table-cell>
          <table:table-cell table:formula="of:=[.B47]-[.E47]" office:value-type="float" office:value="-2.09582175" calcext:value-type="float">
            <text:p>-2.09582175</text:p>
          </table:table-cell>
          <table:table-cell office:value-type="float" office:value="-5.24327253" calcext:value-type="float">
            <text:p>-5.24327253</text:p>
          </table:table-cell>
          <table:table-cell table:formula="of:=[.B47]-[.G47]" office:value-type="float" office:value="5.19945218" calcext:value-type="float">
            <text:p>5.19945218</text:p>
          </table:table-cell>
          <table:table-cell office:value-type="float" office:value="0.51623813" calcext:value-type="float">
            <text:p>0.51623813</text:p>
          </table:table-cell>
          <table:table-cell table:formula="of:=[.B47]-[.I47]" office:value-type="float" office:value="-0.56005848" calcext:value-type="float">
            <text:p>-0.56005848</text:p>
          </table:table-cell>
          <table:table-cell office:value-type="float" office:value="0.15002789" calcext:value-type="float">
            <text:p>0.15002789</text:p>
          </table:table-cell>
          <table:table-cell table:formula="of:=[.B47]-[.K47]" office:value-type="float" office:value="-0.19384824" calcext:value-type="float">
            <text:p>-0.193848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4: xx component of inertia matrix of link LElb</text:p>
          </table:table-cell>
          <table:table-cell office:value-type="float" office:value="0.00403952" calcext:value-type="float">
            <text:p>0.00403952</text:p>
          </table:table-cell>
          <table:table-cell office:value-type="float" office:value="-1.59909556" calcext:value-type="float">
            <text:p>-1.59909556</text:p>
          </table:table-cell>
          <table:table-cell table:formula="of:=[.B48]-[.C48]" office:value-type="float" office:value="1.60313508" calcext:value-type="float">
            <text:p>1.60313508</text:p>
          </table:table-cell>
          <table:table-cell office:value-type="float" office:value="1.72394179" calcext:value-type="float">
            <text:p>1.72394179</text:p>
          </table:table-cell>
          <table:table-cell table:formula="of:=[.B48]-[.E48]" office:value-type="float" office:value="-1.71990227" calcext:value-type="float">
            <text:p>-1.71990227</text:p>
          </table:table-cell>
          <table:table-cell office:value-type="float" office:value="-1.63297966" calcext:value-type="float">
            <text:p>-1.63297966</text:p>
          </table:table-cell>
          <table:table-cell table:formula="of:=[.B48]-[.G48]" office:value-type="float" office:value="1.63701918" calcext:value-type="float">
            <text:p>1.63701918</text:p>
          </table:table-cell>
          <table:table-cell office:value-type="float" office:value="1.3138206" calcext:value-type="float">
            <text:p>1.3138206</text:p>
          </table:table-cell>
          <table:table-cell table:formula="of:=[.B48]-[.I48]" office:value-type="float" office:value="-1.30978108" calcext:value-type="float">
            <text:p>-1.30978108</text:p>
          </table:table-cell>
          <table:table-cell office:value-type="float" office:value="-0.01382386" calcext:value-type="float">
            <text:p>-0.01382386</text:p>
          </table:table-cell>
          <table:table-cell table:formula="of:=[.B48]-[.K48]" office:value-type="float" office:value="0.01786338" calcext:value-type="float">
            <text:p>0.017863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5: xy component of inertia matrix of link LElb</text:p>
          </table:table-cell>
          <table:table-cell office:value-type="float" office:value="-0.00034973" calcext:value-type="float">
            <text:p>-0.00034973</text:p>
          </table:table-cell>
          <table:table-cell office:value-type="float" office:value="-0.52987963" calcext:value-type="float">
            <text:p>-0.52987963</text:p>
          </table:table-cell>
          <table:table-cell table:formula="of:=[.B49]-[.C49]" office:value-type="float" office:value="0.5295299" calcext:value-type="float">
            <text:p>0.5295299</text:p>
          </table:table-cell>
          <table:table-cell office:value-type="float" office:value="1.30883004" calcext:value-type="float">
            <text:p>1.30883004</text:p>
          </table:table-cell>
          <table:table-cell table:formula="of:=[.B49]-[.E49]" office:value-type="float" office:value="-1.30917977" calcext:value-type="float">
            <text:p>-1.30917977</text:p>
          </table:table-cell>
          <table:table-cell office:value-type="float" office:value="-0.51216041" calcext:value-type="float">
            <text:p>-0.51216041</text:p>
          </table:table-cell>
          <table:table-cell table:formula="of:=[.B49]-[.G49]" office:value-type="float" office:value="0.51181068" calcext:value-type="float">
            <text:p>0.51181068</text:p>
          </table:table-cell>
          <table:table-cell office:value-type="float" office:value="-1.54392109" calcext:value-type="float">
            <text:p>-1.54392109</text:p>
          </table:table-cell>
          <table:table-cell table:formula="of:=[.B49]-[.I49]" office:value-type="float" office:value="1.54357136" calcext:value-type="float">
            <text:p>1.54357136</text:p>
          </table:table-cell>
          <table:table-cell office:value-type="float" office:value="1.39644762" calcext:value-type="float">
            <text:p>1.39644762</text:p>
          </table:table-cell>
          <table:table-cell table:formula="of:=[.B49]-[.K49]" office:value-type="float" office:value="-1.39679735" calcext:value-type="float">
            <text:p>-1.396797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6: xz component of inertia matrix of link LElb</text:p>
          </table:table-cell>
          <table:table-cell office:value-type="float" office:value="-0.00068401" calcext:value-type="float">
            <text:p>-0.00068401</text:p>
          </table:table-cell>
          <table:table-cell office:value-type="float" office:value="-1.72694791" calcext:value-type="float">
            <text:p>-1.72694791</text:p>
          </table:table-cell>
          <table:table-cell table:formula="of:=[.B50]-[.C50]" office:value-type="float" office:value="1.7262639" calcext:value-type="float">
            <text:p>1.7262639</text:p>
          </table:table-cell>
          <table:table-cell office:value-type="float" office:value="3.53291639" calcext:value-type="float">
            <text:p>3.53291639</text:p>
          </table:table-cell>
          <table:table-cell table:formula="of:=[.B50]-[.E50]" office:value-type="float" office:value="-3.5336004" calcext:value-type="float">
            <text:p>-3.5336004</text:p>
          </table:table-cell>
          <table:table-cell office:value-type="float" office:value="-1.78027691" calcext:value-type="float">
            <text:p>-1.78027691</text:p>
          </table:table-cell>
          <table:table-cell table:formula="of:=[.B50]-[.G50]" office:value-type="float" office:value="1.7795929" calcext:value-type="float">
            <text:p>1.7795929</text:p>
          </table:table-cell>
          <table:table-cell office:value-type="float" office:value="1.14099207" calcext:value-type="float">
            <text:p>1.14099207</text:p>
          </table:table-cell>
          <table:table-cell table:formula="of:=[.B50]-[.I50]" office:value-type="float" office:value="-1.14167608" calcext:value-type="float">
            <text:p>-1.14167608</text:p>
          </table:table-cell>
          <table:table-cell office:value-type="float" office:value="0.09633638" calcext:value-type="float">
            <text:p>0.09633638</text:p>
          </table:table-cell>
          <table:table-cell table:formula="of:=[.B50]-[.K50]" office:value-type="float" office:value="-0.09702039" calcext:value-type="float">
            <text:p>-0.097020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7: yy component of inertia matrix of link LElb</text:p>
          </table:table-cell>
          <table:table-cell office:value-type="float" office:value="0.00224606" calcext:value-type="float">
            <text:p>0.00224606</text:p>
          </table:table-cell>
          <table:table-cell office:value-type="float" office:value="-12.2548032" calcext:value-type="float">
            <text:p>-12.2548032</text:p>
          </table:table-cell>
          <table:table-cell table:formula="of:=[.B51]-[.C51]" office:value-type="float" office:value="12.25704926" calcext:value-type="float">
            <text:p>12.25704926</text:p>
          </table:table-cell>
          <table:table-cell office:value-type="float" office:value="0.96055813" calcext:value-type="float">
            <text:p>0.96055813</text:p>
          </table:table-cell>
          <table:table-cell table:formula="of:=[.B51]-[.E51]" office:value-type="float" office:value="-0.95831207" calcext:value-type="float">
            <text:p>-0.95831207</text:p>
          </table:table-cell>
          <table:table-cell office:value-type="float" office:value="-12.35621402" calcext:value-type="float">
            <text:p>-12.35621402</text:p>
          </table:table-cell>
          <table:table-cell table:formula="of:=[.B51]-[.G51]" office:value-type="float" office:value="12.35846008" calcext:value-type="float">
            <text:p>12.35846008</text:p>
          </table:table-cell>
          <table:table-cell office:value-type="float" office:value="-5.3504982" calcext:value-type="float">
            <text:p>-5.3504982</text:p>
          </table:table-cell>
          <table:table-cell table:formula="of:=[.B51]-[.I51]" office:value-type="float" office:value="5.35274426" calcext:value-type="float">
            <text:p>5.35274426</text:p>
          </table:table-cell>
          <table:table-cell office:value-type="float" office:value="-1.14323445" calcext:value-type="float">
            <text:p>-1.14323445</text:p>
          </table:table-cell>
          <table:table-cell table:formula="of:=[.B51]-[.K51]" office:value-type="float" office:value="1.14548051" calcext:value-type="float">
            <text:p>1.145480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8: yz component of inertia matrix of link LElb</text:p>
          </table:table-cell>
          <table:table-cell office:value-type="float" office:value="-0.00028844" calcext:value-type="float">
            <text:p>-0.00028844</text:p>
          </table:table-cell>
          <table:table-cell office:value-type="float" office:value="0.66833279" calcext:value-type="float">
            <text:p>0.66833279</text:p>
          </table:table-cell>
          <table:table-cell table:formula="of:=[.B52]-[.C52]" office:value-type="float" office:value="-0.66862123" calcext:value-type="float">
            <text:p>-0.66862123</text:p>
          </table:table-cell>
          <table:table-cell office:value-type="float" office:value="-0.2750957" calcext:value-type="float">
            <text:p>-0.2750957</text:p>
          </table:table-cell>
          <table:table-cell table:formula="of:=[.B52]-[.E52]" office:value-type="float" office:value="0.27480726" calcext:value-type="float">
            <text:p>0.27480726</text:p>
          </table:table-cell>
          <table:table-cell office:value-type="float" office:value="0.65461992" calcext:value-type="float">
            <text:p>0.65461992</text:p>
          </table:table-cell>
          <table:table-cell table:formula="of:=[.B52]-[.G52]" office:value-type="float" office:value="-0.65490836" calcext:value-type="float">
            <text:p>-0.65490836</text:p>
          </table:table-cell>
          <table:table-cell office:value-type="float" office:value="1.79634238" calcext:value-type="float">
            <text:p>1.79634238</text:p>
          </table:table-cell>
          <table:table-cell table:formula="of:=[.B52]-[.I52]" office:value-type="float" office:value="-1.79663082" calcext:value-type="float">
            <text:p>-1.79663082</text:p>
          </table:table-cell>
          <table:table-cell office:value-type="float" office:value="-0.8755977" calcext:value-type="float">
            <text:p>-0.8755977</text:p>
          </table:table-cell>
          <table:table-cell table:formula="of:=[.B52]-[.K52]" office:value-type="float" office:value="0.87530926" calcext:value-type="float">
            <text:p>0.875309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9: zz component of inertia matrix of link LElb</text:p>
          </table:table-cell>
          <table:table-cell office:value-type="float" office:value="0.0044895" calcext:value-type="float">
            <text:p>0.0044895</text:p>
          </table:table-cell>
          <table:table-cell office:value-type="float" office:value="-14.52317697" calcext:value-type="float">
            <text:p>-14.52317697</text:p>
          </table:table-cell>
          <table:table-cell table:formula="of:=[.B53]-[.C53]" office:value-type="float" office:value="14.52766647" calcext:value-type="float">
            <text:p>14.52766647</text:p>
          </table:table-cell>
          <table:table-cell office:value-type="float" office:value="-3.9081387" calcext:value-type="float">
            <text:p>-3.9081387</text:p>
          </table:table-cell>
          <table:table-cell table:formula="of:=[.B53]-[.E53]" office:value-type="float" office:value="3.9126282" calcext:value-type="float">
            <text:p>3.9126282</text:p>
          </table:table-cell>
          <table:table-cell office:value-type="float" office:value="-14.58490254" calcext:value-type="float">
            <text:p>-14.58490254</text:p>
          </table:table-cell>
          <table:table-cell table:formula="of:=[.B53]-[.G53]" office:value-type="float" office:value="14.58939204" calcext:value-type="float">
            <text:p>14.58939204</text:p>
          </table:table-cell>
          <table:table-cell office:value-type="float" office:value="-10.14334332" calcext:value-type="float">
            <text:p>-10.14334332</text:p>
          </table:table-cell>
          <table:table-cell table:formula="of:=[.B53]-[.I53]" office:value-type="float" office:value="10.14783282" calcext:value-type="float">
            <text:p>10.14783282</text:p>
          </table:table-cell>
          <table:table-cell office:value-type="float" office:value="-0.4960929" calcext:value-type="float">
            <text:p>-0.4960929</text:p>
          </table:table-cell>
          <table:table-cell table:formula="of:=[.B53]-[.K53]" office:value-type="float" office:value="0.5005824" calcext:value-type="float">
            <text:p>0.50058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0: mass of link LForearm <text:s text:c="12"/></text:p>
          </table:table-cell>
          <table:table-cell office:value-type="float" office:value="2.21277" calcext:value-type="float">
            <text:p>2.21277</text:p>
          </table:table-cell>
          <table:table-cell office:value-type="float" office:value="1.30636819" calcext:value-type="float">
            <text:p>1.30636819</text:p>
          </table:table-cell>
          <table:table-cell table:formula="of:=[.B54]-[.C54]" office:value-type="float" office:value="0.90640181" calcext:value-type="float">
            <text:p>0.90640181</text:p>
          </table:table-cell>
          <table:table-cell office:value-type="float" office:value="-0.31061714" calcext:value-type="float">
            <text:p>-0.31061714</text:p>
          </table:table-cell>
          <table:table-cell table:formula="of:=[.B54]-[.E54]" office:value-type="float" office:value="2.52338714" calcext:value-type="float">
            <text:p>2.52338714</text:p>
          </table:table-cell>
          <table:table-cell office:value-type="float" office:value="1.30751818" calcext:value-type="float">
            <text:p>1.30751818</text:p>
          </table:table-cell>
          <table:table-cell table:formula="of:=[.B54]-[.G54]" office:value-type="float" office:value="0.90525182" calcext:value-type="float">
            <text:p>0.90525182</text:p>
          </table:table-cell>
          <table:table-cell office:value-type="float" office:value="1.59064773" calcext:value-type="float">
            <text:p>1.59064773</text:p>
          </table:table-cell>
          <table:table-cell table:formula="of:=[.B54]-[.I54]" office:value-type="float" office:value="0.62212227" calcext:value-type="float">
            <text:p>0.62212227</text:p>
          </table:table-cell>
          <table:table-cell office:value-type="float" office:value="2.21277" calcext:value-type="float">
            <text:p>2.21277</text:p>
          </table:table-cell>
          <table:table-cell table:formula="of:=[.B54]-[.K5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1: x component of center of mass of link LForearm</text:p>
          </table:table-cell>
          <table:table-cell office:value-type="float" office:value="0.00001263" calcext:value-type="float">
            <text:p>0.00001263</text:p>
          </table:table-cell>
          <table:table-cell office:value-type="float" office:value="0.01752723" calcext:value-type="float">
            <text:p>0.01752723</text:p>
          </table:table-cell>
          <table:table-cell table:formula="of:=[.B55]-[.C55]" office:value-type="float" office:value="-0.0175146" calcext:value-type="float">
            <text:p>-0.0175146</text:p>
          </table:table-cell>
          <table:table-cell office:value-type="float" office:value="-0.06768161" calcext:value-type="float">
            <text:p>-0.06768161</text:p>
          </table:table-cell>
          <table:table-cell table:formula="of:=[.B55]-[.E55]" office:value-type="float" office:value="0.06769424" calcext:value-type="float">
            <text:p>0.06769424</text:p>
          </table:table-cell>
          <table:table-cell office:value-type="float" office:value="0.01607865" calcext:value-type="float">
            <text:p>0.01607865</text:p>
          </table:table-cell>
          <table:table-cell table:formula="of:=[.B55]-[.G55]" office:value-type="float" office:value="-0.01606602" calcext:value-type="float">
            <text:p>-0.01606602</text:p>
          </table:table-cell>
          <table:table-cell office:value-type="float" office:value="0.5906217" calcext:value-type="float">
            <text:p>0.5906217</text:p>
          </table:table-cell>
          <table:table-cell table:formula="of:=[.B55]-[.I55]" office:value-type="float" office:value="-0.59060907" calcext:value-type="float">
            <text:p>-0.59060907</text:p>
          </table:table-cell>
          <table:table-cell office:value-type="float" office:value="0.05124791" calcext:value-type="float">
            <text:p>0.05124791</text:p>
          </table:table-cell>
          <table:table-cell table:formula="of:=[.B55]-[.K55]" office:value-type="float" office:value="-0.05123528" calcext:value-type="float">
            <text:p>-0.051235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2: y component of center of mass of link LForearm</text:p>
          </table:table-cell>
          <table:table-cell office:value-type="float" office:value="0.00429754" calcext:value-type="float">
            <text:p>0.00429754</text:p>
          </table:table-cell>
          <table:table-cell office:value-type="float" office:value="0.62751173" calcext:value-type="float">
            <text:p>0.62751173</text:p>
          </table:table-cell>
          <table:table-cell table:formula="of:=[.B56]-[.C56]" office:value-type="float" office:value="-0.62321419" calcext:value-type="float">
            <text:p>-0.62321419</text:p>
          </table:table-cell>
          <table:table-cell office:value-type="float" office:value="-2.63213873" calcext:value-type="float">
            <text:p>-2.63213873</text:p>
          </table:table-cell>
          <table:table-cell table:formula="of:=[.B56]-[.E56]" office:value-type="float" office:value="2.63643627" calcext:value-type="float">
            <text:p>2.63643627</text:p>
          </table:table-cell>
          <table:table-cell office:value-type="float" office:value="0.62825629" calcext:value-type="float">
            <text:p>0.62825629</text:p>
          </table:table-cell>
          <table:table-cell table:formula="of:=[.B56]-[.G56]" office:value-type="float" office:value="-0.62395875" calcext:value-type="float">
            <text:p>-0.62395875</text:p>
          </table:table-cell>
          <table:table-cell office:value-type="float" office:value="1.20709914" calcext:value-type="float">
            <text:p>1.20709914</text:p>
          </table:table-cell>
          <table:table-cell table:formula="of:=[.B56]-[.I56]" office:value-type="float" office:value="-1.2028016" calcext:value-type="float">
            <text:p>-1.2028016</text:p>
          </table:table-cell>
          <table:table-cell office:value-type="float" office:value="0.00429754" calcext:value-type="float">
            <text:p>0.00429754</text:p>
          </table:table-cell>
          <table:table-cell table:formula="of:=[.B56]-[.K5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3: z component of center of mass of link LForearm</text:p>
          </table:table-cell>
          <table:table-cell office:value-type="float" office:value="0.04471798" calcext:value-type="float">
            <text:p>0.04471798</text:p>
          </table:table-cell>
          <table:table-cell office:value-type="float" office:value="0.2366557" calcext:value-type="float">
            <text:p>0.2366557</text:p>
          </table:table-cell>
          <table:table-cell table:formula="of:=[.B57]-[.C57]" office:value-type="float" office:value="-0.19193772" calcext:value-type="float">
            <text:p>-0.19193772</text:p>
          </table:table-cell>
          <table:table-cell office:value-type="float" office:value="0.1085453" calcext:value-type="float">
            <text:p>0.1085453</text:p>
          </table:table-cell>
          <table:table-cell table:formula="of:=[.B57]-[.E57]" office:value-type="float" office:value="-0.06382732" calcext:value-type="float">
            <text:p>-0.06382732</text:p>
          </table:table-cell>
          <table:table-cell office:value-type="float" office:value="0.2326842" calcext:value-type="float">
            <text:p>0.2326842</text:p>
          </table:table-cell>
          <table:table-cell table:formula="of:=[.B57]-[.G57]" office:value-type="float" office:value="-0.18796622" calcext:value-type="float">
            <text:p>-0.18796622</text:p>
          </table:table-cell>
          <table:table-cell office:value-type="float" office:value="-0.0703076" calcext:value-type="float">
            <text:p>-0.0703076</text:p>
          </table:table-cell>
          <table:table-cell table:formula="of:=[.B57]-[.I57]" office:value-type="float" office:value="0.11502558" calcext:value-type="float">
            <text:p>0.11502558</text:p>
          </table:table-cell>
          <table:table-cell office:value-type="float" office:value="0.04471798" calcext:value-type="float">
            <text:p>0.04471798</text:p>
          </table:table-cell>
          <table:table-cell table:formula="of:=[.B57]-[.K5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4: xx component of inertia matrix of link LForearm</text:p>
          </table:table-cell>
          <table:table-cell office:value-type="float" office:value="0.00654286" calcext:value-type="float">
            <text:p>0.00654286</text:p>
          </table:table-cell>
          <table:table-cell office:value-type="float" office:value="-0.40805875" calcext:value-type="float">
            <text:p>-0.40805875</text:p>
          </table:table-cell>
          <table:table-cell table:formula="of:=[.B58]-[.C58]" office:value-type="float" office:value="0.41460161" calcext:value-type="float">
            <text:p>0.41460161</text:p>
          </table:table-cell>
          <table:table-cell office:value-type="float" office:value="2.33277149" calcext:value-type="float">
            <text:p>2.33277149</text:p>
          </table:table-cell>
          <table:table-cell table:formula="of:=[.B58]-[.E58]" office:value-type="float" office:value="-2.32622863" calcext:value-type="float">
            <text:p>-2.32622863</text:p>
          </table:table-cell>
          <table:table-cell office:value-type="float" office:value="-0.407913" calcext:value-type="float">
            <text:p>-0.407913</text:p>
          </table:table-cell>
          <table:table-cell table:formula="of:=[.B58]-[.G58]" office:value-type="float" office:value="0.41445586" calcext:value-type="float">
            <text:p>0.41445586</text:p>
          </table:table-cell>
          <table:table-cell office:value-type="float" office:value="-0.20860207" calcext:value-type="float">
            <text:p>-0.20860207</text:p>
          </table:table-cell>
          <table:table-cell table:formula="of:=[.B58]-[.I58]" office:value-type="float" office:value="0.21514493" calcext:value-type="float">
            <text:p>0.21514493</text:p>
          </table:table-cell>
          <table:table-cell office:value-type="float" office:value="0.00654286" calcext:value-type="float">
            <text:p>0.00654286</text:p>
          </table:table-cell>
          <table:table-cell table:formula="of:=[.B58]-[.K5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5: xy component of inertia matrix of link LForearm</text:p>
          </table:table-cell>
          <table:table-cell office:value-type="float" office:value="-0.0000412" calcext:value-type="float">
            <text:p>-0.0000412</text:p>
          </table:table-cell>
          <table:table-cell office:value-type="float" office:value="0.35627932" calcext:value-type="float">
            <text:p>0.35627932</text:p>
          </table:table-cell>
          <table:table-cell table:formula="of:=[.B59]-[.C59]" office:value-type="float" office:value="-0.35632052" calcext:value-type="float">
            <text:p>-0.35632052</text:p>
          </table:table-cell>
          <table:table-cell office:value-type="float" office:value="0.27767249" calcext:value-type="float">
            <text:p>0.27767249</text:p>
          </table:table-cell>
          <table:table-cell table:formula="of:=[.B59]-[.E59]" office:value-type="float" office:value="-0.27771369" calcext:value-type="float">
            <text:p>-0.27771369</text:p>
          </table:table-cell>
          <table:table-cell office:value-type="float" office:value="0.34621593" calcext:value-type="float">
            <text:p>0.34621593</text:p>
          </table:table-cell>
          <table:table-cell table:formula="of:=[.B59]-[.G59]" office:value-type="float" office:value="-0.34625713" calcext:value-type="float">
            <text:p>-0.34625713</text:p>
          </table:table-cell>
          <table:table-cell office:value-type="float" office:value="1.80330357" calcext:value-type="float">
            <text:p>1.80330357</text:p>
          </table:table-cell>
          <table:table-cell table:formula="of:=[.B59]-[.I59]" office:value-type="float" office:value="-1.80334477" calcext:value-type="float">
            <text:p>-1.80334477</text:p>
          </table:table-cell>
          <table:table-cell office:value-type="float" office:value="-0.28036425" calcext:value-type="float">
            <text:p>-0.28036425</text:p>
          </table:table-cell>
          <table:table-cell table:formula="of:=[.B59]-[.K59]" office:value-type="float" office:value="0.28032305" calcext:value-type="float">
            <text:p>0.280323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6: xz component of inertia matrix of link LForearm</text:p>
          </table:table-cell>
          <table:table-cell office:value-type="float" office:value="0.00000327" calcext:value-type="float">
            <text:p>0.00000327</text:p>
          </table:table-cell>
          <table:table-cell office:value-type="float" office:value="-0.88641218" calcext:value-type="float">
            <text:p>-0.88641218</text:p>
          </table:table-cell>
          <table:table-cell table:formula="of:=[.B60]-[.C60]" office:value-type="float" office:value="0.88641545" calcext:value-type="float">
            <text:p>0.88641545</text:p>
          </table:table-cell>
          <table:table-cell office:value-type="float" office:value="-0.87880596" calcext:value-type="float">
            <text:p>-0.87880596</text:p>
          </table:table-cell>
          <table:table-cell table:formula="of:=[.B60]-[.E60]" office:value-type="float" office:value="0.87880923" calcext:value-type="float">
            <text:p>0.87880923</text:p>
          </table:table-cell>
          <table:table-cell office:value-type="float" office:value="-0.87619622" calcext:value-type="float">
            <text:p>-0.87619622</text:p>
          </table:table-cell>
          <table:table-cell table:formula="of:=[.B60]-[.G60]" office:value-type="float" office:value="0.87619949" calcext:value-type="float">
            <text:p>0.87619949</text:p>
          </table:table-cell>
          <table:table-cell office:value-type="float" office:value="-0.17429218" calcext:value-type="float">
            <text:p>-0.17429218</text:p>
          </table:table-cell>
          <table:table-cell table:formula="of:=[.B60]-[.I60]" office:value-type="float" office:value="0.17429545" calcext:value-type="float">
            <text:p>0.17429545</text:p>
          </table:table-cell>
          <table:table-cell office:value-type="float" office:value="-0.0282834" calcext:value-type="float">
            <text:p>-0.0282834</text:p>
          </table:table-cell>
          <table:table-cell table:formula="of:=[.B60]-[.K60]" office:value-type="float" office:value="0.02828667" calcext:value-type="float">
            <text:p>0.028286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7: yy component of inertia matrix of link LForearm</text:p>
          </table:table-cell>
          <table:table-cell office:value-type="float" office:value="0.00558783" calcext:value-type="float">
            <text:p>0.00558783</text:p>
          </table:table-cell>
          <table:table-cell office:value-type="float" office:value="-1.129492" calcext:value-type="float">
            <text:p>-1.129492</text:p>
          </table:table-cell>
          <table:table-cell table:formula="of:=[.B61]-[.C61]" office:value-type="float" office:value="1.13507983" calcext:value-type="float">
            <text:p>1.13507983</text:p>
          </table:table-cell>
          <table:table-cell office:value-type="float" office:value="-1.05367437" calcext:value-type="float">
            <text:p>-1.05367437</text:p>
          </table:table-cell>
          <table:table-cell table:formula="of:=[.B61]-[.E61]" office:value-type="float" office:value="1.0592622" calcext:value-type="float">
            <text:p>1.0592622</text:p>
          </table:table-cell>
          <table:table-cell office:value-type="float" office:value="-1.12594686" calcext:value-type="float">
            <text:p>-1.12594686</text:p>
          </table:table-cell>
          <table:table-cell table:formula="of:=[.B61]-[.G61]" office:value-type="float" office:value="1.13153469" calcext:value-type="float">
            <text:p>1.13153469</text:p>
          </table:table-cell>
          <table:table-cell office:value-type="float" office:value="-1.40829594" calcext:value-type="float">
            <text:p>-1.40829594</text:p>
          </table:table-cell>
          <table:table-cell table:formula="of:=[.B61]-[.I61]" office:value-type="float" office:value="1.41388377" calcext:value-type="float">
            <text:p>1.41388377</text:p>
          </table:table-cell>
          <table:table-cell office:value-type="float" office:value="-0.00022368" calcext:value-type="float">
            <text:p>-0.00022368</text:p>
          </table:table-cell>
          <table:table-cell table:formula="of:=[.B61]-[.K61]" office:value-type="float" office:value="0.00581151" calcext:value-type="float">
            <text:p>0.005811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8: yz component of inertia matrix of link LForearm</text:p>
          </table:table-cell>
          <table:table-cell office:value-type="float" office:value="0.00042089" calcext:value-type="float">
            <text:p>0.00042089</text:p>
          </table:table-cell>
          <table:table-cell office:value-type="float" office:value="0.61801838" calcext:value-type="float">
            <text:p>0.61801838</text:p>
          </table:table-cell>
          <table:table-cell table:formula="of:=[.B62]-[.C62]" office:value-type="float" office:value="-0.61759749" calcext:value-type="float">
            <text:p>-0.61759749</text:p>
          </table:table-cell>
          <table:table-cell office:value-type="float" office:value="0.52309094" calcext:value-type="float">
            <text:p>0.52309094</text:p>
          </table:table-cell>
          <table:table-cell table:formula="of:=[.B62]-[.E62]" office:value-type="float" office:value="-0.52267005" calcext:value-type="float">
            <text:p>-0.52267005</text:p>
          </table:table-cell>
          <table:table-cell office:value-type="float" office:value="0.62548567" calcext:value-type="float">
            <text:p>0.62548567</text:p>
          </table:table-cell>
          <table:table-cell table:formula="of:=[.B62]-[.G62]" office:value-type="float" office:value="-0.62506478" calcext:value-type="float">
            <text:p>-0.62506478</text:p>
          </table:table-cell>
          <table:table-cell office:value-type="float" office:value="0.30795441" calcext:value-type="float">
            <text:p>0.30795441</text:p>
          </table:table-cell>
          <table:table-cell table:formula="of:=[.B62]-[.I62]" office:value-type="float" office:value="-0.30753352" calcext:value-type="float">
            <text:p>-0.30753352</text:p>
          </table:table-cell>
          <table:table-cell office:value-type="float" office:value="0.78666152" calcext:value-type="float">
            <text:p>0.78666152</text:p>
          </table:table-cell>
          <table:table-cell table:formula="of:=[.B62]-[.K62]" office:value-type="float" office:value="-0.78624063" calcext:value-type="float">
            <text:p>-0.786240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9: zz component of inertia matrix of link LForearm</text:p>
          </table:table-cell>
          <table:table-cell office:value-type="float" office:value="0.0024783" calcext:value-type="float">
            <text:p>0.0024783</text:p>
          </table:table-cell>
          <table:table-cell office:value-type="float" office:value="0.51592029" calcext:value-type="float">
            <text:p>0.51592029</text:p>
          </table:table-cell>
          <table:table-cell table:formula="of:=[.B63]-[.C63]" office:value-type="float" office:value="-0.51344199" calcext:value-type="float">
            <text:p>-0.51344199</text:p>
          </table:table-cell>
          <table:table-cell office:value-type="float" office:value="3.18055666" calcext:value-type="float">
            <text:p>3.18055666</text:p>
          </table:table-cell>
          <table:table-cell table:formula="of:=[.B63]-[.E63]" office:value-type="float" office:value="-3.17807836" calcext:value-type="float">
            <text:p>-3.17807836</text:p>
          </table:table-cell>
          <table:table-cell office:value-type="float" office:value="0.50862262" calcext:value-type="float">
            <text:p>0.50862262</text:p>
          </table:table-cell>
          <table:table-cell table:formula="of:=[.B63]-[.G63]" office:value-type="float" office:value="-0.50614432" calcext:value-type="float">
            <text:p>-0.50614432</text:p>
          </table:table-cell>
          <table:table-cell office:value-type="float" office:value="-0.9404971" calcext:value-type="float">
            <text:p>-0.9404971</text:p>
          </table:table-cell>
          <table:table-cell table:formula="of:=[.B63]-[.I63]" office:value-type="float" office:value="0.9429754" calcext:value-type="float">
            <text:p>0.9429754</text:p>
          </table:table-cell>
          <table:table-cell office:value-type="float" office:value="-0.37341898" calcext:value-type="float">
            <text:p>-0.37341898</text:p>
          </table:table-cell>
          <table:table-cell table:formula="of:=[.B63]-[.K63]" office:value-type="float" office:value="0.37589728" calcext:value-type="float">
            <text:p>0.375897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0: mass of link LWrMot2 <text:s text:c="13"/></text:p>
          </table:table-cell>
          <table:table-cell office:value-type="float" office:value="1.28381" calcext:value-type="float">
            <text:p>1.28381</text:p>
          </table:table-cell>
          <table:table-cell office:value-type="float" office:value="0.37740819" calcext:value-type="float">
            <text:p>0.37740819</text:p>
          </table:table-cell>
          <table:table-cell table:formula="of:=[.B64]-[.C64]" office:value-type="float" office:value="0.90640181" calcext:value-type="float">
            <text:p>0.90640181</text:p>
          </table:table-cell>
          <table:table-cell office:value-type="float" office:value="-0.31061714" calcext:value-type="float">
            <text:p>-0.31061714</text:p>
          </table:table-cell>
          <table:table-cell table:formula="of:=[.B64]-[.E64]" office:value-type="float" office:value="1.59442714" calcext:value-type="float">
            <text:p>1.59442714</text:p>
          </table:table-cell>
          <table:table-cell office:value-type="float" office:value="0.37855818" calcext:value-type="float">
            <text:p>0.37855818</text:p>
          </table:table-cell>
          <table:table-cell table:formula="of:=[.B64]-[.G64]" office:value-type="float" office:value="0.90525182" calcext:value-type="float">
            <text:p>0.90525182</text:p>
          </table:table-cell>
          <table:table-cell office:value-type="float" office:value="0.66168773" calcext:value-type="float">
            <text:p>0.66168773</text:p>
          </table:table-cell>
          <table:table-cell table:formula="of:=[.B64]-[.I64]" office:value-type="float" office:value="0.62212227" calcext:value-type="float">
            <text:p>0.62212227</text:p>
          </table:table-cell>
          <table:table-cell office:value-type="float" office:value="1.28381" calcext:value-type="float">
            <text:p>1.28381</text:p>
          </table:table-cell>
          <table:table-cell table:formula="of:=[.B64]-[.K6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1: x component of center of mass of link LWrMot2</text:p>
          </table:table-cell>
          <table:table-cell office:value-type="float" office:value="0.00981937" calcext:value-type="float">
            <text:p>0.00981937</text:p>
          </table:table-cell>
          <table:table-cell office:value-type="float" office:value="-0.08188461" calcext:value-type="float">
            <text:p>-0.08188461</text:p>
          </table:table-cell>
          <table:table-cell table:formula="of:=[.B65]-[.C65]" office:value-type="float" office:value="0.09170398" calcext:value-type="float">
            <text:p>0.09170398</text:p>
          </table:table-cell>
          <table:table-cell office:value-type="float" office:value="0.1216625" calcext:value-type="float">
            <text:p>0.1216625</text:p>
          </table:table-cell>
          <table:table-cell table:formula="of:=[.B65]-[.E65]" office:value-type="float" office:value="-0.11184313" calcext:value-type="float">
            <text:p>-0.11184313</text:p>
          </table:table-cell>
          <table:table-cell office:value-type="float" office:value="-0.08019795" calcext:value-type="float">
            <text:p>-0.08019795</text:p>
          </table:table-cell>
          <table:table-cell table:formula="of:=[.B65]-[.G65]" office:value-type="float" office:value="0.09001732" calcext:value-type="float">
            <text:p>0.09001732</text:p>
          </table:table-cell>
          <table:table-cell office:value-type="float" office:value="-0.35882263" calcext:value-type="float">
            <text:p>-0.35882263</text:p>
          </table:table-cell>
          <table:table-cell table:formula="of:=[.B65]-[.I65]" office:value-type="float" office:value="0.368642" calcext:value-type="float">
            <text:p>0.368642</text:p>
          </table:table-cell>
          <table:table-cell office:value-type="float" office:value="-0.00378832" calcext:value-type="float">
            <text:p>-0.00378832</text:p>
          </table:table-cell>
          <table:table-cell table:formula="of:=[.B65]-[.K65]" office:value-type="float" office:value="0.01360769" calcext:value-type="float">
            <text:p>0.013607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2: y component of center of mass of link LWrMot2</text:p>
          </table:table-cell>
          <table:table-cell office:value-type="float" office:value="0.00137971" calcext:value-type="float">
            <text:p>0.00137971</text:p>
          </table:table-cell>
          <table:table-cell office:value-type="float" office:value="2.1515781" calcext:value-type="float">
            <text:p>2.1515781</text:p>
          </table:table-cell>
          <table:table-cell table:formula="of:=[.B66]-[.C66]" office:value-type="float" office:value="-2.15019839" calcext:value-type="float">
            <text:p>-2.15019839</text:p>
          </table:table-cell>
          <table:table-cell office:value-type="float" office:value="-2.63213873" calcext:value-type="float">
            <text:p>-2.63213873</text:p>
          </table:table-cell>
          <table:table-cell table:formula="of:=[.B66]-[.E66]" office:value-type="float" office:value="2.63351844" calcext:value-type="float">
            <text:p>2.63351844</text:p>
          </table:table-cell>
          <table:table-cell office:value-type="float" office:value="2.14951995" calcext:value-type="float">
            <text:p>2.14951995</text:p>
          </table:table-cell>
          <table:table-cell table:formula="of:=[.B66]-[.G66]" office:value-type="float" office:value="-2.14814024" calcext:value-type="float">
            <text:p>-2.14814024</text:p>
          </table:table-cell>
          <table:table-cell office:value-type="float" office:value="2.89008132" calcext:value-type="float">
            <text:p>2.89008132</text:p>
          </table:table-cell>
          <table:table-cell table:formula="of:=[.B66]-[.I66]" office:value-type="float" office:value="-2.88870161" calcext:value-type="float">
            <text:p>-2.88870161</text:p>
          </table:table-cell>
          <table:table-cell office:value-type="float" office:value="0.92807729" calcext:value-type="float">
            <text:p>0.92807729</text:p>
          </table:table-cell>
          <table:table-cell table:formula="of:=[.B66]-[.K66]" office:value-type="float" office:value="-0.92669758" calcext:value-type="float">
            <text:p>-0.9266975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3: z component of center of mass of link LWrMot2</text:p>
          </table:table-cell>
          <table:table-cell office:value-type="float" office:value="-0.08038027" calcext:value-type="float">
            <text:p>-0.08038027</text:p>
          </table:table-cell>
          <table:table-cell office:value-type="float" office:value="-1.69491105" calcext:value-type="float">
            <text:p>-1.69491105</text:p>
          </table:table-cell>
          <table:table-cell table:formula="of:=[.B67]-[.C67]" office:value-type="float" office:value="1.61453078" calcext:value-type="float">
            <text:p>1.61453078</text:p>
          </table:table-cell>
          <table:table-cell office:value-type="float" office:value="2.15217326" calcext:value-type="float">
            <text:p>2.15217326</text:p>
          </table:table-cell>
          <table:table-cell table:formula="of:=[.B67]-[.E67]" office:value-type="float" office:value="-2.23255353" calcext:value-type="float">
            <text:p>-2.23255353</text:p>
          </table:table-cell>
          <table:table-cell office:value-type="float" office:value="-1.66571621" calcext:value-type="float">
            <text:p>-1.66571621</text:p>
          </table:table-cell>
          <table:table-cell table:formula="of:=[.B67]-[.G67]" office:value-type="float" office:value="1.58533594" calcext:value-type="float">
            <text:p>1.58533594</text:p>
          </table:table-cell>
          <table:table-cell office:value-type="float" office:value="1.5471113" calcext:value-type="float">
            <text:p>1.5471113</text:p>
          </table:table-cell>
          <table:table-cell table:formula="of:=[.B67]-[.I67]" office:value-type="float" office:value="-1.62749157" calcext:value-type="float">
            <text:p>-1.62749157</text:p>
          </table:table-cell>
          <table:table-cell office:value-type="float" office:value="-0.21592809" calcext:value-type="float">
            <text:p>-0.21592809</text:p>
          </table:table-cell>
          <table:table-cell table:formula="of:=[.B67]-[.K67]" office:value-type="float" office:value="0.13554782" calcext:value-type="float">
            <text:p>0.135547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4: xx component of inertia matrix of link LWrMot2</text:p>
          </table:table-cell>
          <table:table-cell office:value-type="float" office:value="0.00199407" calcext:value-type="float">
            <text:p>0.00199407</text:p>
          </table:table-cell>
          <table:table-cell office:value-type="float" office:value="-2.01038242" calcext:value-type="float">
            <text:p>-2.01038242</text:p>
          </table:table-cell>
          <table:table-cell table:formula="of:=[.B68]-[.C68]" office:value-type="float" office:value="2.01237649" calcext:value-type="float">
            <text:p>2.01237649</text:p>
          </table:table-cell>
          <table:table-cell office:value-type="float" office:value="4.40780406" calcext:value-type="float">
            <text:p>4.40780406</text:p>
          </table:table-cell>
          <table:table-cell table:formula="of:=[.B68]-[.E68]" office:value-type="float" office:value="-4.40580999" calcext:value-type="float">
            <text:p>-4.40580999</text:p>
          </table:table-cell>
          <table:table-cell office:value-type="float" office:value="-1.98379182" calcext:value-type="float">
            <text:p>-1.98379182</text:p>
          </table:table-cell>
          <table:table-cell table:formula="of:=[.B68]-[.G68]" office:value-type="float" office:value="1.98578589" calcext:value-type="float">
            <text:p>1.98578589</text:p>
          </table:table-cell>
          <table:table-cell office:value-type="float" office:value="-3.24961504" calcext:value-type="float">
            <text:p>-3.24961504</text:p>
          </table:table-cell>
          <table:table-cell table:formula="of:=[.B68]-[.I68]" office:value-type="float" office:value="3.25160911" calcext:value-type="float">
            <text:p>3.25160911</text:p>
          </table:table-cell>
          <table:table-cell office:value-type="float" office:value="0.65170177" calcext:value-type="float">
            <text:p>0.65170177</text:p>
          </table:table-cell>
          <table:table-cell table:formula="of:=[.B68]-[.K68]" office:value-type="float" office:value="-0.6497077" calcext:value-type="float">
            <text:p>-0.64970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5: xy component of inertia matrix of link LWrMot2</text:p>
          </table:table-cell>
          <table:table-cell office:value-type="float" office:value="0.0000257" calcext:value-type="float">
            <text:p>0.0000257</text:p>
          </table:table-cell>
          <table:table-cell office:value-type="float" office:value="0.40953985" calcext:value-type="float">
            <text:p>0.40953985</text:p>
          </table:table-cell>
          <table:table-cell table:formula="of:=[.B69]-[.C69]" office:value-type="float" office:value="-0.40951415" calcext:value-type="float">
            <text:p>-0.40951415</text:p>
          </table:table-cell>
          <table:table-cell office:value-type="float" office:value="0.5749887" calcext:value-type="float">
            <text:p>0.5749887</text:p>
          </table:table-cell>
          <table:table-cell table:formula="of:=[.B69]-[.E69]" office:value-type="float" office:value="-0.574963" calcext:value-type="float">
            <text:p>-0.574963</text:p>
          </table:table-cell>
          <table:table-cell office:value-type="float" office:value="0.41026056" calcext:value-type="float">
            <text:p>0.41026056</text:p>
          </table:table-cell>
          <table:table-cell table:formula="of:=[.B69]-[.G69]" office:value-type="float" office:value="-0.41023486" calcext:value-type="float">
            <text:p>-0.41023486</text:p>
          </table:table-cell>
          <table:table-cell office:value-type="float" office:value="0.55600917" calcext:value-type="float">
            <text:p>0.55600917</text:p>
          </table:table-cell>
          <table:table-cell table:formula="of:=[.B69]-[.I69]" office:value-type="float" office:value="-0.55598347" calcext:value-type="float">
            <text:p>-0.55598347</text:p>
          </table:table-cell>
          <table:table-cell office:value-type="float" office:value="0.20274453" calcext:value-type="float">
            <text:p>0.20274453</text:p>
          </table:table-cell>
          <table:table-cell table:formula="of:=[.B69]-[.K69]" office:value-type="float" office:value="-0.20271883" calcext:value-type="float">
            <text:p>-0.202718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6: xz component of inertia matrix of link LWrMot2</text:p>
          </table:table-cell>
          <table:table-cell office:value-type="float" office:value="0.00017443" calcext:value-type="float">
            <text:p>0.00017443</text:p>
          </table:table-cell>
          <table:table-cell office:value-type="float" office:value="0.44493263" calcext:value-type="float">
            <text:p>0.44493263</text:p>
          </table:table-cell>
          <table:table-cell table:formula="of:=[.B70]-[.C70]" office:value-type="float" office:value="-0.4447582" calcext:value-type="float">
            <text:p>-0.4447582</text:p>
          </table:table-cell>
          <table:table-cell office:value-type="float" office:value="0.31017878" calcext:value-type="float">
            <text:p>0.31017878</text:p>
          </table:table-cell>
          <table:table-cell table:formula="of:=[.B70]-[.E70]" office:value-type="float" office:value="-0.31000435" calcext:value-type="float">
            <text:p>-0.31000435</text:p>
          </table:table-cell>
          <table:table-cell office:value-type="float" office:value="0.4427645" calcext:value-type="float">
            <text:p>0.4427645</text:p>
          </table:table-cell>
          <table:table-cell table:formula="of:=[.B70]-[.G70]" office:value-type="float" office:value="-0.44259007" calcext:value-type="float">
            <text:p>-0.44259007</text:p>
          </table:table-cell>
          <table:table-cell office:value-type="float" office:value="2.02299762" calcext:value-type="float">
            <text:p>2.02299762</text:p>
          </table:table-cell>
          <table:table-cell table:formula="of:=[.B70]-[.I70]" office:value-type="float" office:value="-2.02282319" calcext:value-type="float">
            <text:p>-2.02282319</text:p>
          </table:table-cell>
          <table:table-cell office:value-type="float" office:value="0.00223788" calcext:value-type="float">
            <text:p>0.00223788</text:p>
          </table:table-cell>
          <table:table-cell table:formula="of:=[.B70]-[.K70]" office:value-type="float" office:value="-0.00206345" calcext:value-type="float">
            <text:p>-0.002063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7: yy component of inertia matrix of link LWrMot2</text:p>
          </table:table-cell>
          <table:table-cell office:value-type="float" office:value="0.00217543" calcext:value-type="float">
            <text:p>0.00217543</text:p>
          </table:table-cell>
          <table:table-cell office:value-type="float" office:value="-0.89747673" calcext:value-type="float">
            <text:p>-0.89747673</text:p>
          </table:table-cell>
          <table:table-cell table:formula="of:=[.B71]-[.C71]" office:value-type="float" office:value="0.89965216" calcext:value-type="float">
            <text:p>0.89965216</text:p>
          </table:table-cell>
          <table:table-cell office:value-type="float" office:value="1.63551166" calcext:value-type="float">
            <text:p>1.63551166</text:p>
          </table:table-cell>
          <table:table-cell table:formula="of:=[.B71]-[.E71]" office:value-type="float" office:value="-1.63333623" calcext:value-type="float">
            <text:p>-1.63333623</text:p>
          </table:table-cell>
          <table:table-cell office:value-type="float" office:value="-0.86628249" calcext:value-type="float">
            <text:p>-0.86628249</text:p>
          </table:table-cell>
          <table:table-cell table:formula="of:=[.B71]-[.G71]" office:value-type="float" office:value="0.86845792" calcext:value-type="float">
            <text:p>0.86845792</text:p>
          </table:table-cell>
          <table:table-cell office:value-type="float" office:value="-1.08479823" calcext:value-type="float">
            <text:p>-1.08479823</text:p>
          </table:table-cell>
          <table:table-cell table:formula="of:=[.B71]-[.I71]" office:value-type="float" office:value="1.08697366" calcext:value-type="float">
            <text:p>1.08697366</text:p>
          </table:table-cell>
          <table:table-cell office:value-type="float" office:value="-0.04928209" calcext:value-type="float">
            <text:p>-0.04928209</text:p>
          </table:table-cell>
          <table:table-cell table:formula="of:=[.B71]-[.K71]" office:value-type="float" office:value="0.05145752" calcext:value-type="float">
            <text:p>0.051457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8: yz component of inertia matrix of link LWrMot2</text:p>
          </table:table-cell>
          <table:table-cell office:value-type="float" office:value="-0.00012101" calcext:value-type="float">
            <text:p>-0.00012101</text:p>
          </table:table-cell>
          <table:table-cell office:value-type="float" office:value="-2.16092874" calcext:value-type="float">
            <text:p>-2.16092874</text:p>
          </table:table-cell>
          <table:table-cell table:formula="of:=[.B72]-[.C72]" office:value-type="float" office:value="2.16080773" calcext:value-type="float">
            <text:p>2.16080773</text:p>
          </table:table-cell>
          <table:table-cell office:value-type="float" office:value="0.97591751" calcext:value-type="float">
            <text:p>0.97591751</text:p>
          </table:table-cell>
          <table:table-cell table:formula="of:=[.B72]-[.E72]" office:value-type="float" office:value="-0.97603852" calcext:value-type="float">
            <text:p>-0.97603852</text:p>
          </table:table-cell>
          <table:table-cell office:value-type="float" office:value="-2.1390962" calcext:value-type="float">
            <text:p>-2.1390962</text:p>
          </table:table-cell>
          <table:table-cell table:formula="of:=[.B72]-[.G72]" office:value-type="float" office:value="2.13897519" calcext:value-type="float">
            <text:p>2.13897519</text:p>
          </table:table-cell>
          <table:table-cell office:value-type="float" office:value="1.87273096" calcext:value-type="float">
            <text:p>1.87273096</text:p>
          </table:table-cell>
          <table:table-cell table:formula="of:=[.B72]-[.I72]" office:value-type="float" office:value="-1.87285197" calcext:value-type="float">
            <text:p>-1.87285197</text:p>
          </table:table-cell>
          <table:table-cell office:value-type="float" office:value="-0.17247731" calcext:value-type="float">
            <text:p>-0.17247731</text:p>
          </table:table-cell>
          <table:table-cell table:formula="of:=[.B72]-[.K72]" office:value-type="float" office:value="0.1723563" calcext:value-type="float">
            <text:p>0.17235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9: zz component of inertia matrix of link LWrMot2</text:p>
          </table:table-cell>
          <table:table-cell office:value-type="float" office:value="0.00183037" calcext:value-type="float">
            <text:p>0.00183037</text:p>
          </table:table-cell>
          <table:table-cell office:value-type="float" office:value="-1.36166184" calcext:value-type="float">
            <text:p>-1.36166184</text:p>
          </table:table-cell>
          <table:table-cell table:formula="of:=[.B73]-[.C73]" office:value-type="float" office:value="1.36349221" calcext:value-type="float">
            <text:p>1.36349221</text:p>
          </table:table-cell>
          <table:table-cell office:value-type="float" office:value="2.54377027" calcext:value-type="float">
            <text:p>2.54377027</text:p>
          </table:table-cell>
          <table:table-cell table:formula="of:=[.B73]-[.E73]" office:value-type="float" office:value="-2.5419399" calcext:value-type="float">
            <text:p>-2.5419399</text:p>
          </table:table-cell>
          <table:table-cell office:value-type="float" office:value="-1.36447341" calcext:value-type="float">
            <text:p>-1.36447341</text:p>
          </table:table-cell>
          <table:table-cell table:formula="of:=[.B73]-[.G73]" office:value-type="float" office:value="1.36630378" calcext:value-type="float">
            <text:p>1.36630378</text:p>
          </table:table-cell>
          <table:table-cell office:value-type="float" office:value="-5.4251656" calcext:value-type="float">
            <text:p>-5.4251656</text:p>
          </table:table-cell>
          <table:table-cell table:formula="of:=[.B73]-[.I73]" office:value-type="float" office:value="5.42699597" calcext:value-type="float">
            <text:p>5.42699597</text:p>
          </table:table-cell>
          <table:table-cell office:value-type="float" office:value="-0.20649949" calcext:value-type="float">
            <text:p>-0.20649949</text:p>
          </table:table-cell>
          <table:table-cell table:formula="of:=[.B73]-[.K73]" office:value-type="float" office:value="0.20832986" calcext:value-type="float">
            <text:p>0.208329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0: mass of link LWrMot3 <text:s text:c="13"/></text:p>
          </table:table-cell>
          <table:table-cell office:value-type="float" office:value="0.428014" calcext:value-type="float">
            <text:p>0.428014</text:p>
          </table:table-cell>
          <table:table-cell office:value-type="float" office:value="-0.42065117" calcext:value-type="float">
            <text:p>-0.42065117</text:p>
          </table:table-cell>
          <table:table-cell table:formula="of:=[.B74]-[.C74]" office:value-type="float" office:value="0.84866517" calcext:value-type="float">
            <text:p>0.84866517</text:p>
          </table:table-cell>
          <table:table-cell office:value-type="float" office:value="-0.24057261" calcext:value-type="float">
            <text:p>-0.24057261</text:p>
          </table:table-cell>
          <table:table-cell table:formula="of:=[.B74]-[.E74]" office:value-type="float" office:value="0.66858661" calcext:value-type="float">
            <text:p>0.66858661</text:p>
          </table:table-cell>
          <table:table-cell office:value-type="float" office:value="-0.42041371" calcext:value-type="float">
            <text:p>-0.42041371</text:p>
          </table:table-cell>
          <table:table-cell table:formula="of:=[.B74]-[.G74]" office:value-type="float" office:value="0.84842771" calcext:value-type="float">
            <text:p>0.84842771</text:p>
          </table:table-cell>
          <table:table-cell office:value-type="float" office:value="-0.26033616" calcext:value-type="float">
            <text:p>-0.26033616</text:p>
          </table:table-cell>
          <table:table-cell table:formula="of:=[.B74]-[.I74]" office:value-type="float" office:value="0.68835016" calcext:value-type="float">
            <text:p>0.68835016</text:p>
          </table:table-cell>
          <table:table-cell office:value-type="float" office:value="0.428014" calcext:value-type="float">
            <text:p>0.428014</text:p>
          </table:table-cell>
          <table:table-cell table:formula="of:=[.B74]-[.K7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1: x component of center of mass of link LWrMot3</text:p>
          </table:table-cell>
          <table:table-cell office:value-type="float" office:value="0.00703809" calcext:value-type="float">
            <text:p>0.00703809</text:p>
          </table:table-cell>
          <table:table-cell office:value-type="float" office:value="0.01058278" calcext:value-type="float">
            <text:p>0.01058278</text:p>
          </table:table-cell>
          <table:table-cell table:formula="of:=[.B75]-[.C75]" office:value-type="float" office:value="-0.00354469" calcext:value-type="float">
            <text:p>-0.00354469</text:p>
          </table:table-cell>
          <table:table-cell office:value-type="float" office:value="0.007364" calcext:value-type="float">
            <text:p>0.007364</text:p>
          </table:table-cell>
          <table:table-cell table:formula="of:=[.B75]-[.E75]" office:value-type="float" office:value="-0.00032591" calcext:value-type="float">
            <text:p>-0.00032591</text:p>
          </table:table-cell>
          <table:table-cell office:value-type="float" office:value="0.00946874" calcext:value-type="float">
            <text:p>0.00946874</text:p>
          </table:table-cell>
          <table:table-cell table:formula="of:=[.B75]-[.G75]" office:value-type="float" office:value="-0.00243065" calcext:value-type="float">
            <text:p>-0.00243065</text:p>
          </table:table-cell>
          <table:table-cell office:value-type="float" office:value="0.10456144" calcext:value-type="float">
            <text:p>0.10456144</text:p>
          </table:table-cell>
          <table:table-cell table:formula="of:=[.B75]-[.I75]" office:value-type="float" office:value="-0.09752335" calcext:value-type="float">
            <text:p>-0.09752335</text:p>
          </table:table-cell>
          <table:table-cell office:value-type="float" office:value="0.00703809" calcext:value-type="float">
            <text:p>0.00703809</text:p>
          </table:table-cell>
          <table:table-cell table:formula="of:=[.B75]-[.K7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2: y component of center of mass of link LWrMot3</text:p>
          </table:table-cell>
          <table:table-cell office:value-type="float" office:value="-0.00001081" calcext:value-type="float">
            <text:p>-0.00001081</text:p>
          </table:table-cell>
          <table:table-cell office:value-type="float" office:value="0.03788755" calcext:value-type="float">
            <text:p>0.03788755</text:p>
          </table:table-cell>
          <table:table-cell table:formula="of:=[.B76]-[.C76]" office:value-type="float" office:value="-0.03789836" calcext:value-type="float">
            <text:p>-0.03789836</text:p>
          </table:table-cell>
          <table:table-cell office:value-type="float" office:value="0.06151334" calcext:value-type="float">
            <text:p>0.06151334</text:p>
          </table:table-cell>
          <table:table-cell table:formula="of:=[.B76]-[.E76]" office:value-type="float" office:value="-0.06152415" calcext:value-type="float">
            <text:p>-0.06152415</text:p>
          </table:table-cell>
          <table:table-cell office:value-type="float" office:value="0.03520512" calcext:value-type="float">
            <text:p>0.03520512</text:p>
          </table:table-cell>
          <table:table-cell table:formula="of:=[.B76]-[.G76]" office:value-type="float" office:value="-0.03521593" calcext:value-type="float">
            <text:p>-0.03521593</text:p>
          </table:table-cell>
          <table:table-cell office:value-type="float" office:value="2.2371441" calcext:value-type="float">
            <text:p>2.2371441</text:p>
          </table:table-cell>
          <table:table-cell table:formula="of:=[.B76]-[.I76]" office:value-type="float" office:value="-2.23715491" calcext:value-type="float">
            <text:p>-2.23715491</text:p>
          </table:table-cell>
          <table:table-cell office:value-type="float" office:value="-0.19101448" calcext:value-type="float">
            <text:p>-0.19101448</text:p>
          </table:table-cell>
          <table:table-cell table:formula="of:=[.B76]-[.K76]" office:value-type="float" office:value="0.19100367" calcext:value-type="float">
            <text:p>0.191003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3: z component of center of mass of link LWrMot3</text:p>
          </table:table-cell>
          <table:table-cell office:value-type="float" office:value="-0.03966926" calcext:value-type="float">
            <text:p>-0.03966926</text:p>
          </table:table-cell>
          <table:table-cell office:value-type="float" office:value="-0.32791399" calcext:value-type="float">
            <text:p>-0.32791399</text:p>
          </table:table-cell>
          <table:table-cell table:formula="of:=[.B77]-[.C77]" office:value-type="float" office:value="0.28824473" calcext:value-type="float">
            <text:p>0.28824473</text:p>
          </table:table-cell>
          <table:table-cell office:value-type="float" office:value="-0.17944815" calcext:value-type="float">
            <text:p>-0.17944815</text:p>
          </table:table-cell>
          <table:table-cell table:formula="of:=[.B77]-[.E77]" office:value-type="float" office:value="0.13977889" calcext:value-type="float">
            <text:p>0.13977889</text:p>
          </table:table-cell>
          <table:table-cell office:value-type="float" office:value="-0.32511039" calcext:value-type="float">
            <text:p>-0.32511039</text:p>
          </table:table-cell>
          <table:table-cell table:formula="of:=[.B77]-[.G77]" office:value-type="float" office:value="0.28544113" calcext:value-type="float">
            <text:p>0.28544113</text:p>
          </table:table-cell>
          <table:table-cell office:value-type="float" office:value="4.76941244" calcext:value-type="float">
            <text:p>4.76941244</text:p>
          </table:table-cell>
          <table:table-cell table:formula="of:=[.B77]-[.I77]" office:value-type="float" office:value="-4.8090817" calcext:value-type="float">
            <text:p>-4.8090817</text:p>
          </table:table-cell>
          <table:table-cell office:value-type="float" office:value="0.08585914" calcext:value-type="float">
            <text:p>0.08585914</text:p>
          </table:table-cell>
          <table:table-cell table:formula="of:=[.B77]-[.K77]" office:value-type="float" office:value="-0.1255284" calcext:value-type="float">
            <text:p>-0.125528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4: xx component of inertia matrix of link LWrMot3</text:p>
          </table:table-cell>
          <table:table-cell office:value-type="float" office:value="0.0002862" calcext:value-type="float">
            <text:p>0.0002862</text:p>
          </table:table-cell>
          <table:table-cell office:value-type="float" office:value="-0.22788666" calcext:value-type="float">
            <text:p>-0.22788666</text:p>
          </table:table-cell>
          <table:table-cell table:formula="of:=[.B78]-[.C78]" office:value-type="float" office:value="0.22817286" calcext:value-type="float">
            <text:p>0.22817286</text:p>
          </table:table-cell>
          <table:table-cell office:value-type="float" office:value="-0.24538737" calcext:value-type="float">
            <text:p>-0.24538737</text:p>
          </table:table-cell>
          <table:table-cell table:formula="of:=[.B78]-[.E78]" office:value-type="float" office:value="0.24567357" calcext:value-type="float">
            <text:p>0.24567357</text:p>
          </table:table-cell>
          <table:table-cell office:value-type="float" office:value="-0.22710723" calcext:value-type="float">
            <text:p>-0.22710723</text:p>
          </table:table-cell>
          <table:table-cell table:formula="of:=[.B78]-[.G78]" office:value-type="float" office:value="0.22739343" calcext:value-type="float">
            <text:p>0.22739343</text:p>
          </table:table-cell>
          <table:table-cell office:value-type="float" office:value="4.73964141" calcext:value-type="float">
            <text:p>4.73964141</text:p>
          </table:table-cell>
          <table:table-cell table:formula="of:=[.B78]-[.I78]" office:value-type="float" office:value="-4.73935521" calcext:value-type="float">
            <text:p>-4.73935521</text:p>
          </table:table-cell>
          <table:table-cell office:value-type="float" office:value="-0.1943891" calcext:value-type="float">
            <text:p>-0.1943891</text:p>
          </table:table-cell>
          <table:table-cell table:formula="of:=[.B78]-[.K78]" office:value-type="float" office:value="0.1946753" calcext:value-type="float">
            <text:p>0.19467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5: xy component of inertia matrix of link LWrMot3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-0.22048297" calcext:value-type="float">
            <text:p>-0.22048297</text:p>
          </table:table-cell>
          <table:table-cell table:formula="of:=[.B79]-[.C79]" office:value-type="float" office:value="0.22048302" calcext:value-type="float">
            <text:p>0.22048302</text:p>
          </table:table-cell>
          <table:table-cell office:value-type="float" office:value="-0.2186129" calcext:value-type="float">
            <text:p>-0.2186129</text:p>
          </table:table-cell>
          <table:table-cell table:formula="of:=[.B79]-[.E79]" office:value-type="float" office:value="0.21861295" calcext:value-type="float">
            <text:p>0.21861295</text:p>
          </table:table-cell>
          <table:table-cell office:value-type="float" office:value="-0.21864404" calcext:value-type="float">
            <text:p>-0.21864404</text:p>
          </table:table-cell>
          <table:table-cell table:formula="of:=[.B79]-[.G79]" office:value-type="float" office:value="0.21864409" calcext:value-type="float">
            <text:p>0.21864409</text:p>
          </table:table-cell>
          <table:table-cell office:value-type="float" office:value="-0.42330822" calcext:value-type="float">
            <text:p>-0.42330822</text:p>
          </table:table-cell>
          <table:table-cell table:formula="of:=[.B79]-[.I79]" office:value-type="float" office:value="0.42330827" calcext:value-type="float">
            <text:p>0.42330827</text:p>
          </table:table-cell>
          <table:table-cell office:value-type="float" office:value="-0.05028378" calcext:value-type="float">
            <text:p>-0.05028378</text:p>
          </table:table-cell>
          <table:table-cell table:formula="of:=[.B79]-[.K79]" office:value-type="float" office:value="0.05028383" calcext:value-type="float">
            <text:p>0.050283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6: xz component of inertia matrix of link LWrMot3</text:p>
          </table:table-cell>
          <table:table-cell office:value-type="float" office:value="-0.00003917" calcext:value-type="float">
            <text:p>-0.00003917</text:p>
          </table:table-cell>
          <table:table-cell office:value-type="float" office:value="-0.18623472" calcext:value-type="float">
            <text:p>-0.18623472</text:p>
          </table:table-cell>
          <table:table-cell table:formula="of:=[.B80]-[.C80]" office:value-type="float" office:value="0.18619555" calcext:value-type="float">
            <text:p>0.18619555</text:p>
          </table:table-cell>
          <table:table-cell office:value-type="float" office:value="-0.18810415" calcext:value-type="float">
            <text:p>-0.18810415</text:p>
          </table:table-cell>
          <table:table-cell table:formula="of:=[.B80]-[.E80]" office:value-type="float" office:value="0.18806498" calcext:value-type="float">
            <text:p>0.18806498</text:p>
          </table:table-cell>
          <table:table-cell office:value-type="float" office:value="-0.18708773" calcext:value-type="float">
            <text:p>-0.18708773</text:p>
          </table:table-cell>
          <table:table-cell table:formula="of:=[.B80]-[.G80]" office:value-type="float" office:value="0.18704856" calcext:value-type="float">
            <text:p>0.18704856</text:p>
          </table:table-cell>
          <table:table-cell office:value-type="float" office:value="-1.2857089" calcext:value-type="float">
            <text:p>-1.2857089</text:p>
          </table:table-cell>
          <table:table-cell table:formula="of:=[.B80]-[.I80]" office:value-type="float" office:value="1.28566973" calcext:value-type="float">
            <text:p>1.28566973</text:p>
          </table:table-cell>
          <table:table-cell office:value-type="float" office:value="-0.48908852" calcext:value-type="float">
            <text:p>-0.48908852</text:p>
          </table:table-cell>
          <table:table-cell table:formula="of:=[.B80]-[.K80]" office:value-type="float" office:value="0.48904935" calcext:value-type="float">
            <text:p>0.489049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7: yy component of inertia matrix of link LWrMot3</text:p>
          </table:table-cell>
          <table:table-cell office:value-type="float" office:value="0.00071262" calcext:value-type="float">
            <text:p>0.00071262</text:p>
          </table:table-cell>
          <table:table-cell office:value-type="float" office:value="0.38275857" calcext:value-type="float">
            <text:p>0.38275857</text:p>
          </table:table-cell>
          <table:table-cell table:formula="of:=[.B81]-[.C81]" office:value-type="float" office:value="-0.38204595" calcext:value-type="float">
            <text:p>-0.38204595</text:p>
          </table:table-cell>
          <table:table-cell office:value-type="float" office:value="0.36044609" calcext:value-type="float">
            <text:p>0.36044609</text:p>
          </table:table-cell>
          <table:table-cell table:formula="of:=[.B81]-[.E81]" office:value-type="float" office:value="-0.35973347" calcext:value-type="float">
            <text:p>-0.35973347</text:p>
          </table:table-cell>
          <table:table-cell office:value-type="float" office:value="0.38013822" calcext:value-type="float">
            <text:p>0.38013822</text:p>
          </table:table-cell>
          <table:table-cell table:formula="of:=[.B81]-[.G81]" office:value-type="float" office:value="-0.3794256" calcext:value-type="float">
            <text:p>-0.3794256</text:p>
          </table:table-cell>
          <table:table-cell office:value-type="float" office:value="6.20962375" calcext:value-type="float">
            <text:p>6.20962375</text:p>
          </table:table-cell>
          <table:table-cell table:formula="of:=[.B81]-[.I81]" office:value-type="float" office:value="-6.20891113" calcext:value-type="float">
            <text:p>-6.20891113</text:p>
          </table:table-cell>
          <table:table-cell office:value-type="float" office:value="-0.00176906" calcext:value-type="float">
            <text:p>-0.00176906</text:p>
          </table:table-cell>
          <table:table-cell table:formula="of:=[.B81]-[.K81]" office:value-type="float" office:value="0.00248168" calcext:value-type="float">
            <text:p>0.002481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8: yz component of inertia matrix of link LWrMot3</text:p>
          </table:table-cell>
          <table:table-cell office:value-type="float" office:value="-0.0000001" calcext:value-type="float">
            <text:p>-0.0000001</text:p>
          </table:table-cell>
          <table:table-cell office:value-type="float" office:value="0.01124707" calcext:value-type="float">
            <text:p>0.01124707</text:p>
          </table:table-cell>
          <table:table-cell table:formula="of:=[.B82]-[.C82]" office:value-type="float" office:value="-0.01124717" calcext:value-type="float">
            <text:p>-0.01124717</text:p>
          </table:table-cell>
          <table:table-cell office:value-type="float" office:value="0.00819054" calcext:value-type="float">
            <text:p>0.00819054</text:p>
          </table:table-cell>
          <table:table-cell table:formula="of:=[.B82]-[.E82]" office:value-type="float" office:value="-0.00819064" calcext:value-type="float">
            <text:p>-0.00819064</text:p>
          </table:table-cell>
          <table:table-cell office:value-type="float" office:value="0.01034673" calcext:value-type="float">
            <text:p>0.01034673</text:p>
          </table:table-cell>
          <table:table-cell table:formula="of:=[.B82]-[.G82]" office:value-type="float" office:value="-0.01034683" calcext:value-type="float">
            <text:p>-0.01034683</text:p>
          </table:table-cell>
          <table:table-cell office:value-type="float" office:value="-2.98250274" calcext:value-type="float">
            <text:p>-2.98250274</text:p>
          </table:table-cell>
          <table:table-cell table:formula="of:=[.B82]-[.I82]" office:value-type="float" office:value="2.98250264" calcext:value-type="float">
            <text:p>2.98250264</text:p>
          </table:table-cell>
          <table:table-cell office:value-type="float" office:value="-0.34063489" calcext:value-type="float">
            <text:p>-0.34063489</text:p>
          </table:table-cell>
          <table:table-cell table:formula="of:=[.B82]-[.K82]" office:value-type="float" office:value="0.34063479" calcext:value-type="float">
            <text:p>0.340634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9: zz component of inertia matrix of link LWrMot3</text:p>
          </table:table-cell>
          <table:table-cell office:value-type="float" office:value="0.00061444" calcext:value-type="float">
            <text:p>0.00061444</text:p>
          </table:table-cell>
          <table:table-cell office:value-type="float" office:value="0.22994037" calcext:value-type="float">
            <text:p>0.22994037</text:p>
          </table:table-cell>
          <table:table-cell table:formula="of:=[.B83]-[.C83]" office:value-type="float" office:value="-0.22932593" calcext:value-type="float">
            <text:p>-0.22932593</text:p>
          </table:table-cell>
          <table:table-cell office:value-type="float" office:value="0.22758627" calcext:value-type="float">
            <text:p>0.22758627</text:p>
          </table:table-cell>
          <table:table-cell table:formula="of:=[.B83]-[.E83]" office:value-type="float" office:value="-0.22697183" calcext:value-type="float">
            <text:p>-0.22697183</text:p>
          </table:table-cell>
          <table:table-cell office:value-type="float" office:value="0.22795372" calcext:value-type="float">
            <text:p>0.22795372</text:p>
          </table:table-cell>
          <table:table-cell table:formula="of:=[.B83]-[.G83]" office:value-type="float" office:value="-0.22733928" calcext:value-type="float">
            <text:p>-0.22733928</text:p>
          </table:table-cell>
          <table:table-cell office:value-type="float" office:value="1.78144055" calcext:value-type="float">
            <text:p>1.78144055</text:p>
          </table:table-cell>
          <table:table-cell table:formula="of:=[.B83]-[.I83]" office:value-type="float" office:value="-1.78082611" calcext:value-type="float">
            <text:p>-1.78082611</text:p>
          </table:table-cell>
          <table:table-cell office:value-type="float" office:value="0.31946689" calcext:value-type="float">
            <text:p>0.31946689</text:p>
          </table:table-cell>
          <table:table-cell table:formula="of:=[.B83]-[.K83]" office:value-type="float" office:value="-0.31885245" calcext:value-type="float">
            <text:p>-0.318852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0: mass of link LSoftHandLink <text:s text:c="7"/></text:p>
          </table:table-cell>
          <table:table-cell office:value-type="float" office:value="1.2" calcext:value-type="float">
            <text:p>1.2</text:p>
          </table:table-cell>
          <table:table-cell office:value-type="float" office:value="0.35133483" calcext:value-type="float">
            <text:p>0.35133483</text:p>
          </table:table-cell>
          <table:table-cell table:formula="of:=[.B84]-[.C84]" office:value-type="float" office:value="0.84866517" calcext:value-type="float">
            <text:p>0.84866517</text:p>
          </table:table-cell>
          <table:table-cell office:value-type="float" office:value="-0.24057261" calcext:value-type="float">
            <text:p>-0.24057261</text:p>
          </table:table-cell>
          <table:table-cell table:formula="of:=[.B84]-[.E84]" office:value-type="float" office:value="1.44057261" calcext:value-type="float">
            <text:p>1.44057261</text:p>
          </table:table-cell>
          <table:table-cell office:value-type="float" office:value="0.35157229" calcext:value-type="float">
            <text:p>0.35157229</text:p>
          </table:table-cell>
          <table:table-cell table:formula="of:=[.B84]-[.G84]" office:value-type="float" office:value="0.84842771" calcext:value-type="float">
            <text:p>0.84842771</text:p>
          </table:table-cell>
          <table:table-cell office:value-type="float" office:value="0.51164984" calcext:value-type="float">
            <text:p>0.51164984</text:p>
          </table:table-cell>
          <table:table-cell table:formula="of:=[.B84]-[.I84]" office:value-type="float" office:value="0.68835016" calcext:value-type="float">
            <text:p>0.68835016</text:p>
          </table:table-cell>
          <table:table-cell office:value-type="float" office:value="1.2" calcext:value-type="float">
            <text:p>1.2</text:p>
          </table:table-cell>
          <table:table-cell table:formula="of:=[.B84]-[.K8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1: x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2124486" calcext:value-type="float">
            <text:p>-0.02124486</text:p>
          </table:table-cell>
          <table:table-cell table:formula="of:=[.B85]-[.C85]" office:value-type="float" office:value="0.02124486" calcext:value-type="float">
            <text:p>0.02124486</text:p>
          </table:table-cell>
          <table:table-cell office:value-type="float" office:value="0.007364" calcext:value-type="float">
            <text:p>0.007364</text:p>
          </table:table-cell>
          <table:table-cell table:formula="of:=[.B85]-[.E85]" office:value-type="float" office:value="-0.007364" calcext:value-type="float">
            <text:p>-0.007364</text:p>
          </table:table-cell>
          <table:table-cell office:value-type="float" office:value="-0.01989118" calcext:value-type="float">
            <text:p>-0.01989118</text:p>
          </table:table-cell>
          <table:table-cell table:formula="of:=[.B85]-[.G85]" office:value-type="float" office:value="0.01989118" calcext:value-type="float">
            <text:p>0.01989118</text:p>
          </table:table-cell>
          <table:table-cell office:value-type="float" office:value="-0.05909027" calcext:value-type="float">
            <text:p>-0.05909027</text:p>
          </table:table-cell>
          <table:table-cell table:formula="of:=[.B85]-[.I85]" office:value-type="float" office:value="0.05909027" calcext:value-type="float">
            <text:p>0.05909027</text:p>
          </table:table-cell>
          <table:table-cell office:value-type="float" office:value="0" calcext:value-type="float">
            <text:p>0</text:p>
          </table:table-cell>
          <table:table-cell table:formula="of:=[.B85]-[.K8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2: y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4534937" calcext:value-type="float">
            <text:p>-0.04534937</text:p>
          </table:table-cell>
          <table:table-cell table:formula="of:=[.B86]-[.C86]" office:value-type="float" office:value="0.04534937" calcext:value-type="float">
            <text:p>0.04534937</text:p>
          </table:table-cell>
          <table:table-cell office:value-type="float" office:value="0.06151334" calcext:value-type="float">
            <text:p>0.06151334</text:p>
          </table:table-cell>
          <table:table-cell table:formula="of:=[.B86]-[.E86]" office:value-type="float" office:value="-0.06151334" calcext:value-type="float">
            <text:p>-0.06151334</text:p>
          </table:table-cell>
          <table:table-cell office:value-type="float" office:value="-0.04208548" calcext:value-type="float">
            <text:p>-0.04208548</text:p>
          </table:table-cell>
          <table:table-cell table:formula="of:=[.B86]-[.G86]" office:value-type="float" office:value="0.04208548" calcext:value-type="float">
            <text:p>0.04208548</text:p>
          </table:table-cell>
          <table:table-cell office:value-type="float" office:value="-1.13828804" calcext:value-type="float">
            <text:p>-1.13828804</text:p>
          </table:table-cell>
          <table:table-cell table:formula="of:=[.B86]-[.I86]" office:value-type="float" office:value="1.13828804" calcext:value-type="float">
            <text:p>1.13828804</text:p>
          </table:table-cell>
          <table:table-cell office:value-type="float" office:value="0" calcext:value-type="float">
            <text:p>0</text:p>
          </table:table-cell>
          <table:table-cell table:formula="of:=[.B86]-[.K8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3: z component of center of mass of link LSoftHandLink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3970603" calcext:value-type="float">
            <text:p>-0.13970603</text:p>
          </table:table-cell>
          <table:table-cell table:formula="of:=[.B87]-[.C87]" office:value-type="float" office:value="-0.03029397" calcext:value-type="float">
            <text:p>-0.03029397</text:p>
          </table:table-cell>
          <table:table-cell office:value-type="float" office:value="-0.17944815" calcext:value-type="float">
            <text:p>-0.17944815</text:p>
          </table:table-cell>
          <table:table-cell table:formula="of:=[.B87]-[.E87]" office:value-type="float" office:value="0.00944814999999999" calcext:value-type="float">
            <text:p>0.00944815</text:p>
          </table:table-cell>
          <table:table-cell office:value-type="float" office:value="-0.14318573" calcext:value-type="float">
            <text:p>-0.14318573</text:p>
          </table:table-cell>
          <table:table-cell table:formula="of:=[.B87]-[.G87]" office:value-type="float" office:value="-0.02681427" calcext:value-type="float">
            <text:p>-0.02681427</text:p>
          </table:table-cell>
          <table:table-cell office:value-type="float" office:value="-2.79228379" calcext:value-type="float">
            <text:p>-2.79228379</text:p>
          </table:table-cell>
          <table:table-cell table:formula="of:=[.B87]-[.I87]" office:value-type="float" office:value="2.62228379" calcext:value-type="float">
            <text:p>2.62228379</text:p>
          </table:table-cell>
          <table:table-cell office:value-type="float" office:value="-0.17" calcext:value-type="float">
            <text:p>-0.17</text:p>
          </table:table-cell>
          <table:table-cell table:formula="of:=[.B87]-[.K8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4: xx component of inertia matrix of link LSoftHandLink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-0.24526166" calcext:value-type="float">
            <text:p>-0.24526166</text:p>
          </table:table-cell>
          <table:table-cell table:formula="of:=[.B88]-[.C88]" office:value-type="float" office:value="0.24758166" calcext:value-type="float">
            <text:p>0.24758166</text:p>
          </table:table-cell>
          <table:table-cell office:value-type="float" office:value="-0.24538737" calcext:value-type="float">
            <text:p>-0.24538737</text:p>
          </table:table-cell>
          <table:table-cell table:formula="of:=[.B88]-[.E88]" office:value-type="float" office:value="0.24770737" calcext:value-type="float">
            <text:p>0.24770737</text:p>
          </table:table-cell>
          <table:table-cell office:value-type="float" office:value="-0.2438551" calcext:value-type="float">
            <text:p>-0.2438551</text:p>
          </table:table-cell>
          <table:table-cell table:formula="of:=[.B88]-[.G88]" office:value-type="float" office:value="0.2461751" calcext:value-type="float">
            <text:p>0.2461751</text:p>
          </table:table-cell>
          <table:table-cell office:value-type="float" office:value="-7.1013968" calcext:value-type="float">
            <text:p>-7.1013968</text:p>
          </table:table-cell>
          <table:table-cell table:formula="of:=[.B88]-[.I88]" office:value-type="float" office:value="7.1037168" calcext:value-type="float">
            <text:p>7.1037168</text:p>
          </table:table-cell>
          <table:table-cell office:value-type="float" office:value="0.00232" calcext:value-type="float">
            <text:p>0.00232</text:p>
          </table:table-cell>
          <table:table-cell table:formula="of:=[.B88]-[.K8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5: xy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2199759" calcext:value-type="float">
            <text:p>-0.2199759</text:p>
          </table:table-cell>
          <table:table-cell table:formula="of:=[.B89]-[.C89]" office:value-type="float" office:value="0.2199759" calcext:value-type="float">
            <text:p>0.2199759</text:p>
          </table:table-cell>
          <table:table-cell office:value-type="float" office:value="-0.2186129" calcext:value-type="float">
            <text:p>-0.2186129</text:p>
          </table:table-cell>
          <table:table-cell table:formula="of:=[.B89]-[.E89]" office:value-type="float" office:value="0.2186129" calcext:value-type="float">
            <text:p>0.2186129</text:p>
          </table:table-cell>
          <table:table-cell office:value-type="float" office:value="-0.21820967" calcext:value-type="float">
            <text:p>-0.21820967</text:p>
          </table:table-cell>
          <table:table-cell table:formula="of:=[.B89]-[.G89]" office:value-type="float" office:value="0.21820967" calcext:value-type="float">
            <text:p>0.21820967</text:p>
          </table:table-cell>
          <table:table-cell office:value-type="float" office:value="-0.32799627" calcext:value-type="float">
            <text:p>-0.32799627</text:p>
          </table:table-cell>
          <table:table-cell table:formula="of:=[.B89]-[.I89]" office:value-type="float" office:value="0.32799627" calcext:value-type="float">
            <text:p>0.32799627</text:p>
          </table:table-cell>
          <table:table-cell office:value-type="float" office:value="0" calcext:value-type="float">
            <text:p>0</text:p>
          </table:table-cell>
          <table:table-cell table:formula="of:=[.B89]-[.K8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6: x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8673204" calcext:value-type="float">
            <text:p>-0.18673204</text:p>
          </table:table-cell>
          <table:table-cell table:formula="of:=[.B90]-[.C90]" office:value-type="float" office:value="0.18673204" calcext:value-type="float">
            <text:p>0.18673204</text:p>
          </table:table-cell>
          <table:table-cell office:value-type="float" office:value="-0.18810415" calcext:value-type="float">
            <text:p>-0.18810415</text:p>
          </table:table-cell>
          <table:table-cell table:formula="of:=[.B90]-[.E90]" office:value-type="float" office:value="0.18810415" calcext:value-type="float">
            <text:p>0.18810415</text:p>
          </table:table-cell>
          <table:table-cell office:value-type="float" office:value="-0.18746093" calcext:value-type="float">
            <text:p>-0.18746093</text:p>
          </table:table-cell>
          <table:table-cell table:formula="of:=[.B90]-[.G90]" office:value-type="float" office:value="0.18746093" calcext:value-type="float">
            <text:p>0.18746093</text:p>
          </table:table-cell>
          <table:table-cell office:value-type="float" office:value="-1.07153987" calcext:value-type="float">
            <text:p>-1.07153987</text:p>
          </table:table-cell>
          <table:table-cell table:formula="of:=[.B90]-[.I90]" office:value-type="float" office:value="1.07153987" calcext:value-type="float">
            <text:p>1.07153987</text:p>
          </table:table-cell>
          <table:table-cell office:value-type="float" office:value="0" calcext:value-type="float">
            <text:p>0</text:p>
          </table:table-cell>
          <table:table-cell table:formula="of:=[.B90]-[.K9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7: yy component of inertia matrix of link LSoftHandLink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36669663" calcext:value-type="float">
            <text:p>0.36669663</text:p>
          </table:table-cell>
          <table:table-cell table:formula="of:=[.B91]-[.C91]" office:value-type="float" office:value="-0.36373663" calcext:value-type="float">
            <text:p>-0.36373663</text:p>
          </table:table-cell>
          <table:table-cell office:value-type="float" office:value="0.36044609" calcext:value-type="float">
            <text:p>0.36044609</text:p>
          </table:table-cell>
          <table:table-cell table:formula="of:=[.B91]-[.E91]" office:value-type="float" office:value="-0.35748609" calcext:value-type="float">
            <text:p>-0.35748609</text:p>
          </table:table-cell>
          <table:table-cell office:value-type="float" office:value="0.3645497" calcext:value-type="float">
            <text:p>0.3645497</text:p>
          </table:table-cell>
          <table:table-cell table:formula="of:=[.B91]-[.G91]" office:value-type="float" office:value="-0.3615897" calcext:value-type="float">
            <text:p>-0.3615897</text:p>
          </table:table-cell>
          <table:table-cell office:value-type="float" office:value="-3.66997634" calcext:value-type="float">
            <text:p>-3.66997634</text:p>
          </table:table-cell>
          <table:table-cell table:formula="of:=[.B91]-[.I91]" office:value-type="float" office:value="3.67293634" calcext:value-type="float">
            <text:p>3.67293634</text:p>
          </table:table-cell>
          <table:table-cell office:value-type="float" office:value="0.00296" calcext:value-type="float">
            <text:p>0.00296</text:p>
          </table:table-cell>
          <table:table-cell table:formula="of:=[.B91]-[.K9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8: y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0.00824715" calcext:value-type="float">
            <text:p>0.00824715</text:p>
          </table:table-cell>
          <table:table-cell table:formula="of:=[.B92]-[.C92]" office:value-type="float" office:value="-0.00824715" calcext:value-type="float">
            <text:p>-0.00824715</text:p>
          </table:table-cell>
          <table:table-cell office:value-type="float" office:value="0.00819054" calcext:value-type="float">
            <text:p>0.00819054</text:p>
          </table:table-cell>
          <table:table-cell table:formula="of:=[.B92]-[.E92]" office:value-type="float" office:value="-0.00819054" calcext:value-type="float">
            <text:p>-0.00819054</text:p>
          </table:table-cell>
          <table:table-cell office:value-type="float" office:value="0.00765373" calcext:value-type="float">
            <text:p>0.00765373</text:p>
          </table:table-cell>
          <table:table-cell table:formula="of:=[.B92]-[.G92]" office:value-type="float" office:value="-0.00765373" calcext:value-type="float">
            <text:p>-0.00765373</text:p>
          </table:table-cell>
          <table:table-cell office:value-type="float" office:value="1.42148844" calcext:value-type="float">
            <text:p>1.42148844</text:p>
          </table:table-cell>
          <table:table-cell table:formula="of:=[.B92]-[.I92]" office:value-type="float" office:value="-1.42148844" calcext:value-type="float">
            <text:p>-1.42148844</text:p>
          </table:table-cell>
          <table:table-cell office:value-type="float" office:value="0" calcext:value-type="float">
            <text:p>0</text:p>
          </table:table-cell>
          <table:table-cell table:formula="of:=[.B92]-[.K9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9: zz component of inertia matrix of link LSoftHandLink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22913267" calcext:value-type="float">
            <text:p>0.22913267</text:p>
          </table:table-cell>
          <table:table-cell table:formula="of:=[.B93]-[.C93]" office:value-type="float" office:value="-0.22777267" calcext:value-type="float">
            <text:p>-0.22777267</text:p>
          </table:table-cell>
          <table:table-cell office:value-type="float" office:value="0.22758627" calcext:value-type="float">
            <text:p>0.22758627</text:p>
          </table:table-cell>
          <table:table-cell table:formula="of:=[.B93]-[.E93]" office:value-type="float" office:value="-0.22622627" calcext:value-type="float">
            <text:p>-0.22622627</text:p>
          </table:table-cell>
          <table:table-cell office:value-type="float" office:value="0.22735752" calcext:value-type="float">
            <text:p>0.22735752</text:p>
          </table:table-cell>
          <table:table-cell table:formula="of:=[.B93]-[.G93]" office:value-type="float" office:value="-0.22599752" calcext:value-type="float">
            <text:p>-0.22599752</text:p>
          </table:table-cell>
          <table:table-cell office:value-type="float" office:value="-0.18834641" calcext:value-type="float">
            <text:p>-0.18834641</text:p>
          </table:table-cell>
          <table:table-cell table:formula="of:=[.B93]-[.I93]" office:value-type="float" office:value="0.18970641" calcext:value-type="float">
            <text:p>0.18970641</text:p>
          </table:table-cell>
          <table:table-cell office:value-type="float" office:value="0.00136" calcext:value-type="float">
            <text:p>0.00136</text:p>
          </table:table-cell>
          <table:table-cell table:formula="of:=[.B93]-[.K93]" office:value-type="float" office:value="0" calcext:value-type="float">
            <text:p>0</text:p>
          </table:table-cell>
          <table:table-cell table:number-columns-repeated="3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table:style-name="ce1" office:value-type="string" calcext:value-type="string" table:number-columns-spanned="5" table:number-rows-spanned="1">
            <text:p>robotran simulation and idyntree identification</text:p>
          </table:table-cell>
          <table:covered-table-cell table:number-columns-repeated="2"/>
          <table:covered-table-cell table:number-columns-repeated="2" table:style-name="ce2"/>
          <table:table-cell table:style-name="ce2"/>
          <table:table-cell table:style-name="ce1"/>
          <table:table-cell table:number-columns-repeated="2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CAD</text:p>
          </table:table-cell>
          <table:table-cell table:style-name="ce3" office:value-type="string" calcext:value-type="string">
            <text:p>direct standard params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standard by identifying base params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, WLS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standard essential, weighted with essential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# 0: mass of link Waist <text:s text:c="16"/></text:p>
          </table:table-cell>
          <table:table-cell office:value-type="float" office:value="11.0461" calcext:value-type="float">
            <text:p>11.0461</text:p>
          </table:table-cell>
          <table:table-cell table:style-name="ce4" office:value-type="float" office:value="0" calcext:value-type="float">
            <text:p>0</text:p>
          </table:table-cell>
          <table:table-cell table:formula="of:=[.B99]-[.C99]" office:value-type="float" office:value="11.0461" calcext:value-type="float">
            <text:p>11.0461</text:p>
          </table:table-cell>
          <table:table-cell table:style-name="ce4" office:value-type="float" office:value="0" calcext:value-type="float">
            <text:p>0</text:p>
          </table:table-cell>
          <table:table-cell table:formula="of:=[.B99]-[.E99]" office:value-type="float" office:value="11.0461" calcext:value-type="float">
            <text:p>11.0461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G99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99]-[.I99]" office:value-type="float" office:value="0" calcext:value-type="float">
            <text:p>0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K9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: x component of center of mass of link Waist</text:p>
          </table:table-cell>
          <table:table-cell office:value-type="float" office:value="-0.02281339" calcext:value-type="float">
            <text:p>-0.02281339</text:p>
          </table:table-cell>
          <table:table-cell table:style-name="ce4" office:value-type="float" office:value="-3426.89996928" calcext:value-type="float">
            <text:p>-3426.89996928</text:p>
          </table:table-cell>
          <table:table-cell table:formula="of:=[.B100]-[.C100]" office:value-type="float" office:value="3426.87715589" calcext:value-type="float">
            <text:p>3426.87715589</text:p>
          </table:table-cell>
          <table:table-cell table:style-name="ce4" office:value-type="float" office:value="0" calcext:value-type="float">
            <text:p>0</text:p>
          </table:table-cell>
          <table:table-cell table:formula="of:=[.B100]-[.E100]" office:value-type="float" office:value="-0.02281339" calcext:value-type="float">
            <text:p>-0.02281339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G100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100]-[.I100]" office:value-type="float" office:value="0" calcext:value-type="float">
            <text:p>0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K10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: y component of center of mass of link Waist</text:p>
          </table:table-cell>
          <table:table-cell office:value-type="float" office:value="-0.00073935" calcext:value-type="float">
            <text:p>-0.00073935</text:p>
          </table:table-cell>
          <table:table-cell table:style-name="ce4" office:value-type="float" office:value="1610.10716957" calcext:value-type="float">
            <text:p>1610.10716957</text:p>
          </table:table-cell>
          <table:table-cell table:formula="of:=[.B101]-[.C101]" office:value-type="float" office:value="-1610.10790892" calcext:value-type="float">
            <text:p>-1610.10790892</text:p>
          </table:table-cell>
          <table:table-cell table:style-name="ce4" office:value-type="float" office:value="0" calcext:value-type="float">
            <text:p>0</text:p>
          </table:table-cell>
          <table:table-cell table:formula="of:=[.B101]-[.E101]" office:value-type="float" office:value="-0.00073935" calcext:value-type="float">
            <text:p>-0.00073935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G101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101]-[.I101]" office:value-type="float" office:value="0" calcext:value-type="float">
            <text:p>0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K10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: z component of center of mass of link Waist</text:p>
          </table:table-cell>
          <table:table-cell office:value-type="float" office:value="0.03042286" calcext:value-type="float">
            <text:p>0.03042286</text:p>
          </table:table-cell>
          <table:table-cell table:style-name="ce4" office:value-type="float" office:value="-980.83380525" calcext:value-type="float">
            <text:p>-980.83380525</text:p>
          </table:table-cell>
          <table:table-cell table:formula="of:=[.B102]-[.C102]" office:value-type="float" office:value="980.86422811" calcext:value-type="float">
            <text:p>980.86422811</text:p>
          </table:table-cell>
          <table:table-cell table:style-name="ce4" office:value-type="float" office:value="0" calcext:value-type="float">
            <text:p>0</text:p>
          </table:table-cell>
          <table:table-cell table:formula="of:=[.B102]-[.E102]" office:value-type="float" office:value="0.03042286" calcext:value-type="float">
            <text:p>0.03042286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G102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102]-[.I102]" office:value-type="float" office:value="0" calcext:value-type="float">
            <text:p>0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K10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: xx component of inertia matrix of link Waist</text:p>
          </table:table-cell>
          <table:table-cell office:value-type="float" office:value="0.09620824" calcext:value-type="float">
            <text:p>0.09620824</text:p>
          </table:table-cell>
          <table:table-cell table:style-name="ce4" office:value-type="float" office:value="-0" calcext:value-type="float">
            <text:p>0</text:p>
          </table:table-cell>
          <table:table-cell table:formula="of:=[.B103]-[.C103]" office:value-type="float" office:value="0.09620824" calcext:value-type="float">
            <text:p>0.09620824</text:p>
          </table:table-cell>
          <table:table-cell table:style-name="ce4" office:value-type="float" office:value="0" calcext:value-type="float">
            <text:p>0</text:p>
          </table:table-cell>
          <table:table-cell table:formula="of:=[.B103]-[.E103]" office:value-type="float" office:value="0.09620824" calcext:value-type="float">
            <text:p>0.09620824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G103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103]-[.I103]" office:value-type="float" office:value="0" calcext:value-type="float">
            <text:p>0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K10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: xy component of inertia matrix of link Waist</text:p>
          </table:table-cell>
          <table:table-cell office:value-type="float" office:value="0.00014081" calcext:value-type="float">
            <text:p>0.00014081</text:p>
          </table:table-cell>
          <table:table-cell table:style-name="ce4" office:value-type="float" office:value="-0" calcext:value-type="float">
            <text:p>0</text:p>
          </table:table-cell>
          <table:table-cell table:formula="of:=[.B104]-[.C104]" office:value-type="float" office:value="0.00014081" calcext:value-type="float">
            <text:p>0.00014081</text:p>
          </table:table-cell>
          <table:table-cell table:style-name="ce4" office:value-type="float" office:value="0" calcext:value-type="float">
            <text:p>0</text:p>
          </table:table-cell>
          <table:table-cell table:formula="of:=[.B104]-[.E104]" office:value-type="float" office:value="0.00014081" calcext:value-type="float">
            <text:p>0.00014081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G104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104]-[.I104]" office:value-type="float" office:value="0" calcext:value-type="float">
            <text:p>0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K10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: xz component of inertia matrix of link Waist</text:p>
          </table:table-cell>
          <table:table-cell office:value-type="float" office:value="0.00312577" calcext:value-type="float">
            <text:p>0.00312577</text:p>
          </table:table-cell>
          <table:table-cell table:style-name="ce4" office:value-type="float" office:value="0" calcext:value-type="float">
            <text:p>0</text:p>
          </table:table-cell>
          <table:table-cell table:formula="of:=[.B105]-[.C105]" office:value-type="float" office:value="0.00312577" calcext:value-type="float">
            <text:p>0.00312577</text:p>
          </table:table-cell>
          <table:table-cell table:style-name="ce4" office:value-type="float" office:value="0" calcext:value-type="float">
            <text:p>0</text:p>
          </table:table-cell>
          <table:table-cell table:formula="of:=[.B105]-[.E105]" office:value-type="float" office:value="0.00312577" calcext:value-type="float">
            <text:p>0.00312577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G105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5]-[.I105]" office:value-type="float" office:value="0" calcext:value-type="float">
            <text:p>0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K10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: yy component of inertia matrix of link Waist</text:p>
          </table:table-cell>
          <table:table-cell office:value-type="float" office:value="0.09851132" calcext:value-type="float">
            <text:p>0.09851132</text:p>
          </table:table-cell>
          <table:table-cell table:style-name="ce4" office:value-type="float" office:value="-0" calcext:value-type="float">
            <text:p>0</text:p>
          </table:table-cell>
          <table:table-cell table:formula="of:=[.B106]-[.C106]" office:value-type="float" office:value="0.09851132" calcext:value-type="float">
            <text:p>0.09851132</text:p>
          </table:table-cell>
          <table:table-cell table:style-name="ce4" office:value-type="float" office:value="0" calcext:value-type="float">
            <text:p>0</text:p>
          </table:table-cell>
          <table:table-cell table:formula="of:=[.B106]-[.E106]" office:value-type="float" office:value="0.09851132" calcext:value-type="float">
            <text:p>0.09851132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G106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06]-[.I106]" office:value-type="float" office:value="0" calcext:value-type="float">
            <text:p>0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K10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: yz component of inertia matrix of link Waist</text:p>
          </table:table-cell>
          <table:table-cell office:value-type="float" office:value="0.00013938" calcext:value-type="float">
            <text:p>0.00013938</text:p>
          </table:table-cell>
          <table:table-cell table:style-name="ce4" office:value-type="float" office:value="-0" calcext:value-type="float">
            <text:p>0</text:p>
          </table:table-cell>
          <table:table-cell table:formula="of:=[.B107]-[.C107]" office:value-type="float" office:value="0.00013938" calcext:value-type="float">
            <text:p>0.00013938</text:p>
          </table:table-cell>
          <table:table-cell table:style-name="ce4" office:value-type="float" office:value="0" calcext:value-type="float">
            <text:p>0</text:p>
          </table:table-cell>
          <table:table-cell table:formula="of:=[.B107]-[.E107]" office:value-type="float" office:value="0.00013938" calcext:value-type="float">
            <text:p>0.00013938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G107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07]-[.I107]" office:value-type="float" office:value="0" calcext:value-type="float">
            <text:p>0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K10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9: zz component of inertia matrix of link Waist</text:p>
          </table:table-cell>
          <table:table-cell office:value-type="float" office:value="0.08654151" calcext:value-type="float">
            <text:p>0.08654151</text:p>
          </table:table-cell>
          <table:table-cell table:style-name="ce4" office:value-type="float" office:value="-0" calcext:value-type="float">
            <text:p>0</text:p>
          </table:table-cell>
          <table:table-cell table:formula="of:=[.B108]-[.C108]" office:value-type="float" office:value="0.08654151" calcext:value-type="float">
            <text:p>0.08654151</text:p>
          </table:table-cell>
          <table:table-cell table:style-name="ce4" office:value-type="float" office:value="0" calcext:value-type="float">
            <text:p>0</text:p>
          </table:table-cell>
          <table:table-cell table:formula="of:=[.B108]-[.E108]" office:value-type="float" office:value="0.08654151" calcext:value-type="float">
            <text:p>0.08654151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G108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08]-[.I108]" office:value-type="float" office:value="0" calcext:value-type="float">
            <text:p>0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K10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0: mass of link LShp <text:s text:c="16"/></text:p>
          </table:table-cell>
          <table:table-cell office:value-type="float" office:value="1.81746" calcext:value-type="float">
            <text:p>1.81746</text:p>
          </table:table-cell>
          <table:table-cell table:style-name="ce4" office:value-type="float" office:value="-0" calcext:value-type="float">
            <text:p>0</text:p>
          </table:table-cell>
          <table:table-cell table:formula="of:=[.B109]-[.C109]" office:value-type="float" office:value="1.81746" calcext:value-type="float">
            <text:p>1.81746</text:p>
          </table:table-cell>
          <table:table-cell table:style-name="ce4" office:value-type="float" office:value="0" calcext:value-type="float">
            <text:p>0</text:p>
          </table:table-cell>
          <table:table-cell table:formula="of:=[.B109]-[.E109]" office:value-type="float" office:value="1.81746" calcext:value-type="float">
            <text:p>1.81746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G109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09]-[.I109]" office:value-type="float" office:value="0" calcext:value-type="float">
            <text:p>0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K10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1: x component of center of mass of link LShp</text:p>
          </table:table-cell>
          <table:table-cell office:value-type="float" office:value="-0.00543348" calcext:value-type="float">
            <text:p>-0.00543348</text:p>
          </table:table-cell>
          <table:table-cell table:style-name="ce4" office:value-type="float" office:value="-1088559039021" calcext:value-type="float">
            <text:p>-1088559039021</text:p>
          </table:table-cell>
          <table:table-cell table:style-name="ce5" table:formula="of:=[.B110]-[.C110]" office:value-type="float" office:value="1088559039020.99" calcext:value-type="float">
            <text:p>1088559039020.99</text:p>
          </table:table-cell>
          <table:table-cell table:style-name="ce4" office:value-type="float" office:value="0" calcext:value-type="float">
            <text:p>0</text:p>
          </table:table-cell>
          <table:table-cell table:formula="of:=[.B110]-[.E110]" office:value-type="float" office:value="-0.00543348" calcext:value-type="float">
            <text:p>-0.00543348</text:p>
          </table:table-cell>
          <table:table-cell table:style-name="ce4" office:value-type="float" office:value="0.00491418" calcext:value-type="float">
            <text:p>0.00491418</text:p>
          </table:table-cell>
          <table:table-cell table:formula="of:=[.B110]-[.G110]" office:value-type="float" office:value="-0.01034766" calcext:value-type="float">
            <text:p>-0.01034766</text:p>
          </table:table-cell>
          <table:table-cell office:value-type="float" office:value="0.01728676" calcext:value-type="float">
            <text:p>0.01728676</text:p>
          </table:table-cell>
          <table:table-cell table:formula="of:=[.B110]-[.I110]" office:value-type="float" office:value="-0.02272024" calcext:value-type="float">
            <text:p>-0.02272024</text:p>
          </table:table-cell>
          <table:table-cell table:style-name="ce4" office:value-type="float" office:value="-0.00543348" calcext:value-type="float">
            <text:p>-0.00543348</text:p>
          </table:table-cell>
          <table:table-cell table:formula="of:=[.B110]-[.K11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2: y component of center of mass of link LShp</text:p>
          </table:table-cell>
          <table:table-cell office:value-type="float" office:value="0.04480011" calcext:value-type="float">
            <text:p>0.04480011</text:p>
          </table:table-cell>
          <table:table-cell table:style-name="ce4" office:value-type="float" office:value="-18100017027684" calcext:value-type="float">
            <text:p>-18100017027684</text:p>
          </table:table-cell>
          <table:table-cell table:formula="of:=[.B111]-[.C111]" office:value-type="float" office:value="18100017027684" calcext:value-type="float">
            <text:p>18100017027684</text:p>
          </table:table-cell>
          <table:table-cell table:style-name="ce4" office:value-type="float" office:value="0" calcext:value-type="float">
            <text:p>0</text:p>
          </table:table-cell>
          <table:table-cell table:formula="of:=[.B111]-[.E111]" office:value-type="float" office:value="0.04480011" calcext:value-type="float">
            <text:p>0.04480011</text:p>
          </table:table-cell>
          <table:table-cell table:style-name="ce4" office:value-type="float" office:value="0.11339134" calcext:value-type="float">
            <text:p>0.11339134</text:p>
          </table:table-cell>
          <table:table-cell table:formula="of:=[.B111]-[.G111]" office:value-type="float" office:value="-0.06859123" calcext:value-type="float">
            <text:p>-0.06859123</text:p>
          </table:table-cell>
          <table:table-cell office:value-type="float" office:value="0.2010651" calcext:value-type="float">
            <text:p>0.2010651</text:p>
          </table:table-cell>
          <table:table-cell table:formula="of:=[.B111]-[.I111]" office:value-type="float" office:value="-0.15626499" calcext:value-type="float">
            <text:p>-0.15626499</text:p>
          </table:table-cell>
          <table:table-cell table:style-name="ce4" office:value-type="float" office:value="0.04480011" calcext:value-type="float">
            <text:p>0.04480011</text:p>
          </table:table-cell>
          <table:table-cell table:formula="of:=[.B111]-[.K11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3: z component of center of mass of link LShp</text:p>
          </table:table-cell>
          <table:table-cell office:value-type="float" office:value="0.01581058" calcext:value-type="float">
            <text:p>0.01581058</text:p>
          </table:table-cell>
          <table:table-cell table:style-name="ce4" office:value-type="float" office:value="20102351436605" calcext:value-type="float">
            <text:p>20102351436605</text:p>
          </table:table-cell>
          <table:table-cell table:formula="of:=[.B112]-[.C112]" office:value-type="float" office:value="-20102351436605" calcext:value-type="float">
            <text:p>-20102351436605</text:p>
          </table:table-cell>
          <table:table-cell table:style-name="ce4" office:value-type="float" office:value="0" calcext:value-type="float">
            <text:p>0</text:p>
          </table:table-cell>
          <table:table-cell table:formula="of:=[.B112]-[.E112]" office:value-type="float" office:value="0.01581058" calcext:value-type="float">
            <text:p>0.01581058</text:p>
          </table:table-cell>
          <table:table-cell table:style-name="ce4" office:value-type="float" office:value="-0.06036768" calcext:value-type="float">
            <text:p>-0.06036768</text:p>
          </table:table-cell>
          <table:table-cell table:formula="of:=[.B112]-[.G112]" office:value-type="float" office:value="0.07617826" calcext:value-type="float">
            <text:p>0.07617826</text:p>
          </table:table-cell>
          <table:table-cell office:value-type="float" office:value="-0.15773923" calcext:value-type="float">
            <text:p>-0.15773923</text:p>
          </table:table-cell>
          <table:table-cell table:formula="of:=[.B112]-[.I112]" office:value-type="float" office:value="0.17354981" calcext:value-type="float">
            <text:p>0.17354981</text:p>
          </table:table-cell>
          <table:table-cell table:style-name="ce4" office:value-type="float" office:value="0.0663056" calcext:value-type="float">
            <text:p>0.0663056</text:p>
          </table:table-cell>
          <table:table-cell table:formula="of:=[.B112]-[.K112]" office:value-type="float" office:value="-0.05049502" calcext:value-type="float">
            <text:p>-0.050495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4: xx component of inertia matrix of link LShp</text:p>
          </table:table-cell>
          <table:table-cell office:value-type="float" office:value="0.00571054" calcext:value-type="float">
            <text:p>0.00571054</text:p>
          </table:table-cell>
          <table:table-cell table:style-name="ce4" office:value-type="float" office:value="21581333853693" calcext:value-type="float">
            <text:p>21581333853693</text:p>
          </table:table-cell>
          <table:table-cell table:formula="of:=[.B113]-[.C113]" office:value-type="float" office:value="-21581333853693" calcext:value-type="float">
            <text:p>-21581333853693</text:p>
          </table:table-cell>
          <table:table-cell table:style-name="ce4" office:value-type="float" office:value="0" calcext:value-type="float">
            <text:p>0</text:p>
          </table:table-cell>
          <table:table-cell table:formula="of:=[.B113]-[.E113]" office:value-type="float" office:value="0.00571054" calcext:value-type="float">
            <text:p>0.00571054</text:p>
          </table:table-cell>
          <table:table-cell table:style-name="ce4" office:value-type="float" office:value="-0.02017887" calcext:value-type="float">
            <text:p>-0.02017887</text:p>
          </table:table-cell>
          <table:table-cell table:formula="of:=[.B113]-[.G113]" office:value-type="float" office:value="0.02588941" calcext:value-type="float">
            <text:p>0.02588941</text:p>
          </table:table-cell>
          <table:table-cell office:value-type="float" office:value="-0.10888361" calcext:value-type="float">
            <text:p>-0.10888361</text:p>
          </table:table-cell>
          <table:table-cell table:formula="of:=[.B113]-[.I113]" office:value-type="float" office:value="0.11459415" calcext:value-type="float">
            <text:p>0.11459415</text:p>
          </table:table-cell>
          <table:table-cell table:style-name="ce4" office:value-type="float" office:value="-0.00182548" calcext:value-type="float">
            <text:p>-0.00182548</text:p>
          </table:table-cell>
          <table:table-cell table:formula="of:=[.B113]-[.K113]" office:value-type="float" office:value="0.00753602" calcext:value-type="float">
            <text:p>0.007536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5: xy component of inertia matrix of link LShp</text:p>
          </table:table-cell>
          <table:table-cell office:value-type="float" office:value="-0.00041083" calcext:value-type="float">
            <text:p>-0.00041083</text:p>
          </table:table-cell>
          <table:table-cell table:style-name="ce4" office:value-type="float" office:value="-581121853965.3" calcext:value-type="float">
            <text:p>-581121853965.3</text:p>
          </table:table-cell>
          <table:table-cell table:formula="of:=[.B114]-[.C114]" office:value-type="float" office:value="581121853965.3" calcext:value-type="float">
            <text:p>581121853965.3</text:p>
          </table:table-cell>
          <table:table-cell table:style-name="ce4" office:value-type="float" office:value="-0" calcext:value-type="float">
            <text:p>0</text:p>
          </table:table-cell>
          <table:table-cell table:formula="of:=[.B114]-[.E114]" office:value-type="float" office:value="-0.00041083" calcext:value-type="float">
            <text:p>-0.00041083</text:p>
          </table:table-cell>
          <table:table-cell table:style-name="ce4" office:value-type="float" office:value="0.00104431" calcext:value-type="float">
            <text:p>0.00104431</text:p>
          </table:table-cell>
          <table:table-cell table:formula="of:=[.B114]-[.G114]" office:value-type="float" office:value="-0.00145514" calcext:value-type="float">
            <text:p>-0.00145514</text:p>
          </table:table-cell>
          <table:table-cell office:value-type="float" office:value="0.00634864" calcext:value-type="float">
            <text:p>0.00634864</text:p>
          </table:table-cell>
          <table:table-cell table:formula="of:=[.B114]-[.I114]" office:value-type="float" office:value="-0.00675947" calcext:value-type="float">
            <text:p>-0.00675947</text:p>
          </table:table-cell>
          <table:table-cell table:style-name="ce4" office:value-type="float" office:value="-0.00041083" calcext:value-type="float">
            <text:p>-0.00041083</text:p>
          </table:table-cell>
          <table:table-cell table:formula="of:=[.B114]-[.K11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6: xz component of inertia matrix of link LShp</text:p>
          </table:table-cell>
          <table:table-cell office:value-type="float" office:value="-0.0000513" calcext:value-type="float">
            <text:p>-0.0000513</text:p>
          </table:table-cell>
          <table:table-cell table:style-name="ce4" office:value-type="float" office:value="645409101993.36" calcext:value-type="float">
            <text:p>645409101993.36</text:p>
          </table:table-cell>
          <table:table-cell table:formula="of:=[.B115]-[.C115]" office:value-type="float" office:value="-645409101993.36" calcext:value-type="float">
            <text:p>-645409101993.36</text:p>
          </table:table-cell>
          <table:table-cell table:style-name="ce4" office:value-type="float" office:value="-0" calcext:value-type="float">
            <text:p>0</text:p>
          </table:table-cell>
          <table:table-cell table:formula="of:=[.B115]-[.E115]" office:value-type="float" office:value="-0.0000513" calcext:value-type="float">
            <text:p>-0.0000513</text:p>
          </table:table-cell>
          <table:table-cell table:style-name="ce4" office:value-type="float" office:value="-0.00043433" calcext:value-type="float">
            <text:p>-0.00043433</text:p>
          </table:table-cell>
          <table:table-cell table:formula="of:=[.B115]-[.G115]" office:value-type="float" office:value="0.00038303" calcext:value-type="float">
            <text:p>0.00038303</text:p>
          </table:table-cell>
          <table:table-cell office:value-type="float" office:value="-0.00485102" calcext:value-type="float">
            <text:p>-0.00485102</text:p>
          </table:table-cell>
          <table:table-cell table:formula="of:=[.B115]-[.I115]" office:value-type="float" office:value="0.00479972" calcext:value-type="float">
            <text:p>0.00479972</text:p>
          </table:table-cell>
          <table:table-cell table:style-name="ce4" office:value-type="float" office:value="-0.00054994" calcext:value-type="float">
            <text:p>-0.00054994</text:p>
          </table:table-cell>
          <table:table-cell table:formula="of:=[.B115]-[.K115]" office:value-type="float" office:value="0.00049864" calcext:value-type="float">
            <text:p>0.000498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7: yy component of inertia matrix of link LShp</text:p>
          </table:table-cell>
          <table:table-cell office:value-type="float" office:value="0.01126913" calcext:value-type="float">
            <text:p>0.01126913</text:p>
          </table:table-cell>
          <table:table-cell table:style-name="ce4" office:value-type="float" office:value="11953678808669" calcext:value-type="float">
            <text:p>11953678808669</text:p>
          </table:table-cell>
          <table:table-cell table:formula="of:=[.B116]-[.C116]" office:value-type="float" office:value="-11953678808669" calcext:value-type="float">
            <text:p>-11953678808669</text:p>
          </table:table-cell>
          <table:table-cell table:style-name="ce4" office:value-type="float" office:value="0.1372541" calcext:value-type="float">
            <text:p>0.1372541</text:p>
          </table:table-cell>
          <table:table-cell table:formula="of:=[.B116]-[.E116]" office:value-type="float" office:value="-0.12598497" calcext:value-type="float">
            <text:p>-0.12598497</text:p>
          </table:table-cell>
          <table:table-cell table:style-name="ce4" office:value-type="float" office:value="0.11027928" calcext:value-type="float">
            <text:p>0.11027928</text:p>
          </table:table-cell>
          <table:table-cell table:formula="of:=[.B116]-[.G116]" office:value-type="float" office:value="-0.09901015" calcext:value-type="float">
            <text:p>-0.09901015</text:p>
          </table:table-cell>
          <table:table-cell office:value-type="float" office:value="0.20597775" calcext:value-type="float">
            <text:p>0.20597775</text:p>
          </table:table-cell>
          <table:table-cell table:formula="of:=[.B116]-[.I116]" office:value-type="float" office:value="-0.19470862" calcext:value-type="float">
            <text:p>-0.19470862</text:p>
          </table:table-cell>
          <table:table-cell table:style-name="ce4" office:value-type="float" office:value="0.0037331" calcext:value-type="float">
            <text:p>0.0037331</text:p>
          </table:table-cell>
          <table:table-cell table:formula="of:=[.B116]-[.K116]" office:value-type="float" office:value="0.00753603" calcext:value-type="float">
            <text:p>0.007536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8: yz component of inertia matrix of link LShp</text:p>
          </table:table-cell>
          <table:table-cell office:value-type="float" office:value="0.00003461" calcext:value-type="float">
            <text:p>0.00003461</text:p>
          </table:table-cell>
          <table:table-cell table:style-name="ce4" office:value-type="float" office:value="10731540795802" calcext:value-type="float">
            <text:p>10731540795802</text:p>
          </table:table-cell>
          <table:table-cell table:formula="of:=[.B117]-[.C117]" office:value-type="float" office:value="-10731540795802" calcext:value-type="float">
            <text:p>-10731540795802</text:p>
          </table:table-cell>
          <table:table-cell table:style-name="ce4" office:value-type="float" office:value="0.24716844" calcext:value-type="float">
            <text:p>0.24716844</text:p>
          </table:table-cell>
          <table:table-cell table:formula="of:=[.B117]-[.E117]" office:value-type="float" office:value="-0.24713383" calcext:value-type="float">
            <text:p>-0.24713383</text:p>
          </table:table-cell>
          <table:table-cell table:style-name="ce4" office:value-type="float" office:value="0.17569627" calcext:value-type="float">
            <text:p>0.17569627</text:p>
          </table:table-cell>
          <table:table-cell table:formula="of:=[.B117]-[.G117]" office:value-type="float" office:value="-0.17566166" calcext:value-type="float">
            <text:p>-0.17566166</text:p>
          </table:table-cell>
          <table:table-cell office:value-type="float" office:value="0.37323631" calcext:value-type="float">
            <text:p>0.37323631</text:p>
          </table:table-cell>
          <table:table-cell table:formula="of:=[.B117]-[.I117]" office:value-type="float" office:value="-0.3732017" calcext:value-type="float">
            <text:p>-0.3732017</text:p>
          </table:table-cell>
          <table:table-cell table:style-name="ce4" office:value-type="float" office:value="0.00414603" calcext:value-type="float">
            <text:p>0.00414603</text:p>
          </table:table-cell>
          <table:table-cell table:formula="of:=[.B117]-[.K117]" office:value-type="float" office:value="-0.00411142" calcext:value-type="float">
            <text:p>-0.004111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9: zz component of inertia matrix of link LShp</text:p>
          </table:table-cell>
          <table:table-cell office:value-type="float" office:value="0.01371201" calcext:value-type="float">
            <text:p>0.01371201</text:p>
          </table:table-cell>
          <table:table-cell table:style-name="ce4" office:value-type="float" office:value="9697553923675.4" calcext:value-type="float">
            <text:p>9697553923675.4</text:p>
          </table:table-cell>
          <table:table-cell table:formula="of:=[.B118]-[.C118]" office:value-type="float" office:value="-9697553923675.39" calcext:value-type="float">
            <text:p>-9697553923675.39</text:p>
          </table:table-cell>
          <table:table-cell table:style-name="ce4" office:value-type="float" office:value="0.11127571" calcext:value-type="float">
            <text:p>0.11127571</text:p>
          </table:table-cell>
          <table:table-cell table:formula="of:=[.B118]-[.E118]" office:value-type="float" office:value="-0.0975637" calcext:value-type="float">
            <text:p>-0.0975637</text:p>
          </table:table-cell>
          <table:table-cell table:style-name="ce4" office:value-type="float" office:value="0.07926501" calcext:value-type="float">
            <text:p>0.07926501</text:p>
          </table:table-cell>
          <table:table-cell table:formula="of:=[.B118]-[.G118]" office:value-type="float" office:value="-0.065553" calcext:value-type="float">
            <text:p>-0.065553</text:p>
          </table:table-cell>
          <table:table-cell office:value-type="float" office:value="0.13794187" calcext:value-type="float">
            <text:p>0.13794187</text:p>
          </table:table-cell>
          <table:table-cell table:formula="of:=[.B118]-[.I118]" office:value-type="float" office:value="-0.12422986" calcext:value-type="float">
            <text:p>-0.12422986</text:p>
          </table:table-cell>
          <table:table-cell table:style-name="ce4" office:value-type="float" office:value="0.01371201" calcext:value-type="float">
            <text:p>0.01371201</text:p>
          </table:table-cell>
          <table:table-cell table:formula="of:=[.B118]-[.K11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0: mass of link LShr <text:s text:c="16"/></text:p>
          </table:table-cell>
          <table:table-cell office:value-type="float" office:value="5.00486" calcext:value-type="float">
            <text:p>5.00486</text:p>
          </table:table-cell>
          <table:table-cell table:style-name="ce4" office:value-type="float" office:value="0.04298376" calcext:value-type="float">
            <text:p>0.04298376</text:p>
          </table:table-cell>
          <table:table-cell table:formula="of:=[.B119]-[.C119]" office:value-type="float" office:value="4.96187624" calcext:value-type="float">
            <text:p>4.96187624</text:p>
          </table:table-cell>
          <table:table-cell table:style-name="ce4" office:value-type="float" office:value="0.04298274" calcext:value-type="float">
            <text:p>0.04298274</text:p>
          </table:table-cell>
          <table:table-cell table:formula="of:=[.B119]-[.E119]" office:value-type="float" office:value="4.96187726" calcext:value-type="float">
            <text:p>4.96187726</text:p>
          </table:table-cell>
          <table:table-cell table:style-name="ce4" office:value-type="float" office:value="5.01526904" calcext:value-type="float">
            <text:p>5.01526904</text:p>
          </table:table-cell>
          <table:table-cell table:formula="of:=[.B119]-[.G119]" office:value-type="float" office:value="-0.0104090399999999" calcext:value-type="float">
            <text:p>-0.01040904</text:p>
          </table:table-cell>
          <table:table-cell office:value-type="float" office:value="5.02857582" calcext:value-type="float">
            <text:p>5.02857582</text:p>
          </table:table-cell>
          <table:table-cell table:formula="of:=[.B119]-[.I119]" office:value-type="float" office:value="-0.0237158200000005" calcext:value-type="float">
            <text:p>-0.02371582</text:p>
          </table:table-cell>
          <table:table-cell table:style-name="ce4" office:value-type="float" office:value="5.00486" calcext:value-type="float">
            <text:p>5.00486</text:p>
          </table:table-cell>
          <table:table-cell table:formula="of:=[.B119]-[.K11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1: x component of center of mass of link LShr</text:p>
          </table:table-cell>
          <table:table-cell office:value-type="float" office:value="0.00729315" calcext:value-type="float">
            <text:p>0.00729315</text:p>
          </table:table-cell>
          <table:table-cell table:style-name="ce4" office:value-type="float" office:value="0.74693669" calcext:value-type="float">
            <text:p>0.74693669</text:p>
          </table:table-cell>
          <table:table-cell table:formula="of:=[.B120]-[.C120]" office:value-type="float" office:value="-0.73964354" calcext:value-type="float">
            <text:p>-0.73964354</text:p>
          </table:table-cell>
          <table:table-cell table:style-name="ce4" office:value-type="float" office:value="0.74695456" calcext:value-type="float">
            <text:p>0.74695456</text:p>
          </table:table-cell>
          <table:table-cell table:formula="of:=[.B120]-[.E120]" office:value-type="float" office:value="-0.73966141" calcext:value-type="float">
            <text:p>-0.73966141</text:p>
          </table:table-cell>
          <table:table-cell table:style-name="ce4" office:value-type="float" office:value="0.01102786" calcext:value-type="float">
            <text:p>0.01102786</text:p>
          </table:table-cell>
          <table:table-cell table:formula="of:=[.B120]-[.G120]" office:value-type="float" office:value="-0.00373471" calcext:value-type="float">
            <text:p>-0.00373471</text:p>
          </table:table-cell>
          <table:table-cell office:value-type="float" office:value="0.01547045" calcext:value-type="float">
            <text:p>0.01547045</text:p>
          </table:table-cell>
          <table:table-cell table:formula="of:=[.B120]-[.I120]" office:value-type="float" office:value="-0.0081773" calcext:value-type="float">
            <text:p>-0.0081773</text:p>
          </table:table-cell>
          <table:table-cell table:style-name="ce4" office:value-type="float" office:value="0.01055737" calcext:value-type="float">
            <text:p>0.01055737</text:p>
          </table:table-cell>
          <table:table-cell table:formula="of:=[.B120]-[.K120]" office:value-type="float" office:value="-0.00326422" calcext:value-type="float">
            <text:p>-0.003264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2: y component of center of mass of link LShr</text:p>
          </table:table-cell>
          <table:table-cell office:value-type="float" office:value="-0.00002698" calcext:value-type="float">
            <text:p>-0.00002698</text:p>
          </table:table-cell>
          <table:table-cell table:style-name="ce4" office:value-type="float" office:value="1.83730276" calcext:value-type="float">
            <text:p>1.83730276</text:p>
          </table:table-cell>
          <table:table-cell table:formula="of:=[.B121]-[.C121]" office:value-type="float" office:value="-1.83732974" calcext:value-type="float">
            <text:p>-1.83732974</text:p>
          </table:table-cell>
          <table:table-cell table:style-name="ce4" office:value-type="float" office:value="1.8373467" calcext:value-type="float">
            <text:p>1.8373467</text:p>
          </table:table-cell>
          <table:table-cell table:formula="of:=[.B121]-[.E121]" office:value-type="float" office:value="-1.83737368" calcext:value-type="float">
            <text:p>-1.83737368</text:p>
          </table:table-cell>
          <table:table-cell table:style-name="ce4" office:value-type="float" office:value="0.01574949" calcext:value-type="float">
            <text:p>0.01574949</text:p>
          </table:table-cell>
          <table:table-cell table:formula="of:=[.B121]-[.G121]" office:value-type="float" office:value="-0.01577647" calcext:value-type="float">
            <text:p>-0.01577647</text:p>
          </table:table-cell>
          <table:table-cell office:value-type="float" office:value="0.01016683" calcext:value-type="float">
            <text:p>0.01016683</text:p>
          </table:table-cell>
          <table:table-cell table:formula="of:=[.B121]-[.I121]" office:value-type="float" office:value="-0.01019381" calcext:value-type="float">
            <text:p>-0.01019381</text:p>
          </table:table-cell>
          <table:table-cell table:style-name="ce4" office:value-type="float" office:value="-0.00621396" calcext:value-type="float">
            <text:p>-0.00621396</text:p>
          </table:table-cell>
          <table:table-cell table:formula="of:=[.B121]-[.K121]" office:value-type="float" office:value="0.00618698" calcext:value-type="float">
            <text:p>0.006186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3: z component of center of mass of link LShr</text:p>
          </table:table-cell>
          <table:table-cell office:value-type="float" office:value="-0.07529701" calcext:value-type="float">
            <text:p>-0.07529701</text:p>
          </table:table-cell>
          <table:table-cell table:style-name="ce4" office:value-type="float" office:value="-24.93132452" calcext:value-type="float">
            <text:p>-24.93132452</text:p>
          </table:table-cell>
          <table:table-cell table:formula="of:=[.B122]-[.C122]" office:value-type="float" office:value="24.85602751" calcext:value-type="float">
            <text:p>24.85602751</text:p>
          </table:table-cell>
          <table:table-cell table:style-name="ce4" office:value-type="float" office:value="-24.93199026" calcext:value-type="float">
            <text:p>-24.93199026</text:p>
          </table:table-cell>
          <table:table-cell table:formula="of:=[.B122]-[.E122]" office:value-type="float" office:value="24.85669325" calcext:value-type="float">
            <text:p>24.85669325</text:p>
          </table:table-cell>
          <table:table-cell table:style-name="ce4" office:value-type="float" office:value="-0.04350155" calcext:value-type="float">
            <text:p>-0.04350155</text:p>
          </table:table-cell>
          <table:table-cell table:formula="of:=[.B122]-[.G122]" office:value-type="float" office:value="-0.03179546" calcext:value-type="float">
            <text:p>-0.03179546</text:p>
          </table:table-cell>
          <table:table-cell office:value-type="float" office:value="-0.03811527" calcext:value-type="float">
            <text:p>-0.03811527</text:p>
          </table:table-cell>
          <table:table-cell table:formula="of:=[.B122]-[.I122]" office:value-type="float" office:value="-0.03718174" calcext:value-type="float">
            <text:p>-0.03718174</text:p>
          </table:table-cell>
          <table:table-cell table:style-name="ce4" office:value-type="float" office:value="0.0052686" calcext:value-type="float">
            <text:p>0.0052686</text:p>
          </table:table-cell>
          <table:table-cell table:formula="of:=[.B122]-[.K122]" office:value-type="float" office:value="-0.08056561" calcext:value-type="float">
            <text:p>-0.080565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4: xx component of inertia matrix of link LShr</text:p>
          </table:table-cell>
          <table:table-cell office:value-type="float" office:value="0.01644344" calcext:value-type="float">
            <text:p>0.01644344</text:p>
          </table:table-cell>
          <table:table-cell table:style-name="ce4" office:value-type="float" office:value="-26.81400798" calcext:value-type="float">
            <text:p>-26.81400798</text:p>
          </table:table-cell>
          <table:table-cell table:formula="of:=[.B123]-[.C123]" office:value-type="float" office:value="26.83045142" calcext:value-type="float">
            <text:p>26.83045142</text:p>
          </table:table-cell>
          <table:table-cell table:style-name="ce4" office:value-type="float" office:value="-26.8148003" calcext:value-type="float">
            <text:p>-26.8148003</text:p>
          </table:table-cell>
          <table:table-cell table:formula="of:=[.B123]-[.E123]" office:value-type="float" office:value="26.83124374" calcext:value-type="float">
            <text:p>26.83124374</text:p>
          </table:table-cell>
          <table:table-cell table:style-name="ce4" office:value-type="float" office:value="-0.05213598" calcext:value-type="float">
            <text:p>-0.05213598</text:p>
          </table:table-cell>
          <table:table-cell table:formula="of:=[.B123]-[.G123]" office:value-type="float" office:value="0.06857942" calcext:value-type="float">
            <text:p>0.06857942</text:p>
          </table:table-cell>
          <table:table-cell office:value-type="float" office:value="-0.06546903" calcext:value-type="float">
            <text:p>-0.06546903</text:p>
          </table:table-cell>
          <table:table-cell table:formula="of:=[.B123]-[.I123]" office:value-type="float" office:value="0.08191247" calcext:value-type="float">
            <text:p>0.08191247</text:p>
          </table:table-cell>
          <table:table-cell table:style-name="ce4" office:value-type="float" office:value="0.04448702" calcext:value-type="float">
            <text:p>0.04448702</text:p>
          </table:table-cell>
          <table:table-cell table:formula="of:=[.B123]-[.K123]" office:value-type="float" office:value="-0.02804358" calcext:value-type="float">
            <text:p>-0.0280435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5: xy component of inertia matrix of link LShr</text:p>
          </table:table-cell>
          <table:table-cell office:value-type="float" office:value="0.00001187" calcext:value-type="float">
            <text:p>0.00001187</text:p>
          </table:table-cell>
          <table:table-cell table:style-name="ce4" office:value-type="float" office:value="0.04293549" calcext:value-type="float">
            <text:p>0.04293549</text:p>
          </table:table-cell>
          <table:table-cell table:formula="of:=[.B124]-[.C124]" office:value-type="float" office:value="-0.04292362" calcext:value-type="float">
            <text:p>-0.04292362</text:p>
          </table:table-cell>
          <table:table-cell table:style-name="ce4" office:value-type="float" office:value="0.0429369" calcext:value-type="float">
            <text:p>0.0429369</text:p>
          </table:table-cell>
          <table:table-cell table:formula="of:=[.B124]-[.E124]" office:value-type="float" office:value="-0.04292503" calcext:value-type="float">
            <text:p>-0.04292503</text:p>
          </table:table-cell>
          <table:table-cell table:style-name="ce4" office:value-type="float" office:value="-0.01518596" calcext:value-type="float">
            <text:p>-0.01518596</text:p>
          </table:table-cell>
          <table:table-cell table:formula="of:=[.B124]-[.G124]" office:value-type="float" office:value="0.01519783" calcext:value-type="float">
            <text:p>0.01519783</text:p>
          </table:table-cell>
          <table:table-cell office:value-type="float" office:value="-0.03474415" calcext:value-type="float">
            <text:p>-0.03474415</text:p>
          </table:table-cell>
          <table:table-cell table:formula="of:=[.B124]-[.I124]" office:value-type="float" office:value="0.03475602" calcext:value-type="float">
            <text:p>0.03475602</text:p>
          </table:table-cell>
          <table:table-cell table:style-name="ce4" office:value-type="float" office:value="-0.00031548" calcext:value-type="float">
            <text:p>-0.00031548</text:p>
          </table:table-cell>
          <table:table-cell table:formula="of:=[.B124]-[.K124]" office:value-type="float" office:value="0.00032735" calcext:value-type="float">
            <text:p>0.000327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6: xz component of inertia matrix of link LShr</text:p>
          </table:table-cell>
          <table:table-cell office:value-type="float" office:value="-0.00010546" calcext:value-type="float">
            <text:p>-0.00010546</text:p>
          </table:table-cell>
          <table:table-cell table:style-name="ce4" office:value-type="float" office:value="-0.8266593" calcext:value-type="float">
            <text:p>-0.8266593</text:p>
          </table:table-cell>
          <table:table-cell table:formula="of:=[.B125]-[.C125]" office:value-type="float" office:value="0.82655384" calcext:value-type="float">
            <text:p>0.82655384</text:p>
          </table:table-cell>
          <table:table-cell table:style-name="ce4" office:value-type="float" office:value="-0.82668069" calcext:value-type="float">
            <text:p>-0.82668069</text:p>
          </table:table-cell>
          <table:table-cell table:formula="of:=[.B125]-[.E125]" office:value-type="float" office:value="0.82657523" calcext:value-type="float">
            <text:p>0.82657523</text:p>
          </table:table-cell>
          <table:table-cell table:style-name="ce4" office:value-type="float" office:value="-0.02862019" calcext:value-type="float">
            <text:p>-0.02862019</text:p>
          </table:table-cell>
          <table:table-cell table:formula="of:=[.B125]-[.G125]" office:value-type="float" office:value="0.02851473" calcext:value-type="float">
            <text:p>0.02851473</text:p>
          </table:table-cell>
          <table:table-cell office:value-type="float" office:value="-0.03945788" calcext:value-type="float">
            <text:p>-0.03945788</text:p>
          </table:table-cell>
          <table:table-cell table:formula="of:=[.B125]-[.I125]" office:value-type="float" office:value="0.03935242" calcext:value-type="float">
            <text:p>0.03935242</text:p>
          </table:table-cell>
          <table:table-cell table:style-name="ce4" office:value-type="float" office:value="0.02627988" calcext:value-type="float">
            <text:p>0.02627988</text:p>
          </table:table-cell>
          <table:table-cell table:formula="of:=[.B125]-[.K125]" office:value-type="float" office:value="-0.02638534" calcext:value-type="float">
            <text:p>-0.0263853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7: yy component of inertia matrix of link LShr</text:p>
          </table:table-cell>
          <table:table-cell office:value-type="float" office:value="0.01804804" calcext:value-type="float">
            <text:p>0.01804804</text:p>
          </table:table-cell>
          <table:table-cell table:style-name="ce4" office:value-type="float" office:value="-26.5639842" calcext:value-type="float">
            <text:p>-26.5639842</text:p>
          </table:table-cell>
          <table:table-cell table:formula="of:=[.B126]-[.C126]" office:value-type="float" office:value="26.58203224" calcext:value-type="float">
            <text:p>26.58203224</text:p>
          </table:table-cell>
          <table:table-cell table:style-name="ce4" office:value-type="float" office:value="-26.56477295" calcext:value-type="float">
            <text:p>-26.56477295</text:p>
          </table:table-cell>
          <table:table-cell table:formula="of:=[.B126]-[.E126]" office:value-type="float" office:value="26.58282099" calcext:value-type="float">
            <text:p>26.58282099</text:p>
          </table:table-cell>
          <table:table-cell table:style-name="ce4" office:value-type="float" office:value="0.12085112" calcext:value-type="float">
            <text:p>0.12085112</text:p>
          </table:table-cell>
          <table:table-cell table:formula="of:=[.B126]-[.G126]" office:value-type="float" office:value="-0.10280308" calcext:value-type="float">
            <text:p>-0.10280308</text:p>
          </table:table-cell>
          <table:table-cell office:value-type="float" office:value="0.21845782" calcext:value-type="float">
            <text:p>0.21845782</text:p>
          </table:table-cell>
          <table:table-cell table:formula="of:=[.B126]-[.I126]" office:value-type="float" office:value="-0.20040978" calcext:value-type="float">
            <text:p>-0.20040978</text:p>
          </table:table-cell>
          <table:table-cell table:style-name="ce4" office:value-type="float" office:value="0.04599324" calcext:value-type="float">
            <text:p>0.04599324</text:p>
          </table:table-cell>
          <table:table-cell table:formula="of:=[.B126]-[.K126]" office:value-type="float" office:value="-0.0279452" calcext:value-type="float">
            <text:p>-0.02794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8: yz component of inertia matrix of link LShr</text:p>
          </table:table-cell>
          <table:table-cell office:value-type="float" office:value="0.00000565" calcext:value-type="float">
            <text:p>0.00000565</text:p>
          </table:table-cell>
          <table:table-cell table:style-name="ce4" office:value-type="float" office:value="-1.90273876" calcext:value-type="float">
            <text:p>-1.90273876</text:p>
          </table:table-cell>
          <table:table-cell table:formula="of:=[.B127]-[.C127]" office:value-type="float" office:value="1.90274441" calcext:value-type="float">
            <text:p>1.90274441</text:p>
          </table:table-cell>
          <table:table-cell table:style-name="ce4" office:value-type="float" office:value="-1.90279134" calcext:value-type="float">
            <text:p>-1.90279134</text:p>
          </table:table-cell>
          <table:table-cell table:formula="of:=[.B127]-[.E127]" office:value-type="float" office:value="1.90279699" calcext:value-type="float">
            <text:p>1.90279699</text:p>
          </table:table-cell>
          <table:table-cell table:style-name="ce4" office:value-type="float" office:value="0.06276154" calcext:value-type="float">
            <text:p>0.06276154</text:p>
          </table:table-cell>
          <table:table-cell table:formula="of:=[.B127]-[.G127]" office:value-type="float" office:value="-0.06275589" calcext:value-type="float">
            <text:p>-0.06275589</text:p>
          </table:table-cell>
          <table:table-cell office:value-type="float" office:value="0.0664822" calcext:value-type="float">
            <text:p>0.0664822</text:p>
          </table:table-cell>
          <table:table-cell table:formula="of:=[.B127]-[.I127]" office:value-type="float" office:value="-0.06647655" calcext:value-type="float">
            <text:p>-0.06647655</text:p>
          </table:table-cell>
          <table:table-cell table:style-name="ce4" office:value-type="float" office:value="0.06773685" calcext:value-type="float">
            <text:p>0.06773685</text:p>
          </table:table-cell>
          <table:table-cell table:formula="of:=[.B127]-[.K127]" office:value-type="float" office:value="-0.0677312" calcext:value-type="float">
            <text:p>-0.06773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9: zz component of inertia matrix of link LShr</text:p>
          </table:table-cell>
          <table:table-cell office:value-type="float" office:value="0.0080242" calcext:value-type="float">
            <text:p>0.0080242</text:p>
          </table:table-cell>
          <table:table-cell table:style-name="ce4" office:value-type="float" office:value="-0.09800669" calcext:value-type="float">
            <text:p>-0.09800669</text:p>
          </table:table-cell>
          <table:table-cell table:formula="of:=[.B128]-[.C128]" office:value-type="float" office:value="0.10603089" calcext:value-type="float">
            <text:p>0.10603089</text:p>
          </table:table-cell>
          <table:table-cell table:style-name="ce4" office:value-type="float" office:value="-0.09801006" calcext:value-type="float">
            <text:p>-0.09801006</text:p>
          </table:table-cell>
          <table:table-cell table:formula="of:=[.B128]-[.E128]" office:value-type="float" office:value="0.10603426" calcext:value-type="float">
            <text:p>0.10603426</text:p>
          </table:table-cell>
          <table:table-cell table:style-name="ce4" office:value-type="float" office:value="0.11260759" calcext:value-type="float">
            <text:p>0.11260759</text:p>
          </table:table-cell>
          <table:table-cell table:formula="of:=[.B128]-[.G128]" office:value-type="float" office:value="-0.10458339" calcext:value-type="float">
            <text:p>-0.10458339</text:p>
          </table:table-cell>
          <table:table-cell office:value-type="float" office:value="0.26080191" calcext:value-type="float">
            <text:p>0.26080191</text:p>
          </table:table-cell>
          <table:table-cell table:formula="of:=[.B128]-[.I128]" office:value-type="float" office:value="-0.25277771" calcext:value-type="float">
            <text:p>-0.25277771</text:p>
          </table:table-cell>
          <table:table-cell table:style-name="ce4" office:value-type="float" office:value="0.00753932" calcext:value-type="float">
            <text:p>0.00753932</text:p>
          </table:table-cell>
          <table:table-cell table:formula="of:=[.B128]-[.K128]" office:value-type="float" office:value="0.00048488" calcext:value-type="float">
            <text:p>0.000484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0: mass of link LShy <text:s text:c="16"/></text:p>
          </table:table-cell>
          <table:table-cell office:value-type="float" office:value="3.20289" calcext:value-type="float">
            <text:p>3.20289</text:p>
          </table:table-cell>
          <table:table-cell table:style-name="ce4" office:value-type="float" office:value="0.29202084" calcext:value-type="float">
            <text:p>0.29202084</text:p>
          </table:table-cell>
          <table:table-cell table:formula="of:=[.B129]-[.C129]" office:value-type="float" office:value="2.91086916" calcext:value-type="float">
            <text:p>2.91086916</text:p>
          </table:table-cell>
          <table:table-cell table:style-name="ce4" office:value-type="float" office:value="0.29202657" calcext:value-type="float">
            <text:p>0.29202657</text:p>
          </table:table-cell>
          <table:table-cell table:formula="of:=[.B129]-[.E129]" office:value-type="float" office:value="2.91086343" calcext:value-type="float">
            <text:p>2.91086343</text:p>
          </table:table-cell>
          <table:table-cell table:style-name="ce4" office:value-type="float" office:value="3.17797575" calcext:value-type="float">
            <text:p>3.17797575</text:p>
          </table:table-cell>
          <table:table-cell table:formula="of:=[.B129]-[.G129]" office:value-type="float" office:value="0.0249142500000001" calcext:value-type="float">
            <text:p>0.02491425</text:p>
          </table:table-cell>
          <table:table-cell office:value-type="float" office:value="3.18932959" calcext:value-type="float">
            <text:p>3.18932959</text:p>
          </table:table-cell>
          <table:table-cell table:formula="of:=[.B129]-[.I129]" office:value-type="float" office:value="0.0135604100000002" calcext:value-type="float">
            <text:p>0.01356041</text:p>
          </table:table-cell>
          <table:table-cell table:style-name="ce4" office:value-type="float" office:value="3.20289" calcext:value-type="float">
            <text:p>3.20289</text:p>
          </table:table-cell>
          <table:table-cell table:formula="of:=[.B129]-[.K12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1: x component of center of mass of link LShy</text:p>
          </table:table-cell>
          <table:table-cell office:value-type="float" office:value="0.02765374" calcext:value-type="float">
            <text:p>0.02765374</text:p>
          </table:table-cell>
          <table:table-cell table:style-name="ce4" office:value-type="float" office:value="0.58011395" calcext:value-type="float">
            <text:p>0.58011395</text:p>
          </table:table-cell>
          <table:table-cell table:formula="of:=[.B130]-[.C130]" office:value-type="float" office:value="-0.55246021" calcext:value-type="float">
            <text:p>-0.55246021</text:p>
          </table:table-cell>
          <table:table-cell table:style-name="ce4" office:value-type="float" office:value="0.58010004" calcext:value-type="float">
            <text:p>0.58010004</text:p>
          </table:table-cell>
          <table:table-cell table:formula="of:=[.B130]-[.E130]" office:value-type="float" office:value="-0.5524463" calcext:value-type="float">
            <text:p>-0.5524463</text:p>
          </table:table-cell>
          <table:table-cell table:style-name="ce4" office:value-type="float" office:value="0.01866361" calcext:value-type="float">
            <text:p>0.01866361</text:p>
          </table:table-cell>
          <table:table-cell table:formula="of:=[.B130]-[.G130]" office:value-type="float" office:value="0.00899013" calcext:value-type="float">
            <text:p>0.00899013</text:p>
          </table:table-cell>
          <table:table-cell office:value-type="float" office:value="0.01101674" calcext:value-type="float">
            <text:p>0.01101674</text:p>
          </table:table-cell>
          <table:table-cell table:formula="of:=[.B130]-[.I130]" office:value-type="float" office:value="0.016637" calcext:value-type="float">
            <text:p>0.016637</text:p>
          </table:table-cell>
          <table:table-cell table:style-name="ce4" office:value-type="float" office:value="0.00102549" calcext:value-type="float">
            <text:p>0.00102549</text:p>
          </table:table-cell>
          <table:table-cell table:formula="of:=[.B130]-[.K130]" office:value-type="float" office:value="0.02662825" calcext:value-type="float">
            <text:p>0.026628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2: y component of center of mass of link LShy</text:p>
          </table:table-cell>
          <table:table-cell office:value-type="float" office:value="0.03258651" calcext:value-type="float">
            <text:p>0.03258651</text:p>
          </table:table-cell>
          <table:table-cell table:style-name="ce4" office:value-type="float" office:value="0.1905836" calcext:value-type="float">
            <text:p>0.1905836</text:p>
          </table:table-cell>
          <table:table-cell table:formula="of:=[.B131]-[.C131]" office:value-type="float" office:value="-0.15799709" calcext:value-type="float">
            <text:p>-0.15799709</text:p>
          </table:table-cell>
          <table:table-cell table:style-name="ce4" office:value-type="float" office:value="0.19059519" calcext:value-type="float">
            <text:p>0.19059519</text:p>
          </table:table-cell>
          <table:table-cell table:formula="of:=[.B131]-[.E131]" office:value-type="float" office:value="-0.15800868" calcext:value-type="float">
            <text:p>-0.15800868</text:p>
          </table:table-cell>
          <table:table-cell table:style-name="ce4" office:value-type="float" office:value="0.03305121" calcext:value-type="float">
            <text:p>0.03305121</text:p>
          </table:table-cell>
          <table:table-cell table:formula="of:=[.B131]-[.G131]" office:value-type="float" office:value="-0.000464699999999998" calcext:value-type="float">
            <text:p>-0.0004647</text:p>
          </table:table-cell>
          <table:table-cell office:value-type="float" office:value="0.0339134" calcext:value-type="float">
            <text:p>0.0339134</text:p>
          </table:table-cell>
          <table:table-cell table:formula="of:=[.B131]-[.I131]" office:value-type="float" office:value="-0.00132689" calcext:value-type="float">
            <text:p>-0.00132689</text:p>
          </table:table-cell>
          <table:table-cell table:style-name="ce4" office:value-type="float" office:value="0.0332843" calcext:value-type="float">
            <text:p>0.0332843</text:p>
          </table:table-cell>
          <table:table-cell table:formula="of:=[.B131]-[.K131]" office:value-type="float" office:value="-0.000697790000000004" calcext:value-type="float">
            <text:p>-0.000697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3: z component of center of mass of link LShy</text:p>
          </table:table-cell>
          <table:table-cell office:value-type="float" office:value="-0.12698781" calcext:value-type="float">
            <text:p>-0.12698781</text:p>
          </table:table-cell>
          <table:table-cell table:style-name="ce4" office:value-type="float" office:value="-4.0134219" calcext:value-type="float">
            <text:p>-4.0134219</text:p>
          </table:table-cell>
          <table:table-cell table:formula="of:=[.B132]-[.C132]" office:value-type="float" office:value="3.88643409" calcext:value-type="float">
            <text:p>3.88643409</text:p>
          </table:table-cell>
          <table:table-cell table:style-name="ce4" office:value-type="float" office:value="-4.01330243" calcext:value-type="float">
            <text:p>-4.01330243</text:p>
          </table:table-cell>
          <table:table-cell table:formula="of:=[.B132]-[.E132]" office:value-type="float" office:value="3.88631462" calcext:value-type="float">
            <text:p>3.88631462</text:p>
          </table:table-cell>
          <table:table-cell table:style-name="ce4" office:value-type="float" office:value="-0.07777887" calcext:value-type="float">
            <text:p>-0.07777887</text:p>
          </table:table-cell>
          <table:table-cell table:formula="of:=[.B132]-[.G132]" office:value-type="float" office:value="-0.04920894" calcext:value-type="float">
            <text:p>-0.04920894</text:p>
          </table:table-cell>
          <table:table-cell office:value-type="float" office:value="-0.0802964" calcext:value-type="float">
            <text:p>-0.0802964</text:p>
          </table:table-cell>
          <table:table-cell table:formula="of:=[.B132]-[.I132]" office:value-type="float" office:value="-0.04669141" calcext:value-type="float">
            <text:p>-0.04669141</text:p>
          </table:table-cell>
          <table:table-cell table:style-name="ce4" office:value-type="float" office:value="-0.12698781" calcext:value-type="float">
            <text:p>-0.12698781</text:p>
          </table:table-cell>
          <table:table-cell table:formula="of:=[.B132]-[.K13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4: xx component of inertia matrix of link LShy</text:p>
          </table:table-cell>
          <table:table-cell office:value-type="float" office:value="0.01129051" calcext:value-type="float">
            <text:p>0.01129051</text:p>
          </table:table-cell>
          <table:table-cell table:style-name="ce4" office:value-type="float" office:value="-4.60962955" calcext:value-type="float">
            <text:p>-4.60962955</text:p>
          </table:table-cell>
          <table:table-cell table:formula="of:=[.B133]-[.C133]" office:value-type="float" office:value="4.62092006" calcext:value-type="float">
            <text:p>4.62092006</text:p>
          </table:table-cell>
          <table:table-cell table:style-name="ce4" office:value-type="float" office:value="-4.60945026" calcext:value-type="float">
            <text:p>-4.60945026</text:p>
          </table:table-cell>
          <table:table-cell table:formula="of:=[.B133]-[.E133]" office:value-type="float" office:value="4.62074077" calcext:value-type="float">
            <text:p>4.62074077</text:p>
          </table:table-cell>
          <table:table-cell table:style-name="ce4" office:value-type="float" office:value="0.05319636" calcext:value-type="float">
            <text:p>0.05319636</text:p>
          </table:table-cell>
          <table:table-cell table:formula="of:=[.B133]-[.G133]" office:value-type="float" office:value="-0.04190585" calcext:value-type="float">
            <text:p>-0.04190585</text:p>
          </table:table-cell>
          <table:table-cell office:value-type="float" office:value="0.08908838" calcext:value-type="float">
            <text:p>0.08908838</text:p>
          </table:table-cell>
          <table:table-cell table:formula="of:=[.B133]-[.I133]" office:value-type="float" office:value="-0.07779787" calcext:value-type="float">
            <text:p>-0.07779787</text:p>
          </table:table-cell>
          <table:table-cell table:style-name="ce4" office:value-type="float" office:value="0.01114329" calcext:value-type="float">
            <text:p>0.01114329</text:p>
          </table:table-cell>
          <table:table-cell table:formula="of:=[.B133]-[.K133]" office:value-type="float" office:value="0.00014722" calcext:value-type="float">
            <text:p>0.000147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5: xy component of inertia matrix of link LShy</text:p>
          </table:table-cell>
          <table:table-cell office:value-type="float" office:value="-0.00013518" calcext:value-type="float">
            <text:p>-0.00013518</text:p>
          </table:table-cell>
          <table:table-cell table:style-name="ce4" office:value-type="float" office:value="0.03398681" calcext:value-type="float">
            <text:p>0.03398681</text:p>
          </table:table-cell>
          <table:table-cell table:formula="of:=[.B134]-[.C134]" office:value-type="float" office:value="-0.03412199" calcext:value-type="float">
            <text:p>-0.03412199</text:p>
          </table:table-cell>
          <table:table-cell table:style-name="ce4" office:value-type="float" office:value="0.03398847" calcext:value-type="float">
            <text:p>0.03398847</text:p>
          </table:table-cell>
          <table:table-cell table:formula="of:=[.B134]-[.E134]" office:value-type="float" office:value="-0.03412365" calcext:value-type="float">
            <text:p>-0.03412365</text:p>
          </table:table-cell>
          <table:table-cell table:style-name="ce4" office:value-type="float" office:value="0.00187997" calcext:value-type="float">
            <text:p>0.00187997</text:p>
          </table:table-cell>
          <table:table-cell table:formula="of:=[.B134]-[.G134]" office:value-type="float" office:value="-0.00201515" calcext:value-type="float">
            <text:p>-0.00201515</text:p>
          </table:table-cell>
          <table:table-cell office:value-type="float" office:value="0.0073329" calcext:value-type="float">
            <text:p>0.0073329</text:p>
          </table:table-cell>
          <table:table-cell table:formula="of:=[.B134]-[.I134]" office:value-type="float" office:value="-0.00746808" calcext:value-type="float">
            <text:p>-0.00746808</text:p>
          </table:table-cell>
          <table:table-cell table:style-name="ce4" office:value-type="float" office:value="0.00675496" calcext:value-type="float">
            <text:p>0.00675496</text:p>
          </table:table-cell>
          <table:table-cell table:formula="of:=[.B134]-[.K134]" office:value-type="float" office:value="-0.00689014" calcext:value-type="float">
            <text:p>-0.006890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6: xz component of inertia matrix of link LShy</text:p>
          </table:table-cell>
          <table:table-cell office:value-type="float" office:value="-0.0013476" calcext:value-type="float">
            <text:p>-0.0013476</text:p>
          </table:table-cell>
          <table:table-cell table:style-name="ce4" office:value-type="float" office:value="-0.6579812" calcext:value-type="float">
            <text:p>-0.6579812</text:p>
          </table:table-cell>
          <table:table-cell table:formula="of:=[.B135]-[.C135]" office:value-type="float" office:value="0.6566336" calcext:value-type="float">
            <text:p>0.6566336</text:p>
          </table:table-cell>
          <table:table-cell table:style-name="ce4" office:value-type="float" office:value="-0.65795811" calcext:value-type="float">
            <text:p>-0.65795811</text:p>
          </table:table-cell>
          <table:table-cell table:formula="of:=[.B135]-[.E135]" office:value-type="float" office:value="0.65661051" calcext:value-type="float">
            <text:p>0.65661051</text:p>
          </table:table-cell>
          <table:table-cell table:style-name="ce4" office:value-type="float" office:value="0.00078447" calcext:value-type="float">
            <text:p>0.00078447</text:p>
          </table:table-cell>
          <table:table-cell table:formula="of:=[.B135]-[.G135]" office:value-type="float" office:value="-0.00213207" calcext:value-type="float">
            <text:p>-0.00213207</text:p>
          </table:table-cell>
          <table:table-cell office:value-type="float" office:value="0.00166073" calcext:value-type="float">
            <text:p>0.00166073</text:p>
          </table:table-cell>
          <table:table-cell table:formula="of:=[.B135]-[.I135]" office:value-type="float" office:value="-0.00300833" calcext:value-type="float">
            <text:p>-0.00300833</text:p>
          </table:table-cell>
          <table:table-cell table:style-name="ce4" office:value-type="float" office:value="0.00867023" calcext:value-type="float">
            <text:p>0.00867023</text:p>
          </table:table-cell>
          <table:table-cell table:formula="of:=[.B135]-[.K135]" office:value-type="float" office:value="-0.01001783" calcext:value-type="float">
            <text:p>-0.010017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7: yy component of inertia matrix of link LShy</text:p>
          </table:table-cell>
          <table:table-cell office:value-type="float" office:value="0.00984956" calcext:value-type="float">
            <text:p>0.00984956</text:p>
          </table:table-cell>
          <table:table-cell table:style-name="ce4" office:value-type="float" office:value="-4.6807277" calcext:value-type="float">
            <text:p>-4.6807277</text:p>
          </table:table-cell>
          <table:table-cell table:formula="of:=[.B136]-[.C136]" office:value-type="float" office:value="4.69057726" calcext:value-type="float">
            <text:p>4.69057726</text:p>
          </table:table-cell>
          <table:table-cell table:style-name="ce4" office:value-type="float" office:value="-4.68053424" calcext:value-type="float">
            <text:p>-4.68053424</text:p>
          </table:table-cell>
          <table:table-cell table:formula="of:=[.B136]-[.E136]" office:value-type="float" office:value="4.6903838" calcext:value-type="float">
            <text:p>4.6903838</text:p>
          </table:table-cell>
          <table:table-cell table:style-name="ce4" office:value-type="float" office:value="0.03210531" calcext:value-type="float">
            <text:p>0.03210531</text:p>
          </table:table-cell>
          <table:table-cell table:formula="of:=[.B136]-[.G136]" office:value-type="float" office:value="-0.02225575" calcext:value-type="float">
            <text:p>-0.02225575</text:p>
          </table:table-cell>
          <table:table-cell office:value-type="float" office:value="0.07383284" calcext:value-type="float">
            <text:p>0.07383284</text:p>
          </table:table-cell>
          <table:table-cell table:formula="of:=[.B136]-[.I136]" office:value-type="float" office:value="-0.06398328" calcext:value-type="float">
            <text:p>-0.06398328</text:p>
          </table:table-cell>
          <table:table-cell table:style-name="ce4" office:value-type="float" office:value="0.01229553" calcext:value-type="float">
            <text:p>0.01229553</text:p>
          </table:table-cell>
          <table:table-cell table:formula="of:=[.B136]-[.K136]" office:value-type="float" office:value="-0.00244597" calcext:value-type="float">
            <text:p>-0.002445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8: yz component of inertia matrix of link LShy</text:p>
          </table:table-cell>
          <table:table-cell office:value-type="float" office:value="0.00026835" calcext:value-type="float">
            <text:p>0.00026835</text:p>
          </table:table-cell>
          <table:table-cell table:style-name="ce4" office:value-type="float" office:value="-0.21175531" calcext:value-type="float">
            <text:p>-0.21175531</text:p>
          </table:table-cell>
          <table:table-cell table:formula="of:=[.B137]-[.C137]" office:value-type="float" office:value="0.21202366" calcext:value-type="float">
            <text:p>0.21202366</text:p>
          </table:table-cell>
          <table:table-cell table:style-name="ce4" office:value-type="float" office:value="-0.21176595" calcext:value-type="float">
            <text:p>-0.21176595</text:p>
          </table:table-cell>
          <table:table-cell table:formula="of:=[.B137]-[.E137]" office:value-type="float" office:value="0.2120343" calcext:value-type="float">
            <text:p>0.2120343</text:p>
          </table:table-cell>
          <table:table-cell table:style-name="ce4" office:value-type="float" office:value="0.01084386" calcext:value-type="float">
            <text:p>0.01084386</text:p>
          </table:table-cell>
          <table:table-cell table:formula="of:=[.B137]-[.G137]" office:value-type="float" office:value="-0.01057551" calcext:value-type="float">
            <text:p>-0.01057551</text:p>
          </table:table-cell>
          <table:table-cell office:value-type="float" office:value="0.01843568" calcext:value-type="float">
            <text:p>0.01843568</text:p>
          </table:table-cell>
          <table:table-cell table:formula="of:=[.B137]-[.I137]" office:value-type="float" office:value="-0.01816733" calcext:value-type="float">
            <text:p>-0.01816733</text:p>
          </table:table-cell>
          <table:table-cell table:style-name="ce4" office:value-type="float" office:value="-0.00001546" calcext:value-type="float">
            <text:p>-0.00001546</text:p>
          </table:table-cell>
          <table:table-cell table:formula="of:=[.B137]-[.K137]" office:value-type="float" office:value="0.00028381" calcext:value-type="float">
            <text:p>0.0002838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9: zz component of inertia matrix of link LShy</text:p>
          </table:table-cell>
          <table:table-cell office:value-type="float" office:value="0.00728547" calcext:value-type="float">
            <text:p>0.00728547</text:p>
          </table:table-cell>
          <table:table-cell table:style-name="ce4" office:value-type="float" office:value="-0.14614799" calcext:value-type="float">
            <text:p>-0.14614799</text:p>
          </table:table-cell>
          <table:table-cell table:formula="of:=[.B138]-[.C138]" office:value-type="float" office:value="0.15343346" calcext:value-type="float">
            <text:p>0.15343346</text:p>
          </table:table-cell>
          <table:table-cell table:style-name="ce4" office:value-type="float" office:value="-0.14615664" calcext:value-type="float">
            <text:p>-0.14615664</text:p>
          </table:table-cell>
          <table:table-cell table:formula="of:=[.B138]-[.E138]" office:value-type="float" office:value="0.15344211" calcext:value-type="float">
            <text:p>0.15344211</text:p>
          </table:table-cell>
          <table:table-cell table:style-name="ce4" office:value-type="float" office:value="-0.0097461" calcext:value-type="float">
            <text:p>-0.0097461</text:p>
          </table:table-cell>
          <table:table-cell table:formula="of:=[.B138]-[.G138]" office:value-type="float" office:value="0.01703157" calcext:value-type="float">
            <text:p>0.01703157</text:p>
          </table:table-cell>
          <table:table-cell office:value-type="float" office:value="-0.02933487" calcext:value-type="float">
            <text:p>-0.02933487</text:p>
          </table:table-cell>
          <table:table-cell table:formula="of:=[.B138]-[.I138]" office:value-type="float" office:value="0.03662034" calcext:value-type="float">
            <text:p>0.03662034</text:p>
          </table:table-cell>
          <table:table-cell table:style-name="ce4" office:value-type="float" office:value="-0.09129993" calcext:value-type="float">
            <text:p>-0.09129993</text:p>
          </table:table-cell>
          <table:table-cell table:formula="of:=[.B138]-[.K138]" office:value-type="float" office:value="0.0985854" calcext:value-type="float">
            <text:p>0.09858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0: mass of link LElb <text:s text:c="16"/></text:p>
          </table:table-cell>
          <table:table-cell office:value-type="float" office:value="0.867654" calcext:value-type="float">
            <text:p>0.867654</text:p>
          </table:table-cell>
          <table:table-cell table:style-name="ce4" office:value-type="float" office:value="0.47922252" calcext:value-type="float">
            <text:p>0.47922252</text:p>
          </table:table-cell>
          <table:table-cell table:formula="of:=[.B139]-[.C139]" office:value-type="float" office:value="0.38843148" calcext:value-type="float">
            <text:p>0.38843148</text:p>
          </table:table-cell>
          <table:table-cell table:style-name="ce4" office:value-type="float" office:value="0.47923675" calcext:value-type="float">
            <text:p>0.47923675</text:p>
          </table:table-cell>
          <table:table-cell table:formula="of:=[.B139]-[.E139]" office:value-type="float" office:value="0.38841725" calcext:value-type="float">
            <text:p>0.38841725</text:p>
          </table:table-cell>
          <table:table-cell table:style-name="ce4" office:value-type="float" office:value="0.81764701" calcext:value-type="float">
            <text:p>0.81764701</text:p>
          </table:table-cell>
          <table:table-cell table:formula="of:=[.B139]-[.G139]" office:value-type="float" office:value="0.05000699" calcext:value-type="float">
            <text:p>0.05000699</text:p>
          </table:table-cell>
          <table:table-cell office:value-type="float" office:value="0.83128608" calcext:value-type="float">
            <text:p>0.83128608</text:p>
          </table:table-cell>
          <table:table-cell table:formula="of:=[.B139]-[.I139]" office:value-type="float" office:value="0.03636792" calcext:value-type="float">
            <text:p>0.03636792</text:p>
          </table:table-cell>
          <table:table-cell table:style-name="ce4" office:value-type="float" office:value="0.867654" calcext:value-type="float">
            <text:p>0.867654</text:p>
          </table:table-cell>
          <table:table-cell table:formula="of:=[.B139]-[.K13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1: x component of center of mass of link LElb</text:p>
          </table:table-cell>
          <table:table-cell office:value-type="float" office:value="-0.05575494" calcext:value-type="float">
            <text:p>-0.05575494</text:p>
          </table:table-cell>
          <table:table-cell table:style-name="ce4" office:value-type="float" office:value="-0.40476334" calcext:value-type="float">
            <text:p>-0.40476334</text:p>
          </table:table-cell>
          <table:table-cell table:formula="of:=[.B140]-[.C140]" office:value-type="float" office:value="0.3490084" calcext:value-type="float">
            <text:p>0.3490084</text:p>
          </table:table-cell>
          <table:table-cell table:style-name="ce4" office:value-type="float" office:value="-0.40475034" calcext:value-type="float">
            <text:p>-0.40475034</text:p>
          </table:table-cell>
          <table:table-cell table:formula="of:=[.B140]-[.E140]" office:value-type="float" office:value="0.3489954" calcext:value-type="float">
            <text:p>0.3489954</text:p>
          </table:table-cell>
          <table:table-cell table:style-name="ce4" office:value-type="float" office:value="0.01223101" calcext:value-type="float">
            <text:p>0.01223101</text:p>
          </table:table-cell>
          <table:table-cell table:formula="of:=[.B140]-[.G140]" office:value-type="float" office:value="-0.06798595" calcext:value-type="float">
            <text:p>-0.06798595</text:p>
          </table:table-cell>
          <table:table-cell office:value-type="float" office:value="0.01594319" calcext:value-type="float">
            <text:p>0.01594319</text:p>
          </table:table-cell>
          <table:table-cell table:formula="of:=[.B140]-[.I140]" office:value-type="float" office:value="-0.07169813" calcext:value-type="float">
            <text:p>-0.07169813</text:p>
          </table:table-cell>
          <table:table-cell table:style-name="ce4" office:value-type="float" office:value="0.06119359" calcext:value-type="float">
            <text:p>0.06119359</text:p>
          </table:table-cell>
          <table:table-cell table:formula="of:=[.B140]-[.K140]" office:value-type="float" office:value="-0.11694853" calcext:value-type="float">
            <text:p>-0.116948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2: y component of center of mass of link LElb</text:p>
          </table:table-cell>
          <table:table-cell office:value-type="float" office:value="0.00758261" calcext:value-type="float">
            <text:p>0.00758261</text:p>
          </table:table-cell>
          <table:table-cell table:style-name="ce4" office:value-type="float" office:value="0.11965928" calcext:value-type="float">
            <text:p>0.11965928</text:p>
          </table:table-cell>
          <table:table-cell table:formula="of:=[.B141]-[.C141]" office:value-type="float" office:value="-0.11207667" calcext:value-type="float">
            <text:p>-0.11207667</text:p>
          </table:table-cell>
          <table:table-cell table:style-name="ce4" office:value-type="float" office:value="0.11964639" calcext:value-type="float">
            <text:p>0.11964639</text:p>
          </table:table-cell>
          <table:table-cell table:formula="of:=[.B141]-[.E141]" office:value-type="float" office:value="-0.11206378" calcext:value-type="float">
            <text:p>-0.11206378</text:p>
          </table:table-cell>
          <table:table-cell table:style-name="ce4" office:value-type="float" office:value="0.00973754" calcext:value-type="float">
            <text:p>0.00973754</text:p>
          </table:table-cell>
          <table:table-cell table:formula="of:=[.B141]-[.G141]" office:value-type="float" office:value="-0.00215493" calcext:value-type="float">
            <text:p>-0.00215493</text:p>
          </table:table-cell>
          <table:table-cell office:value-type="float" office:value="0.01453055" calcext:value-type="float">
            <text:p>0.01453055</text:p>
          </table:table-cell>
          <table:table-cell table:formula="of:=[.B141]-[.I141]" office:value-type="float" office:value="-0.00694794" calcext:value-type="float">
            <text:p>-0.00694794</text:p>
          </table:table-cell>
          <table:table-cell table:style-name="ce4" office:value-type="float" office:value="0.00758261" calcext:value-type="float">
            <text:p>0.00758261</text:p>
          </table:table-cell>
          <table:table-cell table:formula="of:=[.B141]-[.K14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3: z component of center of mass of link LElb</text:p>
          </table:table-cell>
          <table:table-cell office:value-type="float" office:value="-0.04382035" calcext:value-type="float">
            <text:p>-0.04382035</text:p>
          </table:table-cell>
          <table:table-cell table:style-name="ce4" office:value-type="float" office:value="-0.29980088" calcext:value-type="float">
            <text:p>-0.29980088</text:p>
          </table:table-cell>
          <table:table-cell table:formula="of:=[.B142]-[.C142]" office:value-type="float" office:value="0.25598053" calcext:value-type="float">
            <text:p>0.25598053</text:p>
          </table:table-cell>
          <table:table-cell table:style-name="ce4" office:value-type="float" office:value="-0.29979816" calcext:value-type="float">
            <text:p>-0.29979816</text:p>
          </table:table-cell>
          <table:table-cell table:formula="of:=[.B142]-[.E142]" office:value-type="float" office:value="0.25597781" calcext:value-type="float">
            <text:p>0.25597781</text:p>
          </table:table-cell>
          <table:table-cell table:style-name="ce4" office:value-type="float" office:value="0.06122057" calcext:value-type="float">
            <text:p>0.06122057</text:p>
          </table:table-cell>
          <table:table-cell table:formula="of:=[.B142]-[.G142]" office:value-type="float" office:value="-0.10504092" calcext:value-type="float">
            <text:p>-0.10504092</text:p>
          </table:table-cell>
          <table:table-cell office:value-type="float" office:value="0.06536744" calcext:value-type="float">
            <text:p>0.06536744</text:p>
          </table:table-cell>
          <table:table-cell table:formula="of:=[.B142]-[.I142]" office:value-type="float" office:value="-0.10918779" calcext:value-type="float">
            <text:p>-0.10918779</text:p>
          </table:table-cell>
          <table:table-cell table:style-name="ce4" office:value-type="float" office:value="0.19711107" calcext:value-type="float">
            <text:p>0.19711107</text:p>
          </table:table-cell>
          <table:table-cell table:formula="of:=[.B142]-[.K142]" office:value-type="float" office:value="-0.24093142" calcext:value-type="float">
            <text:p>-0.240931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4: xx component of inertia matrix of link LElb</text:p>
          </table:table-cell>
          <table:table-cell office:value-type="float" office:value="0.00403952" calcext:value-type="float">
            <text:p>0.00403952</text:p>
          </table:table-cell>
          <table:table-cell table:style-name="ce4" office:value-type="float" office:value="-0.03838526" calcext:value-type="float">
            <text:p>-0.03838526</text:p>
          </table:table-cell>
          <table:table-cell table:formula="of:=[.B143]-[.C143]" office:value-type="float" office:value="0.04242478" calcext:value-type="float">
            <text:p>0.04242478</text:p>
          </table:table-cell>
          <table:table-cell table:style-name="ce4" office:value-type="float" office:value="-0.03838102" calcext:value-type="float">
            <text:p>-0.03838102</text:p>
          </table:table-cell>
          <table:table-cell table:formula="of:=[.B143]-[.E143]" office:value-type="float" office:value="0.04242054" calcext:value-type="float">
            <text:p>0.04242054</text:p>
          </table:table-cell>
          <table:table-cell table:style-name="ce4" office:value-type="float" office:value="-0.00340834" calcext:value-type="float">
            <text:p>-0.00340834</text:p>
          </table:table-cell>
          <table:table-cell table:formula="of:=[.B143]-[.G143]" office:value-type="float" office:value="0.00744786" calcext:value-type="float">
            <text:p>0.00744786</text:p>
          </table:table-cell>
          <table:table-cell office:value-type="float" office:value="-0.01320636" calcext:value-type="float">
            <text:p>-0.01320636</text:p>
          </table:table-cell>
          <table:table-cell table:formula="of:=[.B143]-[.I143]" office:value-type="float" office:value="0.01724588" calcext:value-type="float">
            <text:p>0.01724588</text:p>
          </table:table-cell>
          <table:table-cell table:style-name="ce4" office:value-type="float" office:value="-0.02800515" calcext:value-type="float">
            <text:p>-0.02800515</text:p>
          </table:table-cell>
          <table:table-cell table:formula="of:=[.B143]-[.K143]" office:value-type="float" office:value="0.03204467" calcext:value-type="float">
            <text:p>0.032044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5: xy component of inertia matrix of link LElb</text:p>
          </table:table-cell>
          <table:table-cell office:value-type="float" office:value="-0.00034973" calcext:value-type="float">
            <text:p>-0.00034973</text:p>
          </table:table-cell>
          <table:table-cell table:style-name="ce4" office:value-type="float" office:value="-0.02273734" calcext:value-type="float">
            <text:p>-0.02273734</text:p>
          </table:table-cell>
          <table:table-cell table:formula="of:=[.B144]-[.C144]" office:value-type="float" office:value="0.02238761" calcext:value-type="float">
            <text:p>0.02238761</text:p>
          </table:table-cell>
          <table:table-cell table:style-name="ce4" office:value-type="float" office:value="-0.02273479" calcext:value-type="float">
            <text:p>-0.02273479</text:p>
          </table:table-cell>
          <table:table-cell table:formula="of:=[.B144]-[.E144]" office:value-type="float" office:value="0.02238506" calcext:value-type="float">
            <text:p>0.02238506</text:p>
          </table:table-cell>
          <table:table-cell table:style-name="ce4" office:value-type="float" office:value="0.00057047" calcext:value-type="float">
            <text:p>0.00057047</text:p>
          </table:table-cell>
          <table:table-cell table:formula="of:=[.B144]-[.G144]" office:value-type="float" office:value="-0.0009202" calcext:value-type="float">
            <text:p>-0.0009202</text:p>
          </table:table-cell>
          <table:table-cell office:value-type="float" office:value="-0.00740395" calcext:value-type="float">
            <text:p>-0.00740395</text:p>
          </table:table-cell>
          <table:table-cell table:formula="of:=[.B144]-[.I144]" office:value-type="float" office:value="0.00705422" calcext:value-type="float">
            <text:p>0.00705422</text:p>
          </table:table-cell>
          <table:table-cell table:style-name="ce4" office:value-type="float" office:value="-0.00653823" calcext:value-type="float">
            <text:p>-0.00653823</text:p>
          </table:table-cell>
          <table:table-cell table:formula="of:=[.B144]-[.K144]" office:value-type="float" office:value="0.0061885" calcext:value-type="float">
            <text:p>0.00618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6: xz component of inertia matrix of link LElb</text:p>
          </table:table-cell>
          <table:table-cell office:value-type="float" office:value="-0.00068401" calcext:value-type="float">
            <text:p>-0.00068401</text:p>
          </table:table-cell>
          <table:table-cell table:style-name="ce4" office:value-type="float" office:value="0.04598812" calcext:value-type="float">
            <text:p>0.04598812</text:p>
          </table:table-cell>
          <table:table-cell table:formula="of:=[.B145]-[.C145]" office:value-type="float" office:value="-0.04667213" calcext:value-type="float">
            <text:p>-0.04667213</text:p>
          </table:table-cell>
          <table:table-cell table:style-name="ce4" office:value-type="float" office:value="0.04598723" calcext:value-type="float">
            <text:p>0.04598723</text:p>
          </table:table-cell>
          <table:table-cell table:formula="of:=[.B145]-[.E145]" office:value-type="float" office:value="-0.04667124" calcext:value-type="float">
            <text:p>-0.04667124</text:p>
          </table:table-cell>
          <table:table-cell table:style-name="ce4" office:value-type="float" office:value="0.00297991" calcext:value-type="float">
            <text:p>0.00297991</text:p>
          </table:table-cell>
          <table:table-cell table:formula="of:=[.B145]-[.G145]" office:value-type="float" office:value="-0.00366392" calcext:value-type="float">
            <text:p>-0.00366392</text:p>
          </table:table-cell>
          <table:table-cell office:value-type="float" office:value="0.0089585" calcext:value-type="float">
            <text:p>0.0089585</text:p>
          </table:table-cell>
          <table:table-cell table:formula="of:=[.B145]-[.I145]" office:value-type="float" office:value="-0.00964251" calcext:value-type="float">
            <text:p>-0.00964251</text:p>
          </table:table-cell>
          <table:table-cell table:style-name="ce4" office:value-type="float" office:value="0.03292578" calcext:value-type="float">
            <text:p>0.03292578</text:p>
          </table:table-cell>
          <table:table-cell table:formula="of:=[.B145]-[.K145]" office:value-type="float" office:value="-0.03360979" calcext:value-type="float">
            <text:p>-0.033609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7: yy component of inertia matrix of link LElb</text:p>
          </table:table-cell>
          <table:table-cell office:value-type="float" office:value="0.00224606" calcext:value-type="float">
            <text:p>0.00224606</text:p>
          </table:table-cell>
          <table:table-cell table:style-name="ce4" office:value-type="float" office:value="-0.11877497" calcext:value-type="float">
            <text:p>-0.11877497</text:p>
          </table:table-cell>
          <table:table-cell table:formula="of:=[.B146]-[.C146]" office:value-type="float" office:value="0.12102103" calcext:value-type="float">
            <text:p>0.12102103</text:p>
          </table:table-cell>
          <table:table-cell table:style-name="ce4" office:value-type="float" office:value="-0.11877923" calcext:value-type="float">
            <text:p>-0.11877923</text:p>
          </table:table-cell>
          <table:table-cell table:formula="of:=[.B146]-[.E146]" office:value-type="float" office:value="0.12102529" calcext:value-type="float">
            <text:p>0.12102529</text:p>
          </table:table-cell>
          <table:table-cell table:style-name="ce4" office:value-type="float" office:value="0.00857314" calcext:value-type="float">
            <text:p>0.00857314</text:p>
          </table:table-cell>
          <table:table-cell table:formula="of:=[.B146]-[.G146]" office:value-type="float" office:value="-0.00632708" calcext:value-type="float">
            <text:p>-0.00632708</text:p>
          </table:table-cell>
          <table:table-cell office:value-type="float" office:value="0.01179086" calcext:value-type="float">
            <text:p>0.01179086</text:p>
          </table:table-cell>
          <table:table-cell table:formula="of:=[.B146]-[.I146]" office:value-type="float" office:value="-0.0095448" calcext:value-type="float">
            <text:p>-0.0095448</text:p>
          </table:table-cell>
          <table:table-cell table:style-name="ce4" office:value-type="float" office:value="-0.03035048" calcext:value-type="float">
            <text:p>-0.03035048</text:p>
          </table:table-cell>
          <table:table-cell table:formula="of:=[.B146]-[.K146]" office:value-type="float" office:value="0.03259654" calcext:value-type="float">
            <text:p>0.032596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8: yz component of inertia matrix of link LElb</text:p>
          </table:table-cell>
          <table:table-cell office:value-type="float" office:value="-0.00028844" calcext:value-type="float">
            <text:p>-0.00028844</text:p>
          </table:table-cell>
          <table:table-cell table:style-name="ce4" office:value-type="float" office:value="-0.01677034" calcext:value-type="float">
            <text:p>-0.01677034</text:p>
          </table:table-cell>
          <table:table-cell table:formula="of:=[.B147]-[.C147]" office:value-type="float" office:value="0.0164819" calcext:value-type="float">
            <text:p>0.0164819</text:p>
          </table:table-cell>
          <table:table-cell table:style-name="ce4" office:value-type="float" office:value="-0.01676884" calcext:value-type="float">
            <text:p>-0.01676884</text:p>
          </table:table-cell>
          <table:table-cell table:formula="of:=[.B147]-[.E147]" office:value-type="float" office:value="0.0164804" calcext:value-type="float">
            <text:p>0.0164804</text:p>
          </table:table-cell>
          <table:table-cell table:style-name="ce4" office:value-type="float" office:value="0.00090939" calcext:value-type="float">
            <text:p>0.00090939</text:p>
          </table:table-cell>
          <table:table-cell table:formula="of:=[.B147]-[.G147]" office:value-type="float" office:value="-0.00119783" calcext:value-type="float">
            <text:p>-0.00119783</text:p>
          </table:table-cell>
          <table:table-cell office:value-type="float" office:value="-0.00210242" calcext:value-type="float">
            <text:p>-0.00210242</text:p>
          </table:table-cell>
          <table:table-cell table:formula="of:=[.B147]-[.I147]" office:value-type="float" office:value="0.00181398" calcext:value-type="float">
            <text:p>0.00181398</text:p>
          </table:table-cell>
          <table:table-cell table:style-name="ce4" office:value-type="float" office:value="-0.01211898" calcext:value-type="float">
            <text:p>-0.01211898</text:p>
          </table:table-cell>
          <table:table-cell table:formula="of:=[.B147]-[.K147]" office:value-type="float" office:value="0.01183054" calcext:value-type="float">
            <text:p>0.011830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9: zz component of inertia matrix of link LElb</text:p>
          </table:table-cell>
          <table:table-cell office:value-type="float" office:value="0.0044895" calcext:value-type="float">
            <text:p>0.0044895</text:p>
          </table:table-cell>
          <table:table-cell table:style-name="ce4" office:value-type="float" office:value="-0.02950135" calcext:value-type="float">
            <text:p>-0.02950135</text:p>
          </table:table-cell>
          <table:table-cell table:formula="of:=[.B148]-[.C148]" office:value-type="float" office:value="0.03399085" calcext:value-type="float">
            <text:p>0.03399085</text:p>
          </table:table-cell>
          <table:table-cell table:style-name="ce4" office:value-type="float" office:value="-0.0294875" calcext:value-type="float">
            <text:p>-0.0294875</text:p>
          </table:table-cell>
          <table:table-cell table:formula="of:=[.B148]-[.E148]" office:value-type="float" office:value="0.033977" calcext:value-type="float">
            <text:p>0.033977</text:p>
          </table:table-cell>
          <table:table-cell table:style-name="ce4" office:value-type="float" office:value="0.00430737" calcext:value-type="float">
            <text:p>0.00430737</text:p>
          </table:table-cell>
          <table:table-cell table:formula="of:=[.B148]-[.G148]" office:value-type="float" office:value="0.00018213" calcext:value-type="float">
            <text:p>0.00018213</text:p>
          </table:table-cell>
          <table:table-cell office:value-type="float" office:value="0.03064732" calcext:value-type="float">
            <text:p>0.03064732</text:p>
          </table:table-cell>
          <table:table-cell table:formula="of:=[.B148]-[.I148]" office:value-type="float" office:value="-0.02615782" calcext:value-type="float">
            <text:p>-0.02615782</text:p>
          </table:table-cell>
          <table:table-cell table:style-name="ce4" office:value-type="float" office:value="0.08016371" calcext:value-type="float">
            <text:p>0.08016371</text:p>
          </table:table-cell>
          <table:table-cell table:formula="of:=[.B148]-[.K148]" office:value-type="float" office:value="-0.07567421" calcext:value-type="float">
            <text:p>-0.075674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0: mass of link LForearm <text:s text:c="12"/></text:p>
          </table:table-cell>
          <table:table-cell office:value-type="float" office:value="2.21277" calcext:value-type="float">
            <text:p>2.21277</text:p>
          </table:table-cell>
          <table:table-cell table:style-name="ce4" office:value-type="float" office:value="0.52293798" calcext:value-type="float">
            <text:p>0.52293798</text:p>
          </table:table-cell>
          <table:table-cell table:formula="of:=[.B149]-[.C149]" office:value-type="float" office:value="1.68983202" calcext:value-type="float">
            <text:p>1.68983202</text:p>
          </table:table-cell>
          <table:table-cell table:style-name="ce4" office:value-type="float" office:value="0.52292973" calcext:value-type="float">
            <text:p>0.52292973</text:p>
          </table:table-cell>
          <table:table-cell table:formula="of:=[.B149]-[.E149]" office:value-type="float" office:value="1.68984027" calcext:value-type="float">
            <text:p>1.68984027</text:p>
          </table:table-cell>
          <table:table-cell table:style-name="ce4" office:value-type="float" office:value="2.14107009" calcext:value-type="float">
            <text:p>2.14107009</text:p>
          </table:table-cell>
          <table:table-cell table:formula="of:=[.B149]-[.G149]" office:value-type="float" office:value="0.07169991" calcext:value-type="float">
            <text:p>0.07169991</text:p>
          </table:table-cell>
          <table:table-cell office:value-type="float" office:value="2.15350757" calcext:value-type="float">
            <text:p>2.15350757</text:p>
          </table:table-cell>
          <table:table-cell table:formula="of:=[.B149]-[.I149]" office:value-type="float" office:value="0.05926243" calcext:value-type="float">
            <text:p>0.05926243</text:p>
          </table:table-cell>
          <table:table-cell table:style-name="ce4" office:value-type="float" office:value="2.21277" calcext:value-type="float">
            <text:p>2.21277</text:p>
          </table:table-cell>
          <table:table-cell table:formula="of:=[.B149]-[.K14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1: x component of center of mass of link LForearm</text:p>
          </table:table-cell>
          <table:table-cell office:value-type="float" office:value="0.00001263" calcext:value-type="float">
            <text:p>0.00001263</text:p>
          </table:table-cell>
          <table:table-cell table:style-name="ce4" office:value-type="float" office:value="-0.00037167" calcext:value-type="float">
            <text:p>-0.00037167</text:p>
          </table:table-cell>
          <table:table-cell table:formula="of:=[.B150]-[.C150]" office:value-type="float" office:value="0.0003843" calcext:value-type="float">
            <text:p>0.0003843</text:p>
          </table:table-cell>
          <table:table-cell table:style-name="ce4" office:value-type="float" office:value="-0.00037168" calcext:value-type="float">
            <text:p>-0.00037168</text:p>
          </table:table-cell>
          <table:table-cell table:formula="of:=[.B150]-[.E150]" office:value-type="float" office:value="0.00038431" calcext:value-type="float">
            <text:p>0.00038431</text:p>
          </table:table-cell>
          <table:table-cell table:style-name="ce4" office:value-type="float" office:value="-0.00009075" calcext:value-type="float">
            <text:p>-0.00009075</text:p>
          </table:table-cell>
          <table:table-cell table:formula="of:=[.B150]-[.G150]" office:value-type="float" office:value="0.00010338" calcext:value-type="float">
            <text:p>0.00010338</text:p>
          </table:table-cell>
          <table:table-cell office:value-type="float" office:value="-0.00081962" calcext:value-type="float">
            <text:p>-0.00081962</text:p>
          </table:table-cell>
          <table:table-cell table:formula="of:=[.B150]-[.I150]" office:value-type="float" office:value="0.00083225" calcext:value-type="float">
            <text:p>0.00083225</text:p>
          </table:table-cell>
          <table:table-cell table:style-name="ce4" office:value-type="float" office:value="-0.00379001" calcext:value-type="float">
            <text:p>-0.00379001</text:p>
          </table:table-cell>
          <table:table-cell table:formula="of:=[.B150]-[.K150]" office:value-type="float" office:value="0.00380264" calcext:value-type="float">
            <text:p>0.003802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2: y component of center of mass of link LForearm</text:p>
          </table:table-cell>
          <table:table-cell office:value-type="float" office:value="0.00429754" calcext:value-type="float">
            <text:p>0.00429754</text:p>
          </table:table-cell>
          <table:table-cell table:style-name="ce4" office:value-type="float" office:value="0.01206334" calcext:value-type="float">
            <text:p>0.01206334</text:p>
          </table:table-cell>
          <table:table-cell table:formula="of:=[.B151]-[.C151]" office:value-type="float" office:value="-0.0077658" calcext:value-type="float">
            <text:p>-0.0077658</text:p>
          </table:table-cell>
          <table:table-cell table:style-name="ce4" office:value-type="float" office:value="0.01206353" calcext:value-type="float">
            <text:p>0.01206353</text:p>
          </table:table-cell>
          <table:table-cell table:formula="of:=[.B151]-[.E151]" office:value-type="float" office:value="-0.00776599" calcext:value-type="float">
            <text:p>-0.00776599</text:p>
          </table:table-cell>
          <table:table-cell table:style-name="ce4" office:value-type="float" office:value="0.00475339" calcext:value-type="float">
            <text:p>0.00475339</text:p>
          </table:table-cell>
          <table:table-cell table:formula="of:=[.B151]-[.G151]" office:value-type="float" office:value="-0.00045585" calcext:value-type="float">
            <text:p>-0.00045585</text:p>
          </table:table-cell>
          <table:table-cell office:value-type="float" office:value="0.0039937" calcext:value-type="float">
            <text:p>0.0039937</text:p>
          </table:table-cell>
          <table:table-cell table:formula="of:=[.B151]-[.I151]" office:value-type="float" office:value="0.00030384" calcext:value-type="float">
            <text:p>0.00030384</text:p>
          </table:table-cell>
          <table:table-cell table:style-name="ce4" office:value-type="float" office:value="0.0087989" calcext:value-type="float">
            <text:p>0.0087989</text:p>
          </table:table-cell>
          <table:table-cell table:formula="of:=[.B151]-[.K151]" office:value-type="float" office:value="-0.00450136" calcext:value-type="float">
            <text:p>-0.004501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3: z component of center of mass of link LForearm</text:p>
          </table:table-cell>
          <table:table-cell office:value-type="float" office:value="0.04471798" calcext:value-type="float">
            <text:p>0.04471798</text:p>
          </table:table-cell>
          <table:table-cell table:style-name="ce4" office:value-type="float" office:value="-0.28723309" calcext:value-type="float">
            <text:p>-0.28723309</text:p>
          </table:table-cell>
          <table:table-cell table:formula="of:=[.B152]-[.C152]" office:value-type="float" office:value="0.33195107" calcext:value-type="float">
            <text:p>0.33195107</text:p>
          </table:table-cell>
          <table:table-cell table:style-name="ce4" office:value-type="float" office:value="-0.28722961" calcext:value-type="float">
            <text:p>-0.28722961</text:p>
          </table:table-cell>
          <table:table-cell table:formula="of:=[.B152]-[.E152]" office:value-type="float" office:value="0.33194759" calcext:value-type="float">
            <text:p>0.33194759</text:p>
          </table:table-cell>
          <table:table-cell table:style-name="ce4" office:value-type="float" office:value="0.08769301" calcext:value-type="float">
            <text:p>0.08769301</text:p>
          </table:table-cell>
          <table:table-cell table:formula="of:=[.B152]-[.G152]" office:value-type="float" office:value="-0.04297503" calcext:value-type="float">
            <text:p>-0.04297503</text:p>
          </table:table-cell>
          <table:table-cell office:value-type="float" office:value="0.09035818" calcext:value-type="float">
            <text:p>0.09035818</text:p>
          </table:table-cell>
          <table:table-cell table:formula="of:=[.B152]-[.I152]" office:value-type="float" office:value="-0.0456402" calcext:value-type="float">
            <text:p>-0.0456402</text:p>
          </table:table-cell>
          <table:table-cell table:style-name="ce4" office:value-type="float" office:value="0.04471798" calcext:value-type="float">
            <text:p>0.04471798</text:p>
          </table:table-cell>
          <table:table-cell table:formula="of:=[.B152]-[.K15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4: xx component of inertia matrix of link LForearm</text:p>
          </table:table-cell>
          <table:table-cell office:value-type="float" office:value="0.00654286" calcext:value-type="float">
            <text:p>0.00654286</text:p>
          </table:table-cell>
          <table:table-cell table:style-name="ce4" office:value-type="float" office:value="-0.03545321" calcext:value-type="float">
            <text:p>-0.03545321</text:p>
          </table:table-cell>
          <table:table-cell table:formula="of:=[.B153]-[.C153]" office:value-type="float" office:value="0.04199607" calcext:value-type="float">
            <text:p>0.04199607</text:p>
          </table:table-cell>
          <table:table-cell table:style-name="ce4" office:value-type="float" office:value="-0.0354402" calcext:value-type="float">
            <text:p>-0.0354402</text:p>
          </table:table-cell>
          <table:table-cell table:formula="of:=[.B153]-[.E153]" office:value-type="float" office:value="0.04198306" calcext:value-type="float">
            <text:p>0.04198306</text:p>
          </table:table-cell>
          <table:table-cell table:style-name="ce4" office:value-type="float" office:value="-0.00688099" calcext:value-type="float">
            <text:p>-0.00688099</text:p>
          </table:table-cell>
          <table:table-cell table:formula="of:=[.B153]-[.G153]" office:value-type="float" office:value="0.01342385" calcext:value-type="float">
            <text:p>0.01342385</text:p>
          </table:table-cell>
          <table:table-cell office:value-type="float" office:value="-0.00799369" calcext:value-type="float">
            <text:p>-0.00799369</text:p>
          </table:table-cell>
          <table:table-cell table:formula="of:=[.B153]-[.I153]" office:value-type="float" office:value="0.01453655" calcext:value-type="float">
            <text:p>0.01453655</text:p>
          </table:table-cell>
          <table:table-cell table:style-name="ce4" office:value-type="float" office:value="0.00641242" calcext:value-type="float">
            <text:p>0.00641242</text:p>
          </table:table-cell>
          <table:table-cell table:formula="of:=[.B153]-[.K153]" office:value-type="float" office:value="0.00013044" calcext:value-type="float">
            <text:p>0.0001304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5: xy component of inertia matrix of link LForearm</text:p>
          </table:table-cell>
          <table:table-cell office:value-type="float" office:value="-0.0000412" calcext:value-type="float">
            <text:p>-0.0000412</text:p>
          </table:table-cell>
          <table:table-cell table:style-name="ce4" office:value-type="float" office:value="0.0011378" calcext:value-type="float">
            <text:p>0.0011378</text:p>
          </table:table-cell>
          <table:table-cell table:formula="of:=[.B154]-[.C154]" office:value-type="float" office:value="-0.001179" calcext:value-type="float">
            <text:p>-0.001179</text:p>
          </table:table-cell>
          <table:table-cell table:style-name="ce4" office:value-type="float" office:value="0.0011378" calcext:value-type="float">
            <text:p>0.0011378</text:p>
          </table:table-cell>
          <table:table-cell table:formula="of:=[.B154]-[.E154]" office:value-type="float" office:value="-0.001179" calcext:value-type="float">
            <text:p>-0.001179</text:p>
          </table:table-cell>
          <table:table-cell table:style-name="ce4" office:value-type="float" office:value="0.00113926" calcext:value-type="float">
            <text:p>0.00113926</text:p>
          </table:table-cell>
          <table:table-cell table:formula="of:=[.B154]-[.G154]" office:value-type="float" office:value="-0.00118046" calcext:value-type="float">
            <text:p>-0.00118046</text:p>
          </table:table-cell>
          <table:table-cell office:value-type="float" office:value="0.0011569" calcext:value-type="float">
            <text:p>0.0011569</text:p>
          </table:table-cell>
          <table:table-cell table:formula="of:=[.B154]-[.I154]" office:value-type="float" office:value="-0.0011981" calcext:value-type="float">
            <text:p>-0.0011981</text:p>
          </table:table-cell>
          <table:table-cell table:style-name="ce4" office:value-type="float" office:value="-0.00879113" calcext:value-type="float">
            <text:p>-0.00879113</text:p>
          </table:table-cell>
          <table:table-cell table:formula="of:=[.B154]-[.K154]" office:value-type="float" office:value="0.00874993" calcext:value-type="float">
            <text:p>0.008749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6: xz component of inertia matrix of link LForearm</text:p>
          </table:table-cell>
          <table:table-cell office:value-type="float" office:value="0.00000327" calcext:value-type="float">
            <text:p>0.00000327</text:p>
          </table:table-cell>
          <table:table-cell table:style-name="ce4" office:value-type="float" office:value="-0.00198027" calcext:value-type="float">
            <text:p>-0.00198027</text:p>
          </table:table-cell>
          <table:table-cell table:formula="of:=[.B155]-[.C155]" office:value-type="float" office:value="0.00198354" calcext:value-type="float">
            <text:p>0.00198354</text:p>
          </table:table-cell>
          <table:table-cell table:style-name="ce4" office:value-type="float" office:value="-0.00198027" calcext:value-type="float">
            <text:p>-0.00198027</text:p>
          </table:table-cell>
          <table:table-cell table:formula="of:=[.B155]-[.E155]" office:value-type="float" office:value="0.00198354" calcext:value-type="float">
            <text:p>0.00198354</text:p>
          </table:table-cell>
          <table:table-cell table:style-name="ce4" office:value-type="float" office:value="-0.00205281" calcext:value-type="float">
            <text:p>-0.00205281</text:p>
          </table:table-cell>
          <table:table-cell table:formula="of:=[.B155]-[.G155]" office:value-type="float" office:value="0.00205608" calcext:value-type="float">
            <text:p>0.00205608</text:p>
          </table:table-cell>
          <table:table-cell office:value-type="float" office:value="0.00253057" calcext:value-type="float">
            <text:p>0.00253057</text:p>
          </table:table-cell>
          <table:table-cell table:formula="of:=[.B155]-[.I155]" office:value-type="float" office:value="-0.0025273" calcext:value-type="float">
            <text:p>-0.0025273</text:p>
          </table:table-cell>
          <table:table-cell table:style-name="ce4" office:value-type="float" office:value="-0.00433518" calcext:value-type="float">
            <text:p>-0.00433518</text:p>
          </table:table-cell>
          <table:table-cell table:formula="of:=[.B155]-[.K155]" office:value-type="float" office:value="0.00433845" calcext:value-type="float">
            <text:p>0.004338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7: yy component of inertia matrix of link LForearm</text:p>
          </table:table-cell>
          <table:table-cell office:value-type="float" office:value="0.00558783" calcext:value-type="float">
            <text:p>0.00558783</text:p>
          </table:table-cell>
          <table:table-cell table:style-name="ce4" office:value-type="float" office:value="-0.03657335" calcext:value-type="float">
            <text:p>-0.03657335</text:p>
          </table:table-cell>
          <table:table-cell table:formula="of:=[.B156]-[.C156]" office:value-type="float" office:value="0.04216118" calcext:value-type="float">
            <text:p>0.04216118</text:p>
          </table:table-cell>
          <table:table-cell table:style-name="ce4" office:value-type="float" office:value="-0.03656378" calcext:value-type="float">
            <text:p>-0.03656378</text:p>
          </table:table-cell>
          <table:table-cell table:formula="of:=[.B156]-[.E156]" office:value-type="float" office:value="0.04215161" calcext:value-type="float">
            <text:p>0.04215161</text:p>
          </table:table-cell>
          <table:table-cell table:style-name="ce4" office:value-type="float" office:value="-0.00594718" calcext:value-type="float">
            <text:p>-0.00594718</text:p>
          </table:table-cell>
          <table:table-cell table:formula="of:=[.B156]-[.G156]" office:value-type="float" office:value="0.01153501" calcext:value-type="float">
            <text:p>0.01153501</text:p>
          </table:table-cell>
          <table:table-cell office:value-type="float" office:value="-0.01247534" calcext:value-type="float">
            <text:p>-0.01247534</text:p>
          </table:table-cell>
          <table:table-cell table:formula="of:=[.B156]-[.I156]" office:value-type="float" office:value="0.01806317" calcext:value-type="float">
            <text:p>0.01806317</text:p>
          </table:table-cell>
          <table:table-cell table:style-name="ce4" office:value-type="float" office:value="0.00555604" calcext:value-type="float">
            <text:p>0.00555604</text:p>
          </table:table-cell>
          <table:table-cell table:formula="of:=[.B156]-[.K156]" office:value-type="float" office:value="0.0000317900000000003" calcext:value-type="float">
            <text:p>0.000031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8: yz component of inertia matrix of link LForearm</text:p>
          </table:table-cell>
          <table:table-cell office:value-type="float" office:value="0.00042089" calcext:value-type="float">
            <text:p>0.00042089</text:p>
          </table:table-cell>
          <table:table-cell table:style-name="ce4" office:value-type="float" office:value="-0.00294405" calcext:value-type="float">
            <text:p>-0.00294405</text:p>
          </table:table-cell>
          <table:table-cell table:formula="of:=[.B157]-[.C157]" office:value-type="float" office:value="0.00336494" calcext:value-type="float">
            <text:p>0.00336494</text:p>
          </table:table-cell>
          <table:table-cell table:style-name="ce4" office:value-type="float" office:value="-0.00294403" calcext:value-type="float">
            <text:p>-0.00294403</text:p>
          </table:table-cell>
          <table:table-cell table:formula="of:=[.B157]-[.E157]" office:value-type="float" office:value="0.00336492" calcext:value-type="float">
            <text:p>0.00336492</text:p>
          </table:table-cell>
          <table:table-cell table:style-name="ce4" office:value-type="float" office:value="-0.00023979" calcext:value-type="float">
            <text:p>-0.00023979</text:p>
          </table:table-cell>
          <table:table-cell table:formula="of:=[.B157]-[.G157]" office:value-type="float" office:value="0.00066068" calcext:value-type="float">
            <text:p>0.00066068</text:p>
          </table:table-cell>
          <table:table-cell office:value-type="float" office:value="0.00423277" calcext:value-type="float">
            <text:p>0.00423277</text:p>
          </table:table-cell>
          <table:table-cell table:formula="of:=[.B157]-[.I157]" office:value-type="float" office:value="-0.00381188" calcext:value-type="float">
            <text:p>-0.00381188</text:p>
          </table:table-cell>
          <table:table-cell table:style-name="ce4" office:value-type="float" office:value="0.01677228" calcext:value-type="float">
            <text:p>0.01677228</text:p>
          </table:table-cell>
          <table:table-cell table:formula="of:=[.B157]-[.K157]" office:value-type="float" office:value="-0.01635139" calcext:value-type="float">
            <text:p>-0.016351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9: zz component of inertia matrix of link LForearm</text:p>
          </table:table-cell>
          <table:table-cell office:value-type="float" office:value="0.0024783" calcext:value-type="float">
            <text:p>0.0024783</text:p>
          </table:table-cell>
          <table:table-cell table:style-name="ce4" office:value-type="float" office:value="0.00088289" calcext:value-type="float">
            <text:p>0.00088289</text:p>
          </table:table-cell>
          <table:table-cell table:formula="of:=[.B158]-[.C158]" office:value-type="float" office:value="0.00159541" calcext:value-type="float">
            <text:p>0.00159541</text:p>
          </table:table-cell>
          <table:table-cell table:style-name="ce4" office:value-type="float" office:value="0.00088634" calcext:value-type="float">
            <text:p>0.00088634</text:p>
          </table:table-cell>
          <table:table-cell table:formula="of:=[.B158]-[.E158]" office:value-type="float" office:value="0.00159196" calcext:value-type="float">
            <text:p>0.00159196</text:p>
          </table:table-cell>
          <table:table-cell table:style-name="ce4" office:value-type="float" office:value="-0.00117014" calcext:value-type="float">
            <text:p>-0.00117014</text:p>
          </table:table-cell>
          <table:table-cell table:formula="of:=[.B158]-[.G158]" office:value-type="float" office:value="0.00364844" calcext:value-type="float">
            <text:p>0.00364844</text:p>
          </table:table-cell>
          <table:table-cell office:value-type="float" office:value="-0.01047816" calcext:value-type="float">
            <text:p>-0.01047816</text:p>
          </table:table-cell>
          <table:table-cell table:formula="of:=[.B158]-[.I158]" office:value-type="float" office:value="0.01295646" calcext:value-type="float">
            <text:p>0.01295646</text:p>
          </table:table-cell>
          <table:table-cell table:style-name="ce4" office:value-type="float" office:value="-0.02678502" calcext:value-type="float">
            <text:p>-0.02678502</text:p>
          </table:table-cell>
          <table:table-cell table:formula="of:=[.B158]-[.K158]" office:value-type="float" office:value="0.02926332" calcext:value-type="float">
            <text:p>0.0292633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0: mass of link LWrMot2 <text:s text:c="13"/></text:p>
          </table:table-cell>
          <table:table-cell office:value-type="float" office:value="1.28381" calcext:value-type="float">
            <text:p>1.28381</text:p>
          </table:table-cell>
          <table:table-cell table:style-name="ce4" office:value-type="float" office:value="0.52293798" calcext:value-type="float">
            <text:p>0.52293798</text:p>
          </table:table-cell>
          <table:table-cell table:formula="of:=[.B159]-[.C159]" office:value-type="float" office:value="0.76087202" calcext:value-type="float">
            <text:p>0.76087202</text:p>
          </table:table-cell>
          <table:table-cell table:style-name="ce4" office:value-type="float" office:value="0.52292973" calcext:value-type="float">
            <text:p>0.52292973</text:p>
          </table:table-cell>
          <table:table-cell table:formula="of:=[.B159]-[.E159]" office:value-type="float" office:value="0.76088027" calcext:value-type="float">
            <text:p>0.76088027</text:p>
          </table:table-cell>
          <table:table-cell table:style-name="ce4" office:value-type="float" office:value="1.21211009" calcext:value-type="float">
            <text:p>1.21211009</text:p>
          </table:table-cell>
          <table:table-cell table:formula="of:=[.B159]-[.G159]" office:value-type="float" office:value="0.07169991" calcext:value-type="float">
            <text:p>0.07169991</text:p>
          </table:table-cell>
          <table:table-cell office:value-type="float" office:value="1.22454757" calcext:value-type="float">
            <text:p>1.22454757</text:p>
          </table:table-cell>
          <table:table-cell table:formula="of:=[.B159]-[.I159]" office:value-type="float" office:value="0.05926243" calcext:value-type="float">
            <text:p>0.05926243</text:p>
          </table:table-cell>
          <table:table-cell table:style-name="ce4" office:value-type="float" office:value="1.28381" calcext:value-type="float">
            <text:p>1.28381</text:p>
          </table:table-cell>
          <table:table-cell table:formula="of:=[.B159]-[.K15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1: x component of center of mass of link LWrMot2</text:p>
          </table:table-cell>
          <table:table-cell office:value-type="float" office:value="0.00981937" calcext:value-type="float">
            <text:p>0.00981937</text:p>
          </table:table-cell>
          <table:table-cell table:style-name="ce4" office:value-type="float" office:value="0.00911743" calcext:value-type="float">
            <text:p>0.00911743</text:p>
          </table:table-cell>
          <table:table-cell table:formula="of:=[.B160]-[.C160]" office:value-type="float" office:value="0.00070194" calcext:value-type="float">
            <text:p>0.00070194</text:p>
          </table:table-cell>
          <table:table-cell table:style-name="ce4" office:value-type="float" office:value="0.00921083" calcext:value-type="float">
            <text:p>0.00921083</text:p>
          </table:table-cell>
          <table:table-cell table:formula="of:=[.B160]-[.E160]" office:value-type="float" office:value="0.000608540000000001" calcext:value-type="float">
            <text:p>0.00060854</text:p>
          </table:table-cell>
          <table:table-cell table:style-name="ce4" office:value-type="float" office:value="0.01010422" calcext:value-type="float">
            <text:p>0.01010422</text:p>
          </table:table-cell>
          <table:table-cell table:formula="of:=[.B160]-[.G160]" office:value-type="float" office:value="-0.00028485" calcext:value-type="float">
            <text:p>-0.00028485</text:p>
          </table:table-cell>
          <table:table-cell office:value-type="float" office:value="0.00909649" calcext:value-type="float">
            <text:p>0.00909649</text:p>
          </table:table-cell>
          <table:table-cell table:formula="of:=[.B160]-[.I160]" office:value-type="float" office:value="0.00072288" calcext:value-type="float">
            <text:p>0.00072288</text:p>
          </table:table-cell>
          <table:table-cell table:style-name="ce4" office:value-type="float" office:value="0.01356754" calcext:value-type="float">
            <text:p>0.01356754</text:p>
          </table:table-cell>
          <table:table-cell table:formula="of:=[.B160]-[.K160]" office:value-type="float" office:value="-0.00374817" calcext:value-type="float">
            <text:p>-0.003748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2: y component of center of mass of link LWrMot2</text:p>
          </table:table-cell>
          <table:table-cell office:value-type="float" office:value="0.00137971" calcext:value-type="float">
            <text:p>0.00137971</text:p>
          </table:table-cell>
          <table:table-cell table:style-name="ce4" office:value-type="float" office:value="0.01206334" calcext:value-type="float">
            <text:p>0.01206334</text:p>
          </table:table-cell>
          <table:table-cell table:formula="of:=[.B161]-[.C161]" office:value-type="float" office:value="-0.01068363" calcext:value-type="float">
            <text:p>-0.01068363</text:p>
          </table:table-cell>
          <table:table-cell table:style-name="ce4" office:value-type="float" office:value="0.01206353" calcext:value-type="float">
            <text:p>0.01206353</text:p>
          </table:table-cell>
          <table:table-cell table:formula="of:=[.B161]-[.E161]" office:value-type="float" office:value="-0.01068382" calcext:value-type="float">
            <text:p>-0.01068382</text:p>
          </table:table-cell>
          <table:table-cell table:style-name="ce4" office:value-type="float" office:value="0.00201234" calcext:value-type="float">
            <text:p>0.00201234</text:p>
          </table:table-cell>
          <table:table-cell table:formula="of:=[.B161]-[.G161]" office:value-type="float" office:value="-0.00063263" calcext:value-type="float">
            <text:p>-0.00063263</text:p>
          </table:table-cell>
          <table:table-cell office:value-type="float" office:value="0.00070417" calcext:value-type="float">
            <text:p>0.00070417</text:p>
          </table:table-cell>
          <table:table-cell table:formula="of:=[.B161]-[.I161]" office:value-type="float" office:value="0.00067554" calcext:value-type="float">
            <text:p>0.00067554</text:p>
          </table:table-cell>
          <table:table-cell table:style-name="ce4" office:value-type="float" office:value="0.00137971" calcext:value-type="float">
            <text:p>0.00137971</text:p>
          </table:table-cell>
          <table:table-cell table:formula="of:=[.B161]-[.K16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3: z component of center of mass of link LWrMot2</text:p>
          </table:table-cell>
          <table:table-cell office:value-type="float" office:value="-0.08038027" calcext:value-type="float">
            <text:p>-0.08038027</text:p>
          </table:table-cell>
          <table:table-cell table:style-name="ce4" office:value-type="float" office:value="-0.08815934" calcext:value-type="float">
            <text:p>-0.08815934</text:p>
          </table:table-cell>
          <table:table-cell table:formula="of:=[.B162]-[.C162]" office:value-type="float" office:value="0.00777907" calcext:value-type="float">
            <text:p>0.00777907</text:p>
          </table:table-cell>
          <table:table-cell table:style-name="ce4" office:value-type="float" office:value="-0.08815672" calcext:value-type="float">
            <text:p>-0.08815672</text:p>
          </table:table-cell>
          <table:table-cell table:formula="of:=[.B162]-[.E162]" office:value-type="float" office:value="0.00777645" calcext:value-type="float">
            <text:p>0.00777645</text:p>
          </table:table-cell>
          <table:table-cell table:style-name="ce4" office:value-type="float" office:value="-0.00673799" calcext:value-type="float">
            <text:p>-0.00673799</text:p>
          </table:table-cell>
          <table:table-cell table:formula="of:=[.B162]-[.G162]" office:value-type="float" office:value="-0.07364228" calcext:value-type="float">
            <text:p>-0.07364228</text:p>
          </table:table-cell>
          <table:table-cell office:value-type="float" office:value="-0.00634642" calcext:value-type="float">
            <text:p>-0.00634642</text:p>
          </table:table-cell>
          <table:table-cell table:formula="of:=[.B162]-[.I162]" office:value-type="float" office:value="-0.07403385" calcext:value-type="float">
            <text:p>-0.07403385</text:p>
          </table:table-cell>
          <table:table-cell table:style-name="ce4" office:value-type="float" office:value="0.00963891" calcext:value-type="float">
            <text:p>0.00963891</text:p>
          </table:table-cell>
          <table:table-cell table:formula="of:=[.B162]-[.K162]" office:value-type="float" office:value="-0.09001918" calcext:value-type="float">
            <text:p>-0.090019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4: xx component of inertia matrix of link LWrMot2</text:p>
          </table:table-cell>
          <table:table-cell office:value-type="float" office:value="0.00199407" calcext:value-type="float">
            <text:p>0.00199407</text:p>
          </table:table-cell>
          <table:table-cell table:style-name="ce4" office:value-type="float" office:value="0.00402176" calcext:value-type="float">
            <text:p>0.00402176</text:p>
          </table:table-cell>
          <table:table-cell table:formula="of:=[.B163]-[.C163]" office:value-type="float" office:value="-0.00202769" calcext:value-type="float">
            <text:p>-0.00202769</text:p>
          </table:table-cell>
          <table:table-cell table:style-name="ce4" office:value-type="float" office:value="0.00401842" calcext:value-type="float">
            <text:p>0.00401842</text:p>
          </table:table-cell>
          <table:table-cell table:formula="of:=[.B163]-[.E163]" office:value-type="float" office:value="-0.00202435" calcext:value-type="float">
            <text:p>-0.00202435</text:p>
          </table:table-cell>
          <table:table-cell table:style-name="ce4" office:value-type="float" office:value="0.00669233" calcext:value-type="float">
            <text:p>0.00669233</text:p>
          </table:table-cell>
          <table:table-cell table:formula="of:=[.B163]-[.G163]" office:value-type="float" office:value="-0.00469826" calcext:value-type="float">
            <text:p>-0.00469826</text:p>
          </table:table-cell>
          <table:table-cell office:value-type="float" office:value="-0.00096588" calcext:value-type="float">
            <text:p>-0.00096588</text:p>
          </table:table-cell>
          <table:table-cell table:formula="of:=[.B163]-[.I163]" office:value-type="float" office:value="0.00295995" calcext:value-type="float">
            <text:p>0.00295995</text:p>
          </table:table-cell>
          <table:table-cell table:style-name="ce4" office:value-type="float" office:value="0.02140699" calcext:value-type="float">
            <text:p>0.02140699</text:p>
          </table:table-cell>
          <table:table-cell table:formula="of:=[.B163]-[.K163]" office:value-type="float" office:value="-0.01941292" calcext:value-type="float">
            <text:p>-0.019412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5: xy component of inertia matrix of link LWrMot2</text:p>
          </table:table-cell>
          <table:table-cell office:value-type="float" office:value="0.0000257" calcext:value-type="float">
            <text:p>0.0000257</text:p>
          </table:table-cell>
          <table:table-cell table:style-name="ce4" office:value-type="float" office:value="-0.00006464" calcext:value-type="float">
            <text:p>-0.00006464</text:p>
          </table:table-cell>
          <table:table-cell table:formula="of:=[.B164]-[.C164]" office:value-type="float" office:value="0.00009034" calcext:value-type="float">
            <text:p>0.00009034</text:p>
          </table:table-cell>
          <table:table-cell table:style-name="ce4" office:value-type="float" office:value="-0.00006405" calcext:value-type="float">
            <text:p>-0.00006405</text:p>
          </table:table-cell>
          <table:table-cell table:formula="of:=[.B164]-[.E164]" office:value-type="float" office:value="0.00008975" calcext:value-type="float">
            <text:p>0.00008975</text:p>
          </table:table-cell>
          <table:table-cell table:style-name="ce4" office:value-type="float" office:value="-0.0000974" calcext:value-type="float">
            <text:p>-0.0000974</text:p>
          </table:table-cell>
          <table:table-cell table:formula="of:=[.B164]-[.G164]" office:value-type="float" office:value="0.0001231" calcext:value-type="float">
            <text:p>0.0001231</text:p>
          </table:table-cell>
          <table:table-cell office:value-type="float" office:value="-0.00145036" calcext:value-type="float">
            <text:p>-0.00145036</text:p>
          </table:table-cell>
          <table:table-cell table:formula="of:=[.B164]-[.I164]" office:value-type="float" office:value="0.00147606" calcext:value-type="float">
            <text:p>0.00147606</text:p>
          </table:table-cell>
          <table:table-cell table:style-name="ce4" office:value-type="float" office:value="0.01301462" calcext:value-type="float">
            <text:p>0.01301462</text:p>
          </table:table-cell>
          <table:table-cell table:formula="of:=[.B164]-[.K164]" office:value-type="float" office:value="-0.01298892" calcext:value-type="float">
            <text:p>-0.012988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6: xz component of inertia matrix of link LWrMot2</text:p>
          </table:table-cell>
          <table:table-cell office:value-type="float" office:value="0.00017443" calcext:value-type="float">
            <text:p>0.00017443</text:p>
          </table:table-cell>
          <table:table-cell table:style-name="ce4" office:value-type="float" office:value="0.00044575" calcext:value-type="float">
            <text:p>0.00044575</text:p>
          </table:table-cell>
          <table:table-cell table:formula="of:=[.B165]-[.C165]" office:value-type="float" office:value="-0.00027132" calcext:value-type="float">
            <text:p>-0.00027132</text:p>
          </table:table-cell>
          <table:table-cell table:style-name="ce4" office:value-type="float" office:value="0.00044595" calcext:value-type="float">
            <text:p>0.00044595</text:p>
          </table:table-cell>
          <table:table-cell table:formula="of:=[.B165]-[.E165]" office:value-type="float" office:value="-0.00027152" calcext:value-type="float">
            <text:p>-0.00027152</text:p>
          </table:table-cell>
          <table:table-cell table:style-name="ce4" office:value-type="float" office:value="0.00147207" calcext:value-type="float">
            <text:p>0.00147207</text:p>
          </table:table-cell>
          <table:table-cell table:formula="of:=[.B165]-[.G165]" office:value-type="float" office:value="-0.00129764" calcext:value-type="float">
            <text:p>-0.00129764</text:p>
          </table:table-cell>
          <table:table-cell office:value-type="float" office:value="0.000822" calcext:value-type="float">
            <text:p>0.000822</text:p>
          </table:table-cell>
          <table:table-cell table:formula="of:=[.B165]-[.I165]" office:value-type="float" office:value="-0.00064757" calcext:value-type="float">
            <text:p>-0.00064757</text:p>
          </table:table-cell>
          <table:table-cell table:style-name="ce4" office:value-type="float" office:value="0.00206237" calcext:value-type="float">
            <text:p>0.00206237</text:p>
          </table:table-cell>
          <table:table-cell table:formula="of:=[.B165]-[.K165]" office:value-type="float" office:value="-0.00188794" calcext:value-type="float">
            <text:p>-0.001887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7: yy component of inertia matrix of link LWrMot2</text:p>
          </table:table-cell>
          <table:table-cell office:value-type="float" office:value="0.00217543" calcext:value-type="float">
            <text:p>0.00217543</text:p>
          </table:table-cell>
          <table:table-cell table:style-name="ce4" office:value-type="float" office:value="-0.00025937" calcext:value-type="float">
            <text:p>-0.00025937</text:p>
          </table:table-cell>
          <table:table-cell table:formula="of:=[.B166]-[.C166]" office:value-type="float" office:value="0.0024348" calcext:value-type="float">
            <text:p>0.0024348</text:p>
          </table:table-cell>
          <table:table-cell table:style-name="ce4" office:value-type="float" office:value="-0.00024049" calcext:value-type="float">
            <text:p>-0.00024049</text:p>
          </table:table-cell>
          <table:table-cell table:formula="of:=[.B166]-[.E166]" office:value-type="float" office:value="0.00241592" calcext:value-type="float">
            <text:p>0.00241592</text:p>
          </table:table-cell>
          <table:table-cell table:style-name="ce4" office:value-type="float" office:value="-0.00198935" calcext:value-type="float">
            <text:p>-0.00198935</text:p>
          </table:table-cell>
          <table:table-cell table:formula="of:=[.B166]-[.G166]" office:value-type="float" office:value="0.00416478" calcext:value-type="float">
            <text:p>0.00416478</text:p>
          </table:table-cell>
          <table:table-cell office:value-type="float" office:value="-0.00056006" calcext:value-type="float">
            <text:p>-0.00056006</text:p>
          </table:table-cell>
          <table:table-cell table:formula="of:=[.B166]-[.I166]" office:value-type="float" office:value="0.00273549" calcext:value-type="float">
            <text:p>0.00273549</text:p>
          </table:table-cell>
          <table:table-cell table:style-name="ce4" office:value-type="float" office:value="-0.03324427" calcext:value-type="float">
            <text:p>-0.03324427</text:p>
          </table:table-cell>
          <table:table-cell table:formula="of:=[.B166]-[.K166]" office:value-type="float" office:value="0.0354197" calcext:value-type="float">
            <text:p>0.03541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8: yz component of inertia matrix of link LWrMot2</text:p>
          </table:table-cell>
          <table:table-cell office:value-type="float" office:value="-0.00012101" calcext:value-type="float">
            <text:p>-0.00012101</text:p>
          </table:table-cell>
          <table:table-cell table:style-name="ce4" office:value-type="float" office:value="-0.00014167" calcext:value-type="float">
            <text:p>-0.00014167</text:p>
          </table:table-cell>
          <table:table-cell table:formula="of:=[.B167]-[.C167]" office:value-type="float" office:value="0.00002066" calcext:value-type="float">
            <text:p>0.00002066</text:p>
          </table:table-cell>
          <table:table-cell table:style-name="ce4" office:value-type="float" office:value="-0.00014166" calcext:value-type="float">
            <text:p>-0.00014166</text:p>
          </table:table-cell>
          <table:table-cell table:formula="of:=[.B167]-[.E167]" office:value-type="float" office:value="0.00002065" calcext:value-type="float">
            <text:p>0.00002065</text:p>
          </table:table-cell>
          <table:table-cell table:style-name="ce4" office:value-type="float" office:value="0.00039773" calcext:value-type="float">
            <text:p>0.00039773</text:p>
          </table:table-cell>
          <table:table-cell table:formula="of:=[.B167]-[.G167]" office:value-type="float" office:value="-0.00051874" calcext:value-type="float">
            <text:p>-0.00051874</text:p>
          </table:table-cell>
          <table:table-cell office:value-type="float" office:value="0.00018488" calcext:value-type="float">
            <text:p>0.00018488</text:p>
          </table:table-cell>
          <table:table-cell table:formula="of:=[.B167]-[.I167]" office:value-type="float" office:value="-0.00030589" calcext:value-type="float">
            <text:p>-0.00030589</text:p>
          </table:table-cell>
          <table:table-cell table:style-name="ce4" office:value-type="float" office:value="-0.01022341" calcext:value-type="float">
            <text:p>-0.01022341</text:p>
          </table:table-cell>
          <table:table-cell table:formula="of:=[.B167]-[.K167]" office:value-type="float" office:value="0.0101024" calcext:value-type="float">
            <text:p>0.01010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9: zz component of inertia matrix of link LWrMot2</text:p>
          </table:table-cell>
          <table:table-cell office:value-type="float" office:value="0.00183037" calcext:value-type="float">
            <text:p>0.00183037</text:p>
          </table:table-cell>
          <table:table-cell table:style-name="ce4" office:value-type="float" office:value="0.00044639" calcext:value-type="float">
            <text:p>0.00044639</text:p>
          </table:table-cell>
          <table:table-cell table:formula="of:=[.B168]-[.C168]" office:value-type="float" office:value="0.00138398" calcext:value-type="float">
            <text:p>0.00138398</text:p>
          </table:table-cell>
          <table:table-cell table:style-name="ce4" office:value-type="float" office:value="0.0004617" calcext:value-type="float">
            <text:p>0.0004617</text:p>
          </table:table-cell>
          <table:table-cell table:formula="of:=[.B168]-[.E168]" office:value-type="float" office:value="0.00136867" calcext:value-type="float">
            <text:p>0.00136867</text:p>
          </table:table-cell>
          <table:table-cell table:style-name="ce4" office:value-type="float" office:value="0.0003497" calcext:value-type="float">
            <text:p>0.0003497</text:p>
          </table:table-cell>
          <table:table-cell table:formula="of:=[.B168]-[.G168]" office:value-type="float" office:value="0.00148067" calcext:value-type="float">
            <text:p>0.00148067</text:p>
          </table:table-cell>
          <table:table-cell office:value-type="float" office:value="-0.00128512" calcext:value-type="float">
            <text:p>-0.00128512</text:p>
          </table:table-cell>
          <table:table-cell table:formula="of:=[.B168]-[.I168]" office:value-type="float" office:value="0.00311549" calcext:value-type="float">
            <text:p>0.00311549</text:p>
          </table:table-cell>
          <table:table-cell table:style-name="ce4" office:value-type="float" office:value="0.00171783" calcext:value-type="float">
            <text:p>0.00171783</text:p>
          </table:table-cell>
          <table:table-cell table:formula="of:=[.B168]-[.K168]" office:value-type="float" office:value="0.00011254" calcext:value-type="float">
            <text:p>0.000112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0: mass of link LWrMot3 <text:s text:c="13"/></text:p>
          </table:table-cell>
          <table:table-cell office:value-type="float" office:value="0.428014" calcext:value-type="float">
            <text:p>0.428014</text:p>
          </table:table-cell>
          <table:table-cell table:style-name="ce4" office:value-type="float" office:value="0.52726155" calcext:value-type="float">
            <text:p>0.52726155</text:p>
          </table:table-cell>
          <table:table-cell table:formula="of:=[.B169]-[.C169]" office:value-type="float" office:value="-0.09924755" calcext:value-type="float">
            <text:p>-0.09924755</text:p>
          </table:table-cell>
          <table:table-cell table:style-name="ce4" office:value-type="float" office:value="0.52727292" calcext:value-type="float">
            <text:p>0.52727292</text:p>
          </table:table-cell>
          <table:table-cell table:formula="of:=[.B169]-[.E169]" office:value-type="float" office:value="-0.09925892" calcext:value-type="float">
            <text:p>-0.09925892</text:p>
          </table:table-cell>
          <table:table-cell table:style-name="ce4" office:value-type="float" office:value="0.34743673" calcext:value-type="float">
            <text:p>0.34743673</text:p>
          </table:table-cell>
          <table:table-cell table:formula="of:=[.B169]-[.G169]" office:value-type="float" office:value="0.08057727" calcext:value-type="float">
            <text:p>0.08057727</text:p>
          </table:table-cell>
          <table:table-cell office:value-type="float" office:value="0.35978477" calcext:value-type="float">
            <text:p>0.35978477</text:p>
          </table:table-cell>
          <table:table-cell table:formula="of:=[.B169]-[.I169]" office:value-type="float" office:value="0.06822923" calcext:value-type="float">
            <text:p>0.06822923</text:p>
          </table:table-cell>
          <table:table-cell table:style-name="ce4" office:value-type="float" office:value="0.428014" calcext:value-type="float">
            <text:p>0.428014</text:p>
          </table:table-cell>
          <table:table-cell table:formula="of:=[.B169]-[.K16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1: x component of center of mass of link LWrMot3</text:p>
          </table:table-cell>
          <table:table-cell office:value-type="float" office:value="0.00703809" calcext:value-type="float">
            <text:p>0.00703809</text:p>
          </table:table-cell>
          <table:table-cell table:style-name="ce4" office:value-type="float" office:value="0.00933312" calcext:value-type="float">
            <text:p>0.00933312</text:p>
          </table:table-cell>
          <table:table-cell table:formula="of:=[.B170]-[.C170]" office:value-type="float" office:value="-0.00229503" calcext:value-type="float">
            <text:p>-0.00229503</text:p>
          </table:table-cell>
          <table:table-cell table:style-name="ce4" office:value-type="float" office:value="0.00928668" calcext:value-type="float">
            <text:p>0.00928668</text:p>
          </table:table-cell>
          <table:table-cell table:formula="of:=[.B170]-[.E170]" office:value-type="float" office:value="-0.00224859" calcext:value-type="float">
            <text:p>-0.00224859</text:p>
          </table:table-cell>
          <table:table-cell table:style-name="ce4" office:value-type="float" office:value="0.00773489" calcext:value-type="float">
            <text:p>0.00773489</text:p>
          </table:table-cell>
          <table:table-cell table:formula="of:=[.B170]-[.G170]" office:value-type="float" office:value="-0.0006968" calcext:value-type="float">
            <text:p>-0.0006968</text:p>
          </table:table-cell>
          <table:table-cell office:value-type="float" office:value="0.00421958" calcext:value-type="float">
            <text:p>0.00421958</text:p>
          </table:table-cell>
          <table:table-cell table:formula="of:=[.B170]-[.I170]" office:value-type="float" office:value="0.00281851" calcext:value-type="float">
            <text:p>0.00281851</text:p>
          </table:table-cell>
          <table:table-cell table:style-name="ce4" office:value-type="float" office:value="0.00703809" calcext:value-type="float">
            <text:p>0.00703809</text:p>
          </table:table-cell>
          <table:table-cell table:formula="of:=[.B170]-[.K17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2: y component of center of mass of link LWrMot3</text:p>
          </table:table-cell>
          <table:table-cell office:value-type="float" office:value="-0.00001081" calcext:value-type="float">
            <text:p>-0.00001081</text:p>
          </table:table-cell>
          <table:table-cell table:style-name="ce4" office:value-type="float" office:value="0.00030393" calcext:value-type="float">
            <text:p>0.00030393</text:p>
          </table:table-cell>
          <table:table-cell table:formula="of:=[.B171]-[.C171]" office:value-type="float" office:value="-0.00031474" calcext:value-type="float">
            <text:p>-0.00031474</text:p>
          </table:table-cell>
          <table:table-cell table:style-name="ce4" office:value-type="float" office:value="0.00030392" calcext:value-type="float">
            <text:p>0.00030392</text:p>
          </table:table-cell>
          <table:table-cell table:formula="of:=[.B171]-[.E171]" office:value-type="float" office:value="-0.00031473" calcext:value-type="float">
            <text:p>-0.00031473</text:p>
          </table:table-cell>
          <table:table-cell table:style-name="ce4" office:value-type="float" office:value="0.00045485" calcext:value-type="float">
            <text:p>0.00045485</text:p>
          </table:table-cell>
          <table:table-cell table:formula="of:=[.B171]-[.G171]" office:value-type="float" office:value="-0.00046566" calcext:value-type="float">
            <text:p>-0.00046566</text:p>
          </table:table-cell>
          <table:table-cell office:value-type="float" office:value="0.00141762" calcext:value-type="float">
            <text:p>0.00141762</text:p>
          </table:table-cell>
          <table:table-cell table:formula="of:=[.B171]-[.I171]" office:value-type="float" office:value="-0.00142843" calcext:value-type="float">
            <text:p>-0.00142843</text:p>
          </table:table-cell>
          <table:table-cell table:style-name="ce4" office:value-type="float" office:value="0.01180665" calcext:value-type="float">
            <text:p>0.01180665</text:p>
          </table:table-cell>
          <table:table-cell table:formula="of:=[.B171]-[.K171]" office:value-type="float" office:value="-0.01181746" calcext:value-type="float">
            <text:p>-0.011817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3: z component of center of mass of link LWrMot3</text:p>
          </table:table-cell>
          <table:table-cell office:value-type="float" office:value="-0.03966926" calcext:value-type="float">
            <text:p>-0.03966926</text:p>
          </table:table-cell>
          <table:table-cell table:style-name="ce4" office:value-type="float" office:value="-0.01608057" calcext:value-type="float">
            <text:p>-0.01608057</text:p>
          </table:table-cell>
          <table:table-cell table:formula="of:=[.B172]-[.C172]" office:value-type="float" office:value="-0.02358869" calcext:value-type="float">
            <text:p>-0.02358869</text:p>
          </table:table-cell>
          <table:table-cell table:style-name="ce4" office:value-type="float" office:value="-0.01608022" calcext:value-type="float">
            <text:p>-0.01608022</text:p>
          </table:table-cell>
          <table:table-cell table:formula="of:=[.B172]-[.E172]" office:value-type="float" office:value="-0.02358904" calcext:value-type="float">
            <text:p>-0.02358904</text:p>
          </table:table-cell>
          <table:table-cell table:style-name="ce4" office:value-type="float" office:value="0.24474059" calcext:value-type="float">
            <text:p>0.24474059</text:p>
          </table:table-cell>
          <table:table-cell table:formula="of:=[.B172]-[.G172]" office:value-type="float" office:value="-0.28440985" calcext:value-type="float">
            <text:p>-0.28440985</text:p>
          </table:table-cell>
          <table:table-cell office:value-type="float" office:value="0.23796113" calcext:value-type="float">
            <text:p>0.23796113</text:p>
          </table:table-cell>
          <table:table-cell table:formula="of:=[.B172]-[.I172]" office:value-type="float" office:value="-0.27763039" calcext:value-type="float">
            <text:p>-0.27763039</text:p>
          </table:table-cell>
          <table:table-cell table:style-name="ce4" office:value-type="float" office:value="0.43834948" calcext:value-type="float">
            <text:p>0.43834948</text:p>
          </table:table-cell>
          <table:table-cell table:formula="of:=[.B172]-[.K172]" office:value-type="float" office:value="-0.47801874" calcext:value-type="float">
            <text:p>-0.4780187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4: xx component of inertia matrix of link LWrMot3</text:p>
          </table:table-cell>
          <table:table-cell office:value-type="float" office:value="0.0002862" calcext:value-type="float">
            <text:p>0.0002862</text:p>
          </table:table-cell>
          <table:table-cell table:style-name="ce4" office:value-type="float" office:value="-0.00031153" calcext:value-type="float">
            <text:p>-0.00031153</text:p>
          </table:table-cell>
          <table:table-cell table:formula="of:=[.B173]-[.C173]" office:value-type="float" office:value="0.00059773" calcext:value-type="float">
            <text:p>0.00059773</text:p>
          </table:table-cell>
          <table:table-cell table:style-name="ce4" office:value-type="float" office:value="-0.00031153" calcext:value-type="float">
            <text:p>-0.00031153</text:p>
          </table:table-cell>
          <table:table-cell table:formula="of:=[.B173]-[.E173]" office:value-type="float" office:value="0.00059773" calcext:value-type="float">
            <text:p>0.00059773</text:p>
          </table:table-cell>
          <table:table-cell table:style-name="ce4" office:value-type="float" office:value="-0.03900622" calcext:value-type="float">
            <text:p>-0.03900622</text:p>
          </table:table-cell>
          <table:table-cell table:formula="of:=[.B173]-[.G173]" office:value-type="float" office:value="0.03929242" calcext:value-type="float">
            <text:p>0.03929242</text:p>
          </table:table-cell>
          <table:table-cell office:value-type="float" office:value="-0.03722311" calcext:value-type="float">
            <text:p>-0.03722311</text:p>
          </table:table-cell>
          <table:table-cell table:formula="of:=[.B173]-[.I173]" office:value-type="float" office:value="0.03750931" calcext:value-type="float">
            <text:p>0.03750931</text:p>
          </table:table-cell>
          <table:table-cell table:style-name="ce4" office:value-type="float" office:value="-0.12173962" calcext:value-type="float">
            <text:p>-0.12173962</text:p>
          </table:table-cell>
          <table:table-cell table:formula="of:=[.B173]-[.K173]" office:value-type="float" office:value="0.12202582" calcext:value-type="float">
            <text:p>0.122025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5: xy component of inertia matrix of link LWrMot3</text:p>
          </table:table-cell>
          <table:table-cell office:value-type="float" office:value="0.00000005" calcext:value-type="float">
            <text:p>0.00000005</text:p>
          </table:table-cell>
          <table:table-cell table:style-name="ce4" office:value-type="float" office:value="-0.00014926" calcext:value-type="float">
            <text:p>-0.00014926</text:p>
          </table:table-cell>
          <table:table-cell table:formula="of:=[.B174]-[.C174]" office:value-type="float" office:value="0.00014931" calcext:value-type="float">
            <text:p>0.00014931</text:p>
          </table:table-cell>
          <table:table-cell table:style-name="ce4" office:value-type="float" office:value="-0.00014927" calcext:value-type="float">
            <text:p>-0.00014927</text:p>
          </table:table-cell>
          <table:table-cell table:formula="of:=[.B174]-[.E174]" office:value-type="float" office:value="0.00014932" calcext:value-type="float">
            <text:p>0.00014932</text:p>
          </table:table-cell>
          <table:table-cell table:style-name="ce4" office:value-type="float" office:value="-0.00014962" calcext:value-type="float">
            <text:p>-0.00014962</text:p>
          </table:table-cell>
          <table:table-cell table:formula="of:=[.B174]-[.G174]" office:value-type="float" office:value="0.00014967" calcext:value-type="float">
            <text:p>0.00014967</text:p>
          </table:table-cell>
          <table:table-cell office:value-type="float" office:value="-0.00044468" calcext:value-type="float">
            <text:p>-0.00044468</text:p>
          </table:table-cell>
          <table:table-cell table:formula="of:=[.B174]-[.I174]" office:value-type="float" office:value="0.00044473" calcext:value-type="float">
            <text:p>0.00044473</text:p>
          </table:table-cell>
          <table:table-cell table:style-name="ce4" office:value-type="float" office:value="-0.00054708" calcext:value-type="float">
            <text:p>-0.00054708</text:p>
          </table:table-cell>
          <table:table-cell table:formula="of:=[.B174]-[.K174]" office:value-type="float" office:value="0.00054713" calcext:value-type="float">
            <text:p>0.000547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6: xz component of inertia matrix of link LWrMot3</text:p>
          </table:table-cell>
          <table:table-cell office:value-type="float" office:value="-0.00003917" calcext:value-type="float">
            <text:p>-0.00003917</text:p>
          </table:table-cell>
          <table:table-cell table:style-name="ce4" office:value-type="float" office:value="0.00044167" calcext:value-type="float">
            <text:p>0.00044167</text:p>
          </table:table-cell>
          <table:table-cell table:formula="of:=[.B175]-[.C175]" office:value-type="float" office:value="-0.00048084" calcext:value-type="float">
            <text:p>-0.00048084</text:p>
          </table:table-cell>
          <table:table-cell table:style-name="ce4" office:value-type="float" office:value="0.00044206" calcext:value-type="float">
            <text:p>0.00044206</text:p>
          </table:table-cell>
          <table:table-cell table:formula="of:=[.B175]-[.E175]" office:value-type="float" office:value="-0.00048123" calcext:value-type="float">
            <text:p>-0.00048123</text:p>
          </table:table-cell>
          <table:table-cell table:style-name="ce4" office:value-type="float" office:value="0.00121881" calcext:value-type="float">
            <text:p>0.00121881</text:p>
          </table:table-cell>
          <table:table-cell table:formula="of:=[.B175]-[.G175]" office:value-type="float" office:value="-0.00125798" calcext:value-type="float">
            <text:p>-0.00125798</text:p>
          </table:table-cell>
          <table:table-cell office:value-type="float" office:value="0.00008053" calcext:value-type="float">
            <text:p>0.00008053</text:p>
          </table:table-cell>
          <table:table-cell table:formula="of:=[.B175]-[.I175]" office:value-type="float" office:value="-0.0001197" calcext:value-type="float">
            <text:p>-0.0001197</text:p>
          </table:table-cell>
          <table:table-cell table:style-name="ce4" office:value-type="float" office:value="0.001634" calcext:value-type="float">
            <text:p>0.001634</text:p>
          </table:table-cell>
          <table:table-cell table:formula="of:=[.B175]-[.K175]" office:value-type="float" office:value="-0.00167317" calcext:value-type="float">
            <text:p>-0.001673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7: yy component of inertia matrix of link LWrMot3</text:p>
          </table:table-cell>
          <table:table-cell office:value-type="float" office:value="0.00071262" calcext:value-type="float">
            <text:p>0.00071262</text:p>
          </table:table-cell>
          <table:table-cell table:style-name="ce4" office:value-type="float" office:value="0.00267676" calcext:value-type="float">
            <text:p>0.00267676</text:p>
          </table:table-cell>
          <table:table-cell table:formula="of:=[.B176]-[.C176]" office:value-type="float" office:value="-0.00196414" calcext:value-type="float">
            <text:p>-0.00196414</text:p>
          </table:table-cell>
          <table:table-cell table:style-name="ce4" office:value-type="float" office:value="0.00266739" calcext:value-type="float">
            <text:p>0.00266739</text:p>
          </table:table-cell>
          <table:table-cell table:formula="of:=[.B176]-[.E176]" office:value-type="float" office:value="-0.00195477" calcext:value-type="float">
            <text:p>-0.00195477</text:p>
          </table:table-cell>
          <table:table-cell table:style-name="ce4" office:value-type="float" office:value="-0.03500428" calcext:value-type="float">
            <text:p>-0.03500428</text:p>
          </table:table-cell>
          <table:table-cell table:formula="of:=[.B176]-[.G176]" office:value-type="float" office:value="0.0357169" calcext:value-type="float">
            <text:p>0.0357169</text:p>
          </table:table-cell>
          <table:table-cell office:value-type="float" office:value="-0.03495118" calcext:value-type="float">
            <text:p>-0.03495118</text:p>
          </table:table-cell>
          <table:table-cell table:formula="of:=[.B176]-[.I176]" office:value-type="float" office:value="0.0356638" calcext:value-type="float">
            <text:p>0.0356638</text:p>
          </table:table-cell>
          <table:table-cell table:style-name="ce4" office:value-type="float" office:value="-0.08085684" calcext:value-type="float">
            <text:p>-0.08085684</text:p>
          </table:table-cell>
          <table:table-cell table:formula="of:=[.B176]-[.K176]" office:value-type="float" office:value="0.08156946" calcext:value-type="float">
            <text:p>0.081569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8: yz component of inertia matrix of link LWrMot3</text:p>
          </table:table-cell>
          <table:table-cell office:value-type="float" office:value="-0.0000001" calcext:value-type="float">
            <text:p>-0.0000001</text:p>
          </table:table-cell>
          <table:table-cell table:style-name="ce4" office:value-type="float" office:value="0.00024831" calcext:value-type="float">
            <text:p>0.00024831</text:p>
          </table:table-cell>
          <table:table-cell table:formula="of:=[.B177]-[.C177]" office:value-type="float" office:value="-0.00024841" calcext:value-type="float">
            <text:p>-0.00024841</text:p>
          </table:table-cell>
          <table:table-cell table:style-name="ce4" office:value-type="float" office:value="0.00024831" calcext:value-type="float">
            <text:p>0.00024831</text:p>
          </table:table-cell>
          <table:table-cell table:formula="of:=[.B177]-[.E177]" office:value-type="float" office:value="-0.00024841" calcext:value-type="float">
            <text:p>-0.00024841</text:p>
          </table:table-cell>
          <table:table-cell table:style-name="ce4" office:value-type="float" office:value="0.00028958" calcext:value-type="float">
            <text:p>0.00028958</text:p>
          </table:table-cell>
          <table:table-cell table:formula="of:=[.B177]-[.G177]" office:value-type="float" office:value="-0.00028968" calcext:value-type="float">
            <text:p>-0.00028968</text:p>
          </table:table-cell>
          <table:table-cell office:value-type="float" office:value="-0.00019871" calcext:value-type="float">
            <text:p>-0.00019871</text:p>
          </table:table-cell>
          <table:table-cell table:formula="of:=[.B177]-[.I177]" office:value-type="float" office:value="0.00019861" calcext:value-type="float">
            <text:p>0.00019861</text:p>
          </table:table-cell>
          <table:table-cell table:style-name="ce4" office:value-type="float" office:value="0.00537613" calcext:value-type="float">
            <text:p>0.00537613</text:p>
          </table:table-cell>
          <table:table-cell table:formula="of:=[.B177]-[.K177]" office:value-type="float" office:value="-0.00537623" calcext:value-type="float">
            <text:p>-0.0053762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9: zz component of inertia matrix of link LWrMot3</text:p>
          </table:table-cell>
          <table:table-cell office:value-type="float" office:value="0.00061444" calcext:value-type="float">
            <text:p>0.00061444</text:p>
          </table:table-cell>
          <table:table-cell table:style-name="ce4" office:value-type="float" office:value="0.00156498" calcext:value-type="float">
            <text:p>0.00156498</text:p>
          </table:table-cell>
          <table:table-cell table:formula="of:=[.B178]-[.C178]" office:value-type="float" office:value="-0.00095054" calcext:value-type="float">
            <text:p>-0.00095054</text:p>
          </table:table-cell>
          <table:table-cell table:style-name="ce4" office:value-type="float" office:value="0.0015556" calcext:value-type="float">
            <text:p>0.0015556</text:p>
          </table:table-cell>
          <table:table-cell table:formula="of:=[.B178]-[.E178]" office:value-type="float" office:value="-0.00094116" calcext:value-type="float">
            <text:p>-0.00094116</text:p>
          </table:table-cell>
          <table:table-cell table:style-name="ce4" office:value-type="float" office:value="0.00231208" calcext:value-type="float">
            <text:p>0.00231208</text:p>
          </table:table-cell>
          <table:table-cell table:formula="of:=[.B178]-[.G178]" office:value-type="float" office:value="-0.00169764" calcext:value-type="float">
            <text:p>-0.00169764</text:p>
          </table:table-cell>
          <table:table-cell office:value-type="float" office:value="0.00246445" calcext:value-type="float">
            <text:p>0.00246445</text:p>
          </table:table-cell>
          <table:table-cell table:formula="of:=[.B178]-[.I178]" office:value-type="float" office:value="-0.00185001" calcext:value-type="float">
            <text:p>-0.00185001</text:p>
          </table:table-cell>
          <table:table-cell table:style-name="ce4" office:value-type="float" office:value="0.02506697" calcext:value-type="float">
            <text:p>0.02506697</text:p>
          </table:table-cell>
          <table:table-cell table:formula="of:=[.B178]-[.K178]" office:value-type="float" office:value="-0.02445253" calcext:value-type="float">
            <text:p>-0.024452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0: mass of link LSoftHandLink <text:s text:c="7"/></text:p>
          </table:table-cell>
          <table:table-cell office:value-type="float" office:value="1.2" calcext:value-type="float">
            <text:p>1.2</text:p>
          </table:table-cell>
          <table:table-cell table:style-name="ce4" office:value-type="float" office:value="0.52726155" calcext:value-type="float">
            <text:p>0.52726155</text:p>
          </table:table-cell>
          <table:table-cell table:formula="of:=[.B179]-[.C179]" office:value-type="float" office:value="0.67273845" calcext:value-type="float">
            <text:p>0.67273845</text:p>
          </table:table-cell>
          <table:table-cell table:style-name="ce4" office:value-type="float" office:value="0.52727292" calcext:value-type="float">
            <text:p>0.52727292</text:p>
          </table:table-cell>
          <table:table-cell table:formula="of:=[.B179]-[.E179]" office:value-type="float" office:value="0.67272708" calcext:value-type="float">
            <text:p>0.67272708</text:p>
          </table:table-cell>
          <table:table-cell table:style-name="ce4" office:value-type="float" office:value="1.11942273" calcext:value-type="float">
            <text:p>1.11942273</text:p>
          </table:table-cell>
          <table:table-cell table:formula="of:=[.B179]-[.G179]" office:value-type="float" office:value="0.08057727" calcext:value-type="float">
            <text:p>0.08057727</text:p>
          </table:table-cell>
          <table:table-cell office:value-type="float" office:value="1.13177077" calcext:value-type="float">
            <text:p>1.13177077</text:p>
          </table:table-cell>
          <table:table-cell table:formula="of:=[.B179]-[.I179]" office:value-type="float" office:value="0.06822923" calcext:value-type="float">
            <text:p>0.06822923</text:p>
          </table:table-cell>
          <table:table-cell table:style-name="ce4" office:value-type="float" office:value="1.2" calcext:value-type="float">
            <text:p>1.2</text:p>
          </table:table-cell>
          <table:table-cell table:formula="of:=[.B179]-[.K17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1: x component of center of mass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933312" calcext:value-type="float">
            <text:p>0.00933312</text:p>
          </table:table-cell>
          <table:table-cell table:formula="of:=[.B180]-[.C180]" office:value-type="float" office:value="-0.00933312" calcext:value-type="float">
            <text:p>-0.00933312</text:p>
          </table:table-cell>
          <table:table-cell table:style-name="ce4" office:value-type="float" office:value="0.00928668" calcext:value-type="float">
            <text:p>0.00928668</text:p>
          </table:table-cell>
          <table:table-cell table:formula="of:=[.B180]-[.E180]" office:value-type="float" office:value="-0.00928668" calcext:value-type="float">
            <text:p>-0.00928668</text:p>
          </table:table-cell>
          <table:table-cell table:style-name="ce4" office:value-type="float" office:value="-0.00029034" calcext:value-type="float">
            <text:p>-0.00029034</text:p>
          </table:table-cell>
          <table:table-cell table:formula="of:=[.B180]-[.G180]" office:value-type="float" office:value="0.00029034" calcext:value-type="float">
            <text:p>0.00029034</text:p>
          </table:table-cell>
          <table:table-cell office:value-type="float" office:value="-0.00132028" calcext:value-type="float">
            <text:p>-0.00132028</text:p>
          </table:table-cell>
          <table:table-cell table:formula="of:=[.B180]-[.I180]" office:value-type="float" office:value="0.00132028" calcext:value-type="float">
            <text:p>0.00132028</text:p>
          </table:table-cell>
          <table:table-cell table:style-name="ce4" office:value-type="float" office:value="0" calcext:value-type="float">
            <text:p>0</text:p>
          </table:table-cell>
          <table:table-cell table:formula="of:=[.B180]-[.K18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2: y component of center of mass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30393" calcext:value-type="float">
            <text:p>0.00030393</text:p>
          </table:table-cell>
          <table:table-cell table:formula="of:=[.B181]-[.C181]" office:value-type="float" office:value="-0.00030393" calcext:value-type="float">
            <text:p>-0.00030393</text:p>
          </table:table-cell>
          <table:table-cell table:style-name="ce4" office:value-type="float" office:value="0.00030392" calcext:value-type="float">
            <text:p>0.00030392</text:p>
          </table:table-cell>
          <table:table-cell table:formula="of:=[.B181]-[.E181]" office:value-type="float" office:value="-0.00030392" calcext:value-type="float">
            <text:p>-0.00030392</text:p>
          </table:table-cell>
          <table:table-cell table:style-name="ce4" office:value-type="float" office:value="0.00014531" calcext:value-type="float">
            <text:p>0.00014531</text:p>
          </table:table-cell>
          <table:table-cell table:formula="of:=[.B181]-[.G181]" office:value-type="float" office:value="-0.00014531" calcext:value-type="float">
            <text:p>-0.00014531</text:p>
          </table:table-cell>
          <table:table-cell office:value-type="float" office:value="0.00045474" calcext:value-type="float">
            <text:p>0.00045474</text:p>
          </table:table-cell>
          <table:table-cell table:formula="of:=[.B181]-[.I181]" office:value-type="float" office:value="-0.00045474" calcext:value-type="float">
            <text:p>-0.00045474</text:p>
          </table:table-cell>
          <table:table-cell table:style-name="ce4" office:value-type="float" office:value="0" calcext:value-type="float">
            <text:p>0</text:p>
          </table:table-cell>
          <table:table-cell table:formula="of:=[.B181]-[.K18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3: z component of center of mass of link LSoftHandLink</text:p>
          </table:table-cell>
          <table:table-cell office:value-type="float" office:value="-0.17" calcext:value-type="float">
            <text:p>-0.17</text:p>
          </table:table-cell>
          <table:table-cell table:style-name="ce4" office:value-type="float" office:value="-0.01608057" calcext:value-type="float">
            <text:p>-0.01608057</text:p>
          </table:table-cell>
          <table:table-cell table:formula="of:=[.B182]-[.C182]" office:value-type="float" office:value="-0.15391943" calcext:value-type="float">
            <text:p>-0.15391943</text:p>
          </table:table-cell>
          <table:table-cell table:style-name="ce4" office:value-type="float" office:value="-0.01608022" calcext:value-type="float">
            <text:p>-0.01608022</text:p>
          </table:table-cell>
          <table:table-cell table:formula="of:=[.B182]-[.E182]" office:value-type="float" office:value="-0.15391978" calcext:value-type="float">
            <text:p>-0.15391978</text:p>
          </table:table-cell>
          <table:table-cell table:style-name="ce4" office:value-type="float" office:value="-0.09110868" calcext:value-type="float">
            <text:p>-0.09110868</text:p>
          </table:table-cell>
          <table:table-cell table:formula="of:=[.B182]-[.G182]" office:value-type="float" office:value="-0.07889132" calcext:value-type="float">
            <text:p>-0.07889132</text:p>
          </table:table-cell>
          <table:table-cell office:value-type="float" office:value="-0.0895996" calcext:value-type="float">
            <text:p>-0.0895996</text:p>
          </table:table-cell>
          <table:table-cell table:formula="of:=[.B182]-[.I182]" office:value-type="float" office:value="-0.0804004" calcext:value-type="float">
            <text:p>-0.0804004</text:p>
          </table:table-cell>
          <table:table-cell table:style-name="ce4" office:value-type="float" office:value="-0.17" calcext:value-type="float">
            <text:p>-0.17</text:p>
          </table:table-cell>
          <table:table-cell table:formula="of:=[.B182]-[.K18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4: xx component of inertia matrix of link LSoftHandLink</text:p>
          </table:table-cell>
          <table:table-cell office:value-type="float" office:value="0.00232" calcext:value-type="float">
            <text:p>0.00232</text:p>
          </table:table-cell>
          <table:table-cell table:style-name="ce4" office:value-type="float" office:value="-0.00031153" calcext:value-type="float">
            <text:p>-0.00031153</text:p>
          </table:table-cell>
          <table:table-cell table:formula="of:=[.B183]-[.C183]" office:value-type="float" office:value="0.00263153" calcext:value-type="float">
            <text:p>0.00263153</text:p>
          </table:table-cell>
          <table:table-cell table:style-name="ce4" office:value-type="float" office:value="-0.00031153" calcext:value-type="float">
            <text:p>-0.00031153</text:p>
          </table:table-cell>
          <table:table-cell table:formula="of:=[.B183]-[.E183]" office:value-type="float" office:value="0.00263153" calcext:value-type="float">
            <text:p>0.00263153</text:p>
          </table:table-cell>
          <table:table-cell table:style-name="ce4" office:value-type="float" office:value="0.00855274" calcext:value-type="float">
            <text:p>0.00855274</text:p>
          </table:table-cell>
          <table:table-cell table:formula="of:=[.B183]-[.G183]" office:value-type="float" office:value="-0.00623274" calcext:value-type="float">
            <text:p>-0.00623274</text:p>
          </table:table-cell>
          <table:table-cell office:value-type="float" office:value="0.01010467" calcext:value-type="float">
            <text:p>0.01010467</text:p>
          </table:table-cell>
          <table:table-cell table:formula="of:=[.B183]-[.I183]" office:value-type="float" office:value="-0.00778467" calcext:value-type="float">
            <text:p>-0.00778467</text:p>
          </table:table-cell>
          <table:table-cell table:style-name="ce4" office:value-type="float" office:value="0.00232" calcext:value-type="float">
            <text:p>0.00232</text:p>
          </table:table-cell>
          <table:table-cell table:formula="of:=[.B183]-[.K18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5: xy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14926" calcext:value-type="float">
            <text:p>-0.00014926</text:p>
          </table:table-cell>
          <table:table-cell table:formula="of:=[.B184]-[.C184]" office:value-type="float" office:value="0.00014926" calcext:value-type="float">
            <text:p>0.00014926</text:p>
          </table:table-cell>
          <table:table-cell table:style-name="ce4" office:value-type="float" office:value="-0.00014927" calcext:value-type="float">
            <text:p>-0.00014927</text:p>
          </table:table-cell>
          <table:table-cell table:formula="of:=[.B184]-[.E184]" office:value-type="float" office:value="0.00014927" calcext:value-type="float">
            <text:p>0.00014927</text:p>
          </table:table-cell>
          <table:table-cell table:style-name="ce4" office:value-type="float" office:value="-0.00015098" calcext:value-type="float">
            <text:p>-0.00015098</text:p>
          </table:table-cell>
          <table:table-cell table:formula="of:=[.B184]-[.G184]" office:value-type="float" office:value="0.00015098" calcext:value-type="float">
            <text:p>0.00015098</text:p>
          </table:table-cell>
          <table:table-cell office:value-type="float" office:value="-0.00044759" calcext:value-type="float">
            <text:p>-0.00044759</text:p>
          </table:table-cell>
          <table:table-cell table:formula="of:=[.B184]-[.I184]" office:value-type="float" office:value="0.00044759" calcext:value-type="float">
            <text:p>0.00044759</text:p>
          </table:table-cell>
          <table:table-cell table:style-name="ce4" office:value-type="float" office:value="0" calcext:value-type="float">
            <text:p>0</text:p>
          </table:table-cell>
          <table:table-cell table:formula="of:=[.B184]-[.K18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6: xz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44167" calcext:value-type="float">
            <text:p>0.00044167</text:p>
          </table:table-cell>
          <table:table-cell table:formula="of:=[.B185]-[.C185]" office:value-type="float" office:value="-0.00044167" calcext:value-type="float">
            <text:p>-0.00044167</text:p>
          </table:table-cell>
          <table:table-cell table:style-name="ce4" office:value-type="float" office:value="0.00044206" calcext:value-type="float">
            <text:p>0.00044206</text:p>
          </table:table-cell>
          <table:table-cell table:formula="of:=[.B185]-[.E185]" office:value-type="float" office:value="-0.00044206" calcext:value-type="float">
            <text:p>-0.00044206</text:p>
          </table:table-cell>
          <table:table-cell table:style-name="ce4" office:value-type="float" office:value="0.00051038" calcext:value-type="float">
            <text:p>0.00051038</text:p>
          </table:table-cell>
          <table:table-cell table:formula="of:=[.B185]-[.G185]" office:value-type="float" office:value="-0.00051038" calcext:value-type="float">
            <text:p>-0.00051038</text:p>
          </table:table-cell>
          <table:table-cell office:value-type="float" office:value="-0.00022717" calcext:value-type="float">
            <text:p>-0.00022717</text:p>
          </table:table-cell>
          <table:table-cell table:formula="of:=[.B185]-[.I185]" office:value-type="float" office:value="0.00022717" calcext:value-type="float">
            <text:p>0.00022717</text:p>
          </table:table-cell>
          <table:table-cell table:style-name="ce4" office:value-type="float" office:value="0" calcext:value-type="float">
            <text:p>0</text:p>
          </table:table-cell>
          <table:table-cell table:formula="of:=[.B185]-[.K18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7: yy component of inertia matrix of link LSoftHandLink</text:p>
          </table:table-cell>
          <table:table-cell office:value-type="float" office:value="0.00296" calcext:value-type="float">
            <text:p>0.00296</text:p>
          </table:table-cell>
          <table:table-cell table:style-name="ce4" office:value-type="float" office:value="0.00267676" calcext:value-type="float">
            <text:p>0.00267676</text:p>
          </table:table-cell>
          <table:table-cell table:formula="of:=[.B186]-[.C186]" office:value-type="float" office:value="0.00028324" calcext:value-type="float">
            <text:p>0.00028324</text:p>
          </table:table-cell>
          <table:table-cell table:style-name="ce4" office:value-type="float" office:value="0.00266739" calcext:value-type="float">
            <text:p>0.00266739</text:p>
          </table:table-cell>
          <table:table-cell table:formula="of:=[.B186]-[.E186]" office:value-type="float" office:value="0.00029261" calcext:value-type="float">
            <text:p>0.00029261</text:p>
          </table:table-cell>
          <table:table-cell table:style-name="ce4" office:value-type="float" office:value="0.0127677" calcext:value-type="float">
            <text:p>0.0127677</text:p>
          </table:table-cell>
          <table:table-cell table:formula="of:=[.B186]-[.G186]" office:value-type="float" office:value="-0.0098077" calcext:value-type="float">
            <text:p>-0.0098077</text:p>
          </table:table-cell>
          <table:table-cell office:value-type="float" office:value="0.01257292" calcext:value-type="float">
            <text:p>0.01257292</text:p>
          </table:table-cell>
          <table:table-cell table:formula="of:=[.B186]-[.I186]" office:value-type="float" office:value="-0.00961292" calcext:value-type="float">
            <text:p>-0.00961292</text:p>
          </table:table-cell>
          <table:table-cell table:style-name="ce4" office:value-type="float" office:value="0.00296" calcext:value-type="float">
            <text:p>0.00296</text:p>
          </table:table-cell>
          <table:table-cell table:formula="of:=[.B186]-[.K18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8: yz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24831" calcext:value-type="float">
            <text:p>0.00024831</text:p>
          </table:table-cell>
          <table:table-cell table:formula="of:=[.B187]-[.C187]" office:value-type="float" office:value="-0.00024831" calcext:value-type="float">
            <text:p>-0.00024831</text:p>
          </table:table-cell>
          <table:table-cell table:style-name="ce4" office:value-type="float" office:value="0.00024831" calcext:value-type="float">
            <text:p>0.00024831</text:p>
          </table:table-cell>
          <table:table-cell table:formula="of:=[.B187]-[.E187]" office:value-type="float" office:value="-0.00024831" calcext:value-type="float">
            <text:p>-0.00024831</text:p>
          </table:table-cell>
          <table:table-cell table:style-name="ce4" office:value-type="float" office:value="0.00023637" calcext:value-type="float">
            <text:p>0.00023637</text:p>
          </table:table-cell>
          <table:table-cell table:formula="of:=[.B187]-[.G187]" office:value-type="float" office:value="-0.00023637" calcext:value-type="float">
            <text:p>-0.00023637</text:p>
          </table:table-cell>
          <table:table-cell office:value-type="float" office:value="-0.00036591" calcext:value-type="float">
            <text:p>-0.00036591</text:p>
          </table:table-cell>
          <table:table-cell table:formula="of:=[.B187]-[.I187]" office:value-type="float" office:value="0.00036591" calcext:value-type="float">
            <text:p>0.00036591</text:p>
          </table:table-cell>
          <table:table-cell table:style-name="ce4" office:value-type="float" office:value="0" calcext:value-type="float">
            <text:p>0</text:p>
          </table:table-cell>
          <table:table-cell table:formula="of:=[.B187]-[.K18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9: zz component of inertia matrix of link LSoftHandLink</text:p>
          </table:table-cell>
          <table:table-cell office:value-type="float" office:value="0.00136" calcext:value-type="float">
            <text:p>0.00136</text:p>
          </table:table-cell>
          <table:table-cell table:style-name="ce4" office:value-type="float" office:value="0.00156498" calcext:value-type="float">
            <text:p>0.00156498</text:p>
          </table:table-cell>
          <table:table-cell table:formula="of:=[.B188]-[.C188]" office:value-type="float" office:value="-0.00020498" calcext:value-type="float">
            <text:p>-0.00020498</text:p>
          </table:table-cell>
          <table:table-cell table:style-name="ce4" office:value-type="float" office:value="0.0015556" calcext:value-type="float">
            <text:p>0.0015556</text:p>
          </table:table-cell>
          <table:table-cell table:formula="of:=[.B188]-[.E188]" office:value-type="float" office:value="-0.0001956" calcext:value-type="float">
            <text:p>-0.0001956</text:p>
          </table:table-cell>
          <table:table-cell table:style-name="ce4" office:value-type="float" office:value="0.00305717" calcext:value-type="float">
            <text:p>0.00305717</text:p>
          </table:table-cell>
          <table:table-cell table:formula="of:=[.B188]-[.G188]" office:value-type="float" office:value="-0.00169717" calcext:value-type="float">
            <text:p>-0.00169717</text:p>
          </table:table-cell>
          <table:table-cell office:value-type="float" office:value="0.00319372" calcext:value-type="float">
            <text:p>0.00319372</text:p>
          </table:table-cell>
          <table:table-cell table:formula="of:=[.B188]-[.I188]" office:value-type="float" office:value="-0.00183372" calcext:value-type="float">
            <text:p>-0.00183372</text:p>
          </table:table-cell>
          <table:table-cell table:style-name="ce4" office:value-type="float" office:value="0.00136" calcext:value-type="float">
            <text:p>0.00136</text:p>
          </table:table-cell>
          <table:table-cell table:formula="of:=[.B188]-[.K188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L4:Sheet1.L17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6:10:26.995696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3-22T19:15:13.498699121</dc:date>
    <meta:editing-duration>P1DT2H58M6S</meta:editing-duration>
    <meta:editing-cycles>31</meta:editing-cycles>
    <meta:generator>LibreOffice/4.2.8.2$Linux_X86_64 LibreOffice_project/420m0$Build-2</meta:generator>
    <meta:document-statistic meta:table-count="1" meta:cell-count="2184" meta:object-count="0"/>
  </office:meta>
</office:document-meta>
</file>